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7.41cm"/>
    </style:style>
    <style:style style:name="co4" style:family="table-column">
      <style:table-column-properties fo:break-before="auto" style:column-width="0.661cm"/>
    </style:style>
    <style:style style:name="co5" style:family="table-column">
      <style:table-column-properties fo:break-before="auto" style:column-width="9.3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47" style:family="table-cell" style:parent-style-name="Default">
      <style:table-cell-properties fo:border-bottom="0.74pt solid #000000" fo:border-left="none" fo:border-right="none" fo:border-top="none"/>
    </style:style>
    <style:style style:name="ce48" style:family="table-cell" style:parent-style-name="Default">
      <style:table-cell-properties fo:background-color="#2a6099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="none"/>
    </style:style>
    <style:style style:name="ce99" style:family="table-cell" style:parent-style-name="Default">
      <style:table-cell-properties fo:border-bottom="0.74pt solid #000000" fo:background-color="#ffff00" fo:border-left="none" fo:border-right="none" fo:border-top="none"/>
      <style:text-properties fo:color="#c9211e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14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1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7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8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9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20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21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22" style:family="table-cell" style:parent-style-name="Pivot_20_Table_20_Value">
      <style:table-cell-properties fo:border-bottom="none" fo:border-left="0.99pt solid #000000" fo:border-right="none" fo:border-top="none"/>
    </style:style>
    <style:style style:name="ce23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24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25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26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7" style:family="table-cell" style:parent-style-name="Pivot_20_Table_20_Value">
      <style:table-cell-properties fo:border-bottom="none" fo:border-left="none" fo:border-right="none" fo:border-top="0.99pt solid #000000"/>
    </style:style>
    <style:style style:name="ce28" style:family="table-cell" style:parent-style-name="Pivot_20_Table_20_Value" style:data-style-name="N0"/>
    <style:style style:name="ce29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30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31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32" style:family="table-cell" style:parent-style-name="Pivot_20_Table_20_Value">
      <style:table-cell-properties fo:border-bottom="0.99pt solid #000000" fo:border-left="none" fo:border-right="none" fo:border-top="none"/>
    </style:style>
    <style:style style:name="ce33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34" style:family="table-cell" style:parent-style-name="Pivot_20_Table_20_Value">
      <style:table-cell-properties fo:border-bottom="none" fo:border-left="none" fo:border-right="0.99pt solid #000000" fo:border-top="none"/>
    </style:style>
    <style:style style:name="ce35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36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37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38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39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40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41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42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43" style:family="table-cell" style:parent-style-name="Pivot_20_Table_20_Corner">
      <style:table-cell-properties fo:border-bottom="none" fo:border-left="2.01pt solid #000000" fo:border-right="0.99pt solid #000000" fo:border-top="none"/>
    </style:style>
    <style:style style:name="ce44" style:family="table-cell" style:parent-style-name="Pivot_20_Table_20_Category" style:data-style-name="N0">
      <style:table-cell-properties fo:border-bottom="0.99pt solid #000000" fo:border-left="0.99pt solid #000000" fo:border-right="none" fo:border-top="0.99pt solid #000000"/>
    </style:style>
    <style:style style:name="ce45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46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49" style:family="table-cell" style:parent-style-name="Pivot_20_Table_20_Category" style:data-style-name="N0">
      <style:table-cell-properties fo:border-bottom="0.99pt solid #000000" fo:border-left="none" fo:border-right="0.99pt solid #000000" fo:border-top="0.99pt solid #000000"/>
    </style:style>
    <style:style style:name="ce51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52" style:family="table-cell" style:parent-style-name="Pivot_20_Table_20_Corner">
      <style:table-cell-properties fo:border-bottom="none" fo:border-left="none" fo:border-right="none" fo:border-top="2.01pt solid #000000"/>
    </style:style>
    <style:style style:name="ce95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96" style:family="table-cell" style:parent-style-name="Pivot_20_Table_20_Title" style:data-style-name="N0">
      <style:table-cell-properties fo:border-bottom="none" fo:border-left="0.99pt solid #000000" fo:border-right="0.99pt solid #000000" fo:border-top="0.99pt solid #000000"/>
    </style:style>
    <style:style style:name="ce97" style:family="table-cell" style:parent-style-name="Pivot_20_Table_20_Title" style:data-style-name="N0">
      <style:table-cell-properties fo:border-bottom="0.99pt solid #000000" fo:border-left="0.99pt solid #000000" fo:border-right="0.99pt solid #000000" fo:border-top="none"/>
    </style:style>
    <style:style style:name="ce98" style:family="table-cell" style:parent-style-name="Pivot_20_Table_20_Result" style:data-style-name="N0"/>
    <style:style style:name="ce100" style:family="table-cell" style:parent-style-name="Pivot_20_Table_20_Result" style:data-style-name="N0">
      <style:table-cell-properties fo:border-bottom="2.01pt solid #000000" fo:border-left="0.99pt solid #000000" fo:border-right="0.99pt solid #000000" fo:border-top="0.99pt solid #000000"/>
    </style:style>
    <style:style style:name="ce101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102" style:family="table-cell" style:parent-style-name="Pivot_20_Table_20_Title" style:data-style-name="N0">
      <style:table-cell-properties fo:border-bottom="none" fo:border-left="0.99pt solid #000000" fo:border-right="2.01pt solid #000000" fo:border-top="0.99pt solid #000000"/>
    </style:style>
    <style:style style:name="ce103" style:family="table-cell" style:parent-style-name="Pivot_20_Table_20_Title" style:data-style-name="N0">
      <style:table-cell-properties fo:border-bottom="0.99pt solid #000000" fo:border-left="0.99pt solid #000000" fo:border-right="2.01pt solid #000000" fo:border-top="none"/>
    </style:style>
    <style:style style:name="ce104" style:family="table-cell" style:parent-style-name="Default">
      <style:table-cell-properties fo:border-bottom="0.74pt solid #000000" fo:border-left="none" fo:border-right="none" fo:border-top="none"/>
    </style:style>
    <style:style style:name="ce105" style:family="table-cell" style:parent-style-name="Default">
      <style:table-cell-properties fo:background-color="#2a6099"/>
      <style:text-properties fo:font-weight="bold" style:font-weight-asian="bold" style:font-weight-complex="bold"/>
    </style:style>
    <style:style style:name="ce106" style:family="table-cell" style:parent-style-name="Default" style:data-style-name="N99"/>
    <style:style style:name="ce107" style:family="table-cell" style:parent-style-name="Default">
      <style:table-cell-properties fo:border="none"/>
    </style:style>
    <style:style style:name="ce108" style:family="table-cell" style:parent-style-name="Default">
      <style:table-cell-properties fo:border-bottom="0.74pt solid #000000" fo:background-color="#ffff00" fo:border-left="none" fo:border-right="none" fo:border-top="none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est No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uto Approve for new user without Message Queue.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est Membership Setup … seem to stay in “Requested”, expect players didn’t approve the message?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jected after the board is closed, check for “Requested”</text:p>
          </table:table-cell>
          <table:table-cell office:value-type="string" calcext:value-type="string">
            <text:p>Should be solved by 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ll remaining doesn’t decrement credits?</text:p>
          </table:table-cell>
          <table:table-cell office:value-type="string" calcext:value-type="string">
            <text:p>Fixed, need to test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uble request, reject returns the square to free?</text:p>
          </table:table-cell>
          <table:table-cell office:value-type="string" calcext:value-type="string">
            <text:p>Fixed, need to test.</text:p>
          </table:table-cell>
        </table:table-row>
        <table:table-row table:style-name="ro1">
          <table:table-cell/>
          <table:table-cell office:value-type="string" calcext:value-type="string">
            <text:p>Freeze Grid at Numbers vs Team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ear up messages_processing – remove unused code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x Ad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“Requested” square are included in corner square value … should not be!</text:p>
          </table:table-cell>
          <table:table-cell/>
        </table:table-row>
      </table:table>
      <table:table table:name="Data" table:style-name="ta1">
        <table:table-column table:style-name="co1" table:number-columns-repeated="11" table:default-cell-style-name="ce3"/>
        <table:table-column table:style-name="co5" table:default-cell-style-name="ce3"/>
        <table:table-row table:style-name="ro1">
          <table:table-cell table:style-name="ce10" office:value-type="string" calcext:value-type="string">
            <text:p>Document ID</text:p>
          </table:table-cell>
          <table:table-cell table:style-name="ce10" office:value-type="string" calcext:value-type="string">
            <text:p>cid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credit</text:p>
          </table:table-cell>
          <table:table-cell table:style-name="ce10" office:value-type="string" calcext:value-type="string">
            <text:p>debit</text:p>
          </table:table-cell>
          <table:table-cell table:style-name="ce10" office:value-type="string" calcext:value-type="string">
            <text:p>docId</text:p>
          </table:table-cell>
          <table:table-cell table:style-name="ce10" office:value-type="string" calcext:value-type="string">
            <text:p>gid</text:p>
          </table:table-cell>
          <table:table-cell table:style-name="ce10" office:value-type="string" calcext:value-type="string">
            <text:p>ownerPid</text:p>
          </table:table-cell>
          <table:table-cell table:style-name="ce10" office:value-type="string" calcext:value-type="string">
            <text:p>playerPid</text:p>
          </table:table-cell>
          <table:table-cell table:style-name="ce10" office:value-type="string" calcext:value-type="string">
            <text:p>sid</text:p>
          </table:table-cell>
          <table:table-cell table:style-name="ce10" office:value-type="string" calcext:value-type="string">
            <text:p>square</text:p>
          </table:table-cell>
          <table:table-cell table:style-name="ce10" office:value-type="string" calcext:value-type="string">
            <text:p>timestamp</text:p>
          </table:table-cell>
        </table:table-row>
        <table:table-row table:style-name="ro1" table:visibility="filter">
          <table:table-cell office:value-type="string" calcext:value-type="string">
            <text:p>A00000430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table:style-name="ce4"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ugust 30, 2024 at 3:47:50 PM UTC-7</text:p>
          </table:table-cell>
        </table:table-row>
        <table:table-row table:style-name="ro1" table:visibility="filter">
          <table:table-cell office:value-type="string" calcext:value-type="string">
            <text:p>A00000431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table:style-name="ce4"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ugust 30, 2024 at 3:47:59 PM UTC-7</text:p>
          </table:table-cell>
        </table:table-row>
        <table:table-row table:style-name="ro1" table:visibility="filter">
          <table:table-cell office:value-type="string" calcext:value-type="string">
            <text:p>A00000432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table:style-name="ce4"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ugust 30, 2024 at 3:48:05 PM UTC-7</text:p>
          </table:table-cell>
        </table:table-row>
        <table:table-row table:style-name="ro1" table:visibility="filter">
          <table:table-cell office:value-type="string" calcext:value-type="string">
            <text:p>A00000433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table:style-name="ce4"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ugust 30, 2024 at 3:48:15 PM UTC-7</text:p>
          </table:table-cell>
        </table:table-row>
        <table:table-row table:style-name="ro1" table:visibility="filter">
          <table:table-cell office:value-type="string" calcext:value-type="string">
            <text:p>A00000434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table:style-name="ce4"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ugust 30, 2024 at 3:48:19 PM UTC-7</text:p>
          </table:table-cell>
        </table:table-row>
        <table:table-row table:style-name="ro1" table:visibility="filter">
          <table:table-cell office:value-type="string" calcext:value-type="string">
            <text:p>A00000435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table:style-name="ce4"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gust 30, 2024 at 3:48:28 PM UTC-7</text:p>
          </table:table-cell>
        </table:table-row>
        <table:table-row table:style-name="ro1" table:visibility="filter">
          <table:table-cell office:value-type="string" calcext:value-type="string">
            <text:p>A00000436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table:style-name="ce4"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ugust 30, 2024 at 3:48:34 PM UTC-7</text:p>
          </table:table-cell>
        </table:table-row>
        <table:table-row table:style-name="ro1" table:visibility="filter">
          <table:table-cell office:value-type="string" calcext:value-type="string">
            <text:p>A00000437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table:style-name="ce4"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ugust 30, 2024 at 3:48:39 PM UTC-7</text:p>
          </table:table-cell>
        </table:table-row>
        <table:table-row table:style-name="ro1" table:visibility="filter">
          <table:table-cell office:value-type="string" calcext:value-type="string">
            <text:p>A00000438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table:style-name="ce4"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ugust 30, 2024 at 3:48:43 PM UTC-7</text:p>
          </table:table-cell>
        </table:table-row>
        <table:table-row table:style-name="ro1" table:visibility="filter">
          <table:table-cell office:value-type="string" calcext:value-type="string">
            <text:p>A00000439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table:style-name="ce4"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ugust 30, 2024 at 3:48:52 PM UTC-7</text:p>
          </table:table-cell>
        </table:table-row>
        <table:table-row table:style-name="ro1" table:visibility="filter">
          <table:table-cell office:value-type="string" calcext:value-type="string">
            <text:p>A00000440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table:style-name="ce4"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ugust 30, 2024 at 3:49:05 PM UTC-7</text:p>
          </table:table-cell>
        </table:table-row>
        <table:table-row table:style-name="ro1" table:visibility="filter">
          <table:table-cell office:value-type="string" calcext:value-type="string">
            <text:p>A00000441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1" calcext:value-type="float">
            <text:p>441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table:style-name="ce4"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ugust 30, 2024 at 3:49:09 PM UTC-7</text:p>
          </table:table-cell>
        </table:table-row>
        <table:table-row table:style-name="ro1" table:visibility="filter">
          <table:table-cell office:value-type="string" calcext:value-type="string">
            <text:p>A00000442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2" calcext:value-type="float">
            <text:p>442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table:style-name="ce4"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ugust 30, 2024 at 3:49:13 PM UTC-7</text:p>
          </table:table-cell>
        </table:table-row>
        <table:table-row table:style-name="ro1" table:visibility="filter">
          <table:table-cell office:value-type="string" calcext:value-type="string">
            <text:p>A00000443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3" calcext:value-type="float">
            <text:p>443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table:style-name="ce4"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ugust 30, 2024 at 3:49:18 PM UTC-7</text:p>
          </table:table-cell>
        </table:table-row>
        <table:table-row table:style-name="ro1" table:visibility="filter">
          <table:table-cell office:value-type="string" calcext:value-type="string">
            <text:p>A00000444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table:style-name="ce4"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ugust 30, 2024 at 3:49:22 PM UTC-7</text:p>
          </table:table-cell>
        </table:table-row>
        <table:table-row table:style-name="ro1" table:visibility="filter">
          <table:table-cell office:value-type="string" calcext:value-type="string">
            <text:p>A00000445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5" calcext:value-type="float">
            <text:p>445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table:style-name="ce4"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ugust 30, 2024 at 3:49:27 PM UTC-7</text:p>
          </table:table-cell>
        </table:table-row>
        <table:table-row table:style-name="ro1" table:visibility="filter">
          <table:table-cell office:value-type="string" calcext:value-type="string">
            <text:p>A00000446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table:style-name="ce4"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ugust 30, 2024 at 3:49:37 PM UTC-7</text:p>
          </table:table-cell>
        </table:table-row>
        <table:table-row table:style-name="ro1" table:visibility="filter">
          <table:table-cell office:value-type="string" calcext:value-type="string">
            <text:p>A00000447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7" calcext:value-type="float">
            <text:p>447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table:style-name="ce4"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ugust 30, 2024 at 3:49:41 PM UTC-7</text:p>
          </table:table-cell>
        </table:table-row>
        <table:table-row table:style-name="ro1" table:visibility="filter">
          <table:table-cell office:value-type="string" calcext:value-type="string">
            <text:p>A00000448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8" calcext:value-type="float">
            <text:p>448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table:style-name="ce4"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ugust 30, 2024 at 3:49:48 PM UTC-7</text:p>
          </table:table-cell>
        </table:table-row>
        <table:table-row table:style-name="ro1" table:visibility="filter">
          <table:table-cell office:value-type="string" calcext:value-type="string">
            <text:p>A00000449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table:style-name="ce4"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ugust 30, 2024 at 3:49:53 PM UTC-7</text:p>
          </table:table-cell>
        </table:table-row>
        <table:table-row table:style-name="ro1" table:visibility="filter">
          <table:table-cell office:value-type="string" calcext:value-type="string">
            <text:p>A00000450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table:style-name="ce4"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gust 30, 2024 at 3:50:03 PM UTC-7</text:p>
          </table:table-cell>
        </table:table-row>
        <table:table-row table:style-name="ro1" table:visibility="filter">
          <table:table-cell office:value-type="string" calcext:value-type="string">
            <text:p>A00000451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1" calcext:value-type="float">
            <text:p>451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table:style-name="ce4"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ugust 30, 2024 at 3:50:07 PM UTC-7</text:p>
          </table:table-cell>
        </table:table-row>
        <table:table-row table:style-name="ro1" table:visibility="filter">
          <table:table-cell office:value-type="string" calcext:value-type="string">
            <text:p>A00000452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2" calcext:value-type="float">
            <text:p>452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table:style-name="ce4"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ugust 30, 2024 at 3:50:10 PM UTC-7</text:p>
          </table:table-cell>
        </table:table-row>
        <table:table-row table:style-name="ro1" table:visibility="filter">
          <table:table-cell office:value-type="string" calcext:value-type="string">
            <text:p>A00000453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table:style-name="ce4"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ugust 30, 2024 at 3:50:14 PM UTC-7</text:p>
          </table:table-cell>
        </table:table-row>
        <table:table-row table:style-name="ro1" table:visibility="filter">
          <table:table-cell office:value-type="string" calcext:value-type="string">
            <text:p>A00000454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4" calcext:value-type="float">
            <text:p>454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table:style-name="ce4"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ugust 30, 2024 at 3:50:19 PM UTC-7</text:p>
          </table:table-cell>
        </table:table-row>
        <table:table-row table:style-name="ro1" table:visibility="filter">
          <table:table-cell office:value-type="string" calcext:value-type="string">
            <text:p>A00000455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table:style-name="ce4"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ugust 30, 2024 at 3:50:27 PM UTC-7</text:p>
          </table:table-cell>
        </table:table-row>
        <table:table-row table:style-name="ro1" table:visibility="filter">
          <table:table-cell office:value-type="string" calcext:value-type="string">
            <text:p>A00000456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table:style-name="ce4"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ugust 30, 2024 at 3:50:31 PM UTC-7</text:p>
          </table:table-cell>
        </table:table-row>
        <table:table-row table:style-name="ro1" table:visibility="filter">
          <table:table-cell office:value-type="string" calcext:value-type="string">
            <text:p>A00000457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7" calcext:value-type="float">
            <text:p>457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table:style-name="ce4"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ugust 30, 2024 at 3:50:34 PM UTC-7</text:p>
          </table:table-cell>
        </table:table-row>
        <table:table-row table:style-name="ro1" table:visibility="filter">
          <table:table-cell office:value-type="string" calcext:value-type="string">
            <text:p>A00000458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table:style-name="ce4"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ugust 30, 2024 at 3:50:38 PM UTC-7</text:p>
          </table:table-cell>
        </table:table-row>
        <table:table-row table:style-name="ro1" table:visibility="filter">
          <table:table-cell office:value-type="string" calcext:value-type="string">
            <text:p>A00000459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table:style-name="ce4"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ugust 30, 2024 at 3:50:42 PM UTC-7</text:p>
          </table:table-cell>
        </table:table-row>
        <table:table-row table:style-name="ro1" table:visibility="filter">
          <table:table-cell office:value-type="string" calcext:value-type="string">
            <text:p>A00000460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table:style-name="ce4"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gust 30, 2024 at 3:50:54 PM UTC-7</text:p>
          </table:table-cell>
        </table:table-row>
        <table:table-row table:style-name="ro1" table:visibility="filter">
          <table:table-cell office:value-type="string" calcext:value-type="string">
            <text:p>A00000461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1" calcext:value-type="float">
            <text:p>461</text:p>
          </table:table-cell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table:style-name="ce4"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ugust 30, 2024 at 3:50:57 PM UTC-7</text:p>
          </table:table-cell>
        </table:table-row>
        <table:table-row table:style-name="ro1" table:visibility="filter">
          <table:table-cell office:value-type="string" calcext:value-type="string">
            <text:p>A00000462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table:style-name="ce4"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gust 30, 2024 at 3:51:00 PM UTC-7</text:p>
          </table:table-cell>
        </table:table-row>
        <table:table-row table:style-name="ro1" table:visibility="filter">
          <table:table-cell office:value-type="string" calcext:value-type="string">
            <text:p>A00000463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table:style-name="ce4"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ugust 30, 2024 at 3:51:05 PM UTC-7</text:p>
          </table:table-cell>
        </table:table-row>
        <table:table-row table:style-name="ro1" table:visibility="filter">
          <table:table-cell office:value-type="string" calcext:value-type="string">
            <text:p>A00000464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4" calcext:value-type="float">
            <text:p>464</text:p>
          </table:table-cell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table:style-name="ce4"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ugust 30, 2024 at 3:51:09 PM UTC-7</text:p>
          </table:table-cell>
        </table:table-row>
        <table:table-row table:style-name="ro1" table:visibility="filter">
          <table:table-cell office:value-type="string" calcext:value-type="string">
            <text:p>A00000465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table:style-name="ce4"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ugust 30, 2024 at 3:51:12 PM UTC-7</text:p>
          </table:table-cell>
        </table:table-row>
        <table:table-row table:style-name="ro1" table:visibility="filter">
          <table:table-cell office:value-type="string" calcext:value-type="string">
            <text:p>A00000466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table:style-name="ce4"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ugust 30, 2024 at 3:51:15 PM UTC-7</text:p>
          </table:table-cell>
        </table:table-row>
        <table:table-row table:style-name="ro1" table:visibility="filter">
          <table:table-cell office:value-type="string" calcext:value-type="string">
            <text:p>A00000467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7" calcext:value-type="float">
            <text:p>467</text:p>
          </table:table-cell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table:style-name="ce4"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ugust 30, 2024 at 3:51:19 PM UTC-7</text:p>
          </table:table-cell>
        </table:table-row>
        <table:table-row table:style-name="ro1" table:visibility="filter">
          <table:table-cell office:value-type="string" calcext:value-type="string">
            <text:p>A00000468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8" calcext:value-type="float">
            <text:p>468</text:p>
          </table:table-cell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table:style-name="ce4"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ugust 30, 2024 at 3:51:28 PM UTC-7</text:p>
          </table:table-cell>
        </table:table-row>
        <table:table-row table:style-name="ro1" table:visibility="filter">
          <table:table-cell office:value-type="string" calcext:value-type="string">
            <text:p>A00000469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table:style-name="ce4"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ugust 30, 2024 at 3:51:34 PM UTC-7</text:p>
          </table:table-cell>
        </table:table-row>
        <table:table-row table:style-name="ro1" table:visibility="filter">
          <table:table-cell office:value-type="string" calcext:value-type="string">
            <text:p>A00000470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gust 30, 2024 at 4:01:01 PM UTC-7</text:p>
          </table:table-cell>
        </table:table-row>
        <table:table-row table:style-name="ro1" table:visibility="filter">
          <table:table-cell office:value-type="string" calcext:value-type="string">
            <text:p>A00000471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ugust 30, 2024 at 4:05:48 PM UTC-7</text:p>
          </table:table-cell>
        </table:table-row>
        <table:table-row table:style-name="ro1" table:visibility="filter">
          <table:table-cell office:value-type="string" calcext:value-type="string">
            <text:p>A00000472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ugust 30, 2024 at 4:06:11 PM UTC-7</text:p>
          </table:table-cell>
        </table:table-row>
        <table:table-row table:style-name="ro1" table:visibility="filter">
          <table:table-cell office:value-type="string" calcext:value-type="string">
            <text:p>A00000473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ugust 30, 2024 at 4:06:13 PM UTC-7</text:p>
          </table:table-cell>
        </table:table-row>
        <table:table-row table:style-name="ro1" table:visibility="filter">
          <table:table-cell office:value-type="string" calcext:value-type="string">
            <text:p>A00000474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ugust 30, 2024 at 4:06:24 PM UTC-7</text:p>
          </table:table-cell>
        </table:table-row>
        <table:table-row table:style-name="ro1" table:visibility="filter">
          <table:table-cell office:value-type="string" calcext:value-type="string">
            <text:p>A00000475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ugust 30, 2024 at 4:06:26 PM UTC-7</text:p>
          </table:table-cell>
        </table:table-row>
        <table:table-row table:style-name="ro1" table:visibility="filter">
          <table:table-cell office:value-type="string" calcext:value-type="string">
            <text:p>A00000476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gust 30, 2024 at 4:06:31 PM UTC-7</text:p>
          </table:table-cell>
        </table:table-row>
        <table:table-row table:style-name="ro1" table:visibility="filter">
          <table:table-cell office:value-type="string" calcext:value-type="string">
            <text:p>A00000477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ugust 30, 2024 at 4:06:35 PM UTC-7</text:p>
          </table:table-cell>
        </table:table-row>
        <table:table-row table:style-name="ro1" table:visibility="filter">
          <table:table-cell office:value-type="string" calcext:value-type="string">
            <text:p>A00000478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10" calcext:value-type="float">
            <text:p>10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ugust 30, 2024 at 4:06:39 PM UTC-7</text:p>
          </table:table-cell>
        </table:table-row>
        <table:table-row table:style-name="ro1" table:visibility="filter">
          <table:table-cell office:value-type="string" calcext:value-type="string">
            <text:p>A00000479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ugust 30, 2024 at 4:06:50 PM UTC-7</text:p>
          </table:table-cell>
        </table:table-row>
        <table:table-row table:style-name="ro1" table:visibility="filter">
          <table:table-cell office:value-type="string" calcext:value-type="string">
            <text:p>A00000480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ugust 30, 2024 at 4:06:52 PM UTC-7</text:p>
          </table:table-cell>
        </table:table-row>
        <table:table-row table:style-name="ro1" table:visibility="filter">
          <table:table-cell office:value-type="string" calcext:value-type="string">
            <text:p>A00000481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ugust 30, 2024 at 4:06:56 PM UTC-7</text:p>
          </table:table-cell>
        </table:table-row>
        <table:table-row table:style-name="ro1" table:visibility="filter">
          <table:table-cell office:value-type="string" calcext:value-type="string">
            <text:p>A00000482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2" calcext:value-type="float">
            <text:p>482</text:p>
          </table:table-cell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gust 30, 2024 at 4:07:44 PM UTC-7</text:p>
          </table:table-cell>
        </table:table-row>
        <table:table-row table:style-name="ro1" table:visibility="filter">
          <table:table-cell office:value-type="string" calcext:value-type="string">
            <text:p>A00000483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ugust 30, 2024 at 4:07:46 PM UTC-7</text:p>
          </table:table-cell>
        </table:table-row>
        <table:table-row table:style-name="ro1" table:visibility="filter">
          <table:table-cell office:value-type="string" calcext:value-type="string">
            <text:p>A00000484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4" calcext:value-type="float">
            <text:p>484</text:p>
          </table:table-cell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ugust 30, 2024 at 4:07:49 PM UTC-7</text:p>
          </table:table-cell>
        </table:table-row>
        <table:table-row table:style-name="ro1" table:visibility="filter">
          <table:table-cell office:value-type="string" calcext:value-type="string">
            <text:p>A00000485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5" calcext:value-type="float">
            <text:p>485</text:p>
          </table:table-cell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ugust 30, 2024 at 4:07:50 PM UTC-7</text:p>
          </table:table-cell>
        </table:table-row>
        <table:table-row table:style-name="ro1" table:visibility="filter">
          <table:table-cell office:value-type="string" calcext:value-type="string">
            <text:p>A00000486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6" calcext:value-type="float">
            <text:p>486</text:p>
          </table:table-cell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ugust 30, 2024 at 4:07:56 PM UTC-7</text:p>
          </table:table-cell>
        </table:table-row>
        <table:table-row table:style-name="ro1" table:visibility="filter">
          <table:table-cell office:value-type="string" calcext:value-type="string">
            <text:p>A00000487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7" calcext:value-type="float">
            <text:p>487</text:p>
          </table:table-cell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ugust 30, 2024 at 4:07:57 PM UTC-7</text:p>
          </table:table-cell>
        </table:table-row>
        <table:table-row table:style-name="ro1" table:visibility="filter">
          <table:table-cell office:value-type="string" calcext:value-type="string">
            <text:p>A00000488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8" calcext:value-type="float">
            <text:p>488</text:p>
          </table:table-cell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ugust 30, 2024 at 4:07:59 PM UTC-7</text:p>
          </table:table-cell>
        </table:table-row>
        <table:table-row table:style-name="ro1" table:visibility="filter">
          <table:table-cell office:value-type="string" calcext:value-type="string">
            <text:p>A00000489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9" calcext:value-type="float">
            <text:p>489</text:p>
          </table:table-cell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ugust 30, 2024 at 4:08:01 PM UTC-7</text:p>
          </table:table-cell>
        </table:table-row>
        <table:table-row table:style-name="ro1" table:visibility="filter">
          <table:table-cell office:value-type="string" calcext:value-type="string">
            <text:p>A00000490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0" calcext:value-type="float">
            <text:p>490</text:p>
          </table:table-cell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ugust 30, 2024 at 4:08:06 PM UTC-7</text:p>
          </table:table-cell>
        </table:table-row>
        <table:table-row table:style-name="ro1" table:visibility="filter">
          <table:table-cell office:value-type="string" calcext:value-type="string">
            <text:p>A00000491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1" calcext:value-type="float">
            <text:p>491</text:p>
          </table:table-cell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ugust 30, 2024 at 4:08:09 PM UTC-7</text:p>
          </table:table-cell>
        </table:table-row>
        <table:table-row table:style-name="ro1" table:visibility="filter">
          <table:table-cell office:value-type="string" calcext:value-type="string">
            <text:p>A00000492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2" calcext:value-type="float">
            <text:p>492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ugust 30, 2024 at 4:08:36 PM UTC-7</text:p>
          </table:table-cell>
        </table:table-row>
        <table:table-row table:style-name="ro1" table:visibility="filter">
          <table:table-cell office:value-type="string" calcext:value-type="string">
            <text:p>A00000493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3" calcext:value-type="float">
            <text:p>493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ugust 30, 2024 at 4:08:37 PM UTC-7</text:p>
          </table:table-cell>
        </table:table-row>
        <table:table-row table:style-name="ro1" table:visibility="filter">
          <table:table-cell office:value-type="string" calcext:value-type="string">
            <text:p>A00000494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4" calcext:value-type="float">
            <text:p>494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ugust 30, 2024 at 4:08:39 PM UTC-7</text:p>
          </table:table-cell>
        </table:table-row>
        <table:table-row table:style-name="ro1" table:visibility="filter">
          <table:table-cell office:value-type="string" calcext:value-type="string">
            <text:p>A00000495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5" calcext:value-type="float">
            <text:p>495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ugust 30, 2024 at 4:08:40 PM UTC-7</text:p>
          </table:table-cell>
        </table:table-row>
        <table:table-row table:style-name="ro1" table:visibility="filter">
          <table:table-cell office:value-type="string" calcext:value-type="string">
            <text:p>A00000496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ugust 30, 2024 at 4:08:42 PM UTC-7</text:p>
          </table:table-cell>
        </table:table-row>
        <table:table-row table:style-name="ro1" table:visibility="filter">
          <table:table-cell office:value-type="string" calcext:value-type="string">
            <text:p>A00000497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7" calcext:value-type="float">
            <text:p>497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ugust 30, 2024 at 4:08:44 PM UTC-7</text:p>
          </table:table-cell>
        </table:table-row>
        <table:table-row table:style-name="ro1" table:visibility="filter">
          <table:table-cell office:value-type="string" calcext:value-type="string">
            <text:p>A00000498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8" calcext:value-type="float">
            <text:p>498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ugust 30, 2024 at 4:08:49 PM UTC-7</text:p>
          </table:table-cell>
        </table:table-row>
        <table:table-row table:style-name="ro1" table:visibility="filter">
          <table:table-cell office:value-type="string" calcext:value-type="string">
            <text:p>A00000499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9" calcext:value-type="float">
            <text:p>499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ugust 30, 2024 at 4:08:51 PM UTC-7</text:p>
          </table:table-cell>
        </table:table-row>
        <table:table-row table:style-name="ro1" table:visibility="filter">
          <table:table-cell office:value-type="string" calcext:value-type="string">
            <text:p>A00000500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gust 30, 2024 at 4:09:00 PM UTC-7</text:p>
          </table:table-cell>
        </table:table-row>
        <table:table-row table:style-name="ro1" table:visibility="filter">
          <table:table-cell office:value-type="string" calcext:value-type="string">
            <text:p>A00000501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ugust 30, 2024 at 4:09:24 PM UTC-7</text:p>
          </table:table-cell>
        </table:table-row>
        <table:table-row table:style-name="ro1" table:visibility="filter">
          <table:table-cell office:value-type="string" calcext:value-type="string">
            <text:p>A00000502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2" calcext:value-type="float">
            <text:p>502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ugust 30, 2024 at 4:10:59 PM UTC-7</text:p>
          </table:table-cell>
        </table:table-row>
        <table:table-row table:style-name="ro1" table:visibility="filter">
          <table:table-cell office:value-type="string" calcext:value-type="string">
            <text:p>A00000503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3" calcext:value-type="float">
            <text:p>503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ugust 30, 2024 at 4:11:00 PM UTC-7</text:p>
          </table:table-cell>
        </table:table-row>
        <table:table-row table:style-name="ro1" table:visibility="filter">
          <table:table-cell office:value-type="string" calcext:value-type="string">
            <text:p>A00000504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4" calcext:value-type="float">
            <text:p>504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ugust 30, 2024 at 4:11:01 PM UTC-7</text:p>
          </table:table-cell>
        </table:table-row>
        <table:table-row table:style-name="ro1" table:visibility="filter">
          <table:table-cell office:value-type="string" calcext:value-type="string">
            <text:p>A00000505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5" calcext:value-type="float">
            <text:p>505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ugust 30, 2024 at 4:11:03 PM UTC-7</text:p>
          </table:table-cell>
        </table:table-row>
        <table:table-row table:style-name="ro1" table:visibility="filter">
          <table:table-cell office:value-type="string" calcext:value-type="string">
            <text:p>A00000506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6" calcext:value-type="float">
            <text:p>506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ugust 30, 2024 at 4:11:06 PM UTC-7</text:p>
          </table:table-cell>
        </table:table-row>
        <table:table-row table:style-name="ro1" table:visibility="filter">
          <table:table-cell office:value-type="string" calcext:value-type="string">
            <text:p>A00000507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7" calcext:value-type="float">
            <text:p>507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ugust 30, 2024 at 4:11:09 PM UTC-7</text:p>
          </table:table-cell>
        </table:table-row>
        <table:table-row table:style-name="ro1" table:visibility="filter">
          <table:table-cell office:value-type="string" calcext:value-type="string">
            <text:p>A00000508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8" calcext:value-type="float">
            <text:p>508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ugust 30, 2024 at 4:11:21 PM UTC-7</text:p>
          </table:table-cell>
        </table:table-row>
        <table:table-row table:style-name="ro1" table:visibility="filter">
          <table:table-cell office:value-type="string" calcext:value-type="string">
            <text:p>A00000509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9" calcext:value-type="float">
            <text:p>509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ugust 30, 2024 at 4:11:24 PM UTC-7</text:p>
          </table:table-cell>
        </table:table-row>
        <table:table-row table:style-name="ro1" table:visibility="filter">
          <table:table-cell office:value-type="string" calcext:value-type="string">
            <text:p>A00000510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0" calcext:value-type="float">
            <text:p>510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ugust 30, 2024 at 4:11:26 PM UTC-7</text:p>
          </table:table-cell>
        </table:table-row>
        <table:table-row table:style-name="ro1" table:visibility="filter">
          <table:table-cell office:value-type="string" calcext:value-type="string">
            <text:p>A00000511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13" calcext:value-type="float">
            <text:p>101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ugust 30, 2024 at 4:12:17 PM UTC-7</text:p>
          </table:table-cell>
        </table:table-row>
        <table:table-row table:style-name="ro1" table:visibility="filter">
          <table:table-cell office:value-type="string" calcext:value-type="string">
            <text:p>A00000512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13" calcext:value-type="float">
            <text:p>101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ugust 30, 2024 at 4:12:22 PM UTC-7</text:p>
          </table:table-cell>
        </table:table-row>
        <table:table-row table:style-name="ro1" table:visibility="filter">
          <table:table-cell office:value-type="string" calcext:value-type="string">
            <text:p>A00000513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3" calcext:value-type="float">
            <text:p>513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13" calcext:value-type="float">
            <text:p>101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ugust 30, 2024 at 4:12:26 PM UTC-7</text:p>
          </table:table-cell>
        </table:table-row>
        <table:table-row table:style-name="ro1" table:visibility="filter">
          <table:table-cell office:value-type="string" calcext:value-type="string">
            <text:p>A00000514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13" calcext:value-type="float">
            <text:p>101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ugust 30, 2024 at 4:12:28 PM UTC-7</text:p>
          </table:table-cell>
        </table:table-row>
        <table:table-row table:style-name="ro1" table:visibility="filter">
          <table:table-cell office:value-type="string" calcext:value-type="string">
            <text:p>A00000515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13" calcext:value-type="float">
            <text:p>1013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ugust 30, 2024 at 4:12:30 PM UTC-7</text:p>
          </table:table-cell>
        </table:table-row>
        <table:table-row table:style-name="ro1" table:visibility="filter">
          <table:table-cell office:value-type="string" calcext:value-type="string">
            <text:p>A00000516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13" calcext:value-type="float">
            <text:p>1013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ugust 30, 2024 at 4:12:32 PM UTC-7</text:p>
          </table:table-cell>
        </table:table-row>
        <table:table-row table:style-name="ro1" table:visibility="filter">
          <table:table-cell office:value-type="string" calcext:value-type="string">
            <text:p>A00000517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13" calcext:value-type="float">
            <text:p>1013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ugust 30, 2024 at 4:12:34 PM UTC-7</text:p>
          </table:table-cell>
        </table:table-row>
        <table:table-row table:style-name="ro1" table:visibility="filter">
          <table:table-cell office:value-type="string" calcext:value-type="string">
            <text:p>A00000518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13" calcext:value-type="float">
            <text:p>1013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ugust 30, 2024 at 4:12:36 PM UTC-7</text:p>
          </table:table-cell>
        </table:table-row>
        <table:table-row table:style-name="ro1" table:visibility="filter">
          <table:table-cell office:value-type="string" calcext:value-type="string">
            <text:p>A00000519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13" calcext:value-type="float">
            <text:p>101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ugust 30, 2024 at 4:12:38 PM UTC-7</text:p>
          </table:table-cell>
        </table:table-row>
        <table:table-row table:style-name="ro1" table:visibility="filter">
          <table:table-cell office:value-type="string" calcext:value-type="string">
            <text:p>A00000520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13" calcext:value-type="float">
            <text:p>1013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ugust 30, 2024 at 4:12:40 PM UTC-7</text:p>
          </table:table-cell>
        </table:table-row>
        <table:table-row table:style-name="ro1" table:visibility="filter">
          <table:table-cell office:value-type="string" calcext:value-type="string">
            <text:p>A00000521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1" calcext:value-type="float">
            <text:p>521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13" calcext:value-type="float">
            <text:p>10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gust 30, 2024 at 4:12:53 PM UTC-7</text:p>
          </table:table-cell>
        </table:table-row>
        <table:table-row table:style-name="ro1" table:visibility="filter">
          <table:table-cell office:value-type="string" calcext:value-type="string">
            <text:p>A00000522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2" calcext:value-type="float">
            <text:p>522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13" calcext:value-type="float">
            <text:p>101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ugust 30, 2024 at 4:12:56 PM UTC-7</text:p>
          </table:table-cell>
        </table:table-row>
        <table:table-row table:style-name="ro1" table:visibility="filter">
          <table:table-cell office:value-type="string" calcext:value-type="string">
            <text:p>A00000523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3" calcext:value-type="float">
            <text:p>523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13" calcext:value-type="float">
            <text:p>101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ugust 30, 2024 at 4:12:58 PM UTC-7</text:p>
          </table:table-cell>
        </table:table-row>
        <table:table-row table:style-name="ro1" table:visibility="filter">
          <table:table-cell office:value-type="string" calcext:value-type="string">
            <text:p>A00000524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13" calcext:value-type="float">
            <text:p>101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ugust 30, 2024 at 4:13:00 PM UTC-7</text:p>
          </table:table-cell>
        </table:table-row>
        <table:table-row table:style-name="ro1" table:visibility="filter">
          <table:table-cell office:value-type="string" calcext:value-type="string">
            <text:p>A00000525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5" calcext:value-type="float">
            <text:p>525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13" calcext:value-type="float">
            <text:p>1013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ugust 30, 2024 at 4:13:02 PM UTC-7</text:p>
          </table:table-cell>
        </table:table-row>
        <table:table-row table:style-name="ro1" table:visibility="filter">
          <table:table-cell office:value-type="string" calcext:value-type="string">
            <text:p>A00000526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6" calcext:value-type="float">
            <text:p>526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13" calcext:value-type="float">
            <text:p>101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ugust 30, 2024 at 4:13:04 PM UTC-7</text:p>
          </table:table-cell>
        </table:table-row>
        <table:table-row table:style-name="ro1" table:visibility="filter">
          <table:table-cell office:value-type="string" calcext:value-type="string">
            <text:p>A00000527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7" calcext:value-type="float">
            <text:p>527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13" calcext:value-type="float">
            <text:p>1013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ugust 30, 2024 at 4:13:06 PM UTC-7</text:p>
          </table:table-cell>
        </table:table-row>
        <table:table-row table:style-name="ro1" table:visibility="filter">
          <table:table-cell office:value-type="string" calcext:value-type="string">
            <text:p>A00000528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13" calcext:value-type="float">
            <text:p>1013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ugust 30, 2024 at 4:13:08 PM UTC-7</text:p>
          </table:table-cell>
        </table:table-row>
        <table:table-row table:style-name="ro1" table:visibility="filter">
          <table:table-cell office:value-type="string" calcext:value-type="string">
            <text:p>A00000529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9" calcext:value-type="float">
            <text:p>529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13" calcext:value-type="float">
            <text:p>1013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ugust 30, 2024 at 4:13:09 PM UTC-7</text:p>
          </table:table-cell>
        </table:table-row>
        <table:table-row table:style-name="ro1" table:visibility="filter">
          <table:table-cell office:value-type="string" calcext:value-type="string">
            <text:p>A00000530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0" calcext:value-type="float">
            <text:p>53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13" calcext:value-type="float">
            <text:p>1013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ugust 30, 2024 at 4:13:11 PM UTC-7</text:p>
          </table:table-cell>
        </table:table-row>
        <table:table-row table:style-name="ro1" table:visibility="filter">
          <table:table-cell office:value-type="string" calcext:value-type="string">
            <text:p>A00000531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1" calcext:value-type="float">
            <text:p>531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1013" calcext:value-type="float">
            <text:p>101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gust 30, 2024 at 4:13:17 PM UTC-7</text:p>
          </table:table-cell>
        </table:table-row>
        <table:table-row table:style-name="ro1" table:visibility="filter">
          <table:table-cell office:value-type="string" calcext:value-type="string">
            <text:p>A00000532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2" calcext:value-type="float">
            <text:p>532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1013" calcext:value-type="float">
            <text:p>101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ugust 30, 2024 at 4:13:19 PM UTC-7</text:p>
          </table:table-cell>
        </table:table-row>
        <table:table-row table:style-name="ro1" table:visibility="filter">
          <table:table-cell office:value-type="string" calcext:value-type="string">
            <text:p>A00000533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3" calcext:value-type="float">
            <text:p>533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1013" calcext:value-type="float">
            <text:p>101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ugust 30, 2024 at 4:13:20 PM UTC-7</text:p>
          </table:table-cell>
        </table:table-row>
        <table:table-row table:style-name="ro1" table:visibility="filter">
          <table:table-cell office:value-type="string" calcext:value-type="string">
            <text:p>A00000534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4" calcext:value-type="float">
            <text:p>534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1013" calcext:value-type="float">
            <text:p>101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ugust 30, 2024 at 4:13:22 PM UTC-7</text:p>
          </table:table-cell>
        </table:table-row>
        <table:table-row table:style-name="ro1" table:visibility="filter">
          <table:table-cell office:value-type="string" calcext:value-type="string">
            <text:p>A00000535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5" calcext:value-type="float">
            <text:p>535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1013" calcext:value-type="float">
            <text:p>1013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ugust 30, 2024 at 4:13:24 PM UTC-7</text:p>
          </table:table-cell>
        </table:table-row>
        <table:table-row table:style-name="ro1" table:visibility="filter">
          <table:table-cell office:value-type="string" calcext:value-type="string">
            <text:p>A00000536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6" calcext:value-type="float">
            <text:p>536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1013" calcext:value-type="float">
            <text:p>101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ugust 30, 2024 at 4:13:26 PM UTC-7</text:p>
          </table:table-cell>
        </table:table-row>
        <table:table-row table:style-name="ro1" table:visibility="filter">
          <table:table-cell office:value-type="string" calcext:value-type="string">
            <text:p>A00000537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7" calcext:value-type="float">
            <text:p>537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1013" calcext:value-type="float">
            <text:p>1013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ugust 30, 2024 at 4:13:28 PM UTC-7</text:p>
          </table:table-cell>
        </table:table-row>
        <table:table-row table:style-name="ro1" table:visibility="filter">
          <table:table-cell office:value-type="string" calcext:value-type="string">
            <text:p>A00000538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8" calcext:value-type="float">
            <text:p>538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1013" calcext:value-type="float">
            <text:p>1013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ugust 30, 2024 at 4:13:29 PM UTC-7</text:p>
          </table:table-cell>
        </table:table-row>
        <table:table-row table:style-name="ro1" table:visibility="filter">
          <table:table-cell office:value-type="string" calcext:value-type="string">
            <text:p>A00000539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9" calcext:value-type="float">
            <text:p>539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1013" calcext:value-type="float">
            <text:p>101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ugust 30, 2024 at 4:13:31 PM UTC-7</text:p>
          </table:table-cell>
        </table:table-row>
        <table:table-row table:style-name="ro1" table:visibility="filter">
          <table:table-cell office:value-type="string" calcext:value-type="string">
            <text:p>A00000540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1013" calcext:value-type="float">
            <text:p>10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gust 30, 2024 at 4:13:33 PM UTC-7</text:p>
          </table:table-cell>
        </table:table-row>
        <table:table-row table:style-name="ro1" table:visibility="filter">
          <table:table-cell office:value-type="string" calcext:value-type="string">
            <text:p>A00000541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1" calcext:value-type="float">
            <text:p>541</text:p>
          </table:table-cell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office:value-type="float" office:value="1013" calcext:value-type="float">
            <text:p>10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gust 30, 2024 at 4:13:38 PM UTC-7</text:p>
          </table:table-cell>
        </table:table-row>
        <table:table-row table:style-name="ro1" table:visibility="filter">
          <table:table-cell office:value-type="string" calcext:value-type="string">
            <text:p>A00000542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2" calcext:value-type="float">
            <text:p>542</text:p>
          </table:table-cell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office:value-type="float" office:value="1013" calcext:value-type="float">
            <text:p>101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ugust 30, 2024 at 4:13:39 PM UTC-7</text:p>
          </table:table-cell>
        </table:table-row>
        <table:table-row table:style-name="ro1" table:visibility="filter">
          <table:table-cell office:value-type="string" calcext:value-type="string">
            <text:p>A00000543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3" calcext:value-type="float">
            <text:p>543</text:p>
          </table:table-cell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office:value-type="float" office:value="1013" calcext:value-type="float">
            <text:p>101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ugust 30, 2024 at 4:13:41 PM UTC-7</text:p>
          </table:table-cell>
        </table:table-row>
        <table:table-row table:style-name="ro1" table:visibility="filter">
          <table:table-cell office:value-type="string" calcext:value-type="string">
            <text:p>A00000544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4" calcext:value-type="float">
            <text:p>544</text:p>
          </table:table-cell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office:value-type="float" office:value="1013" calcext:value-type="float">
            <text:p>101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ugust 30, 2024 at 4:13:43 PM UTC-7</text:p>
          </table:table-cell>
        </table:table-row>
        <table:table-row table:style-name="ro1" table:visibility="filter">
          <table:table-cell office:value-type="string" calcext:value-type="string">
            <text:p>A00000545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5" calcext:value-type="float">
            <text:p>545</text:p>
          </table:table-cell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office:value-type="float" office:value="1013" calcext:value-type="float">
            <text:p>101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ugust 30, 2024 at 4:13:48 PM UTC-7</text:p>
          </table:table-cell>
        </table:table-row>
        <table:table-row table:style-name="ro1" table:visibility="filter">
          <table:table-cell office:value-type="string" calcext:value-type="string">
            <text:p>A00000546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6" calcext:value-type="float">
            <text:p>546</text:p>
          </table:table-cell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office:value-type="float" office:value="1013" calcext:value-type="float">
            <text:p>101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ugust 30, 2024 at 4:13:49 PM UTC-7</text:p>
          </table:table-cell>
        </table:table-row>
        <table:table-row table:style-name="ro1" table:visibility="filter">
          <table:table-cell office:value-type="string" calcext:value-type="string">
            <text:p>A00000547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7" calcext:value-type="float">
            <text:p>547</text:p>
          </table:table-cell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office:value-type="float" office:value="1013" calcext:value-type="float">
            <text:p>101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ugust 30, 2024 at 4:13:51 PM UTC-7</text:p>
          </table:table-cell>
        </table:table-row>
        <table:table-row table:style-name="ro1" table:visibility="filter">
          <table:table-cell office:value-type="string" calcext:value-type="string">
            <text:p>A00000548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8" calcext:value-type="float">
            <text:p>548</text:p>
          </table:table-cell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office:value-type="float" office:value="1013" calcext:value-type="float">
            <text:p>1013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ugust 30, 2024 at 4:13:54 PM UTC-7</text:p>
          </table:table-cell>
        </table:table-row>
        <table:table-row table:style-name="ro1" table:visibility="filter">
          <table:table-cell office:value-type="string" calcext:value-type="string">
            <text:p>A00000549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9" calcext:value-type="float">
            <text:p>549</text:p>
          </table:table-cell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office:value-type="float" office:value="1013" calcext:value-type="float">
            <text:p>1013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ugust 30, 2024 at 4:13:55 PM UTC-7</text:p>
          </table:table-cell>
        </table:table-row>
        <table:table-row table:style-name="ro1" table:visibility="filter">
          <table:table-cell office:value-type="string" calcext:value-type="string">
            <text:p>A00000550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0" calcext:value-type="float">
            <text:p>550</text:p>
          </table:table-cell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office:value-type="float" office:value="1013" calcext:value-type="float">
            <text:p>1013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ugust 30, 2024 at 4:13:57 PM UTC-7</text:p>
          </table:table-cell>
        </table:table-row>
        <table:table-row table:style-name="ro1" table:visibility="filter">
          <table:table-cell office:value-type="string" calcext:value-type="string">
            <text:p>A00000551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1" calcext:value-type="float">
            <text:p>551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06" calcext:value-type="float">
            <text:p>100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gust 30, 2024 at 4:27:54 PM UTC-7</text:p>
          </table:table-cell>
        </table:table-row>
        <table:table-row table:style-name="ro1" table:visibility="filter">
          <table:table-cell office:value-type="string" calcext:value-type="string">
            <text:p>A00000552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06" calcext:value-type="float">
            <text:p>1006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ugust 30, 2024 at 4:27:54 PM UTC-7</text:p>
          </table:table-cell>
        </table:table-row>
        <table:table-row table:style-name="ro1" table:visibility="filter">
          <table:table-cell office:value-type="string" calcext:value-type="string">
            <text:p>A00000553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06" calcext:value-type="float">
            <text:p>100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ugust 30, 2024 at 4:27:57 PM UTC-7</text:p>
          </table:table-cell>
        </table:table-row>
        <table:table-row table:style-name="ro1" table:visibility="filter">
          <table:table-cell office:value-type="string" calcext:value-type="string">
            <text:p>A00000554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06" calcext:value-type="float">
            <text:p>1006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ugust 30, 2024 at 4:27:58 PM UTC-7</text:p>
          </table:table-cell>
        </table:table-row>
        <table:table-row table:style-name="ro1" table:visibility="filter">
          <table:table-cell office:value-type="string" calcext:value-type="string">
            <text:p>A00000555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06" calcext:value-type="float">
            <text:p>100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ugust 30, 2024 at 4:27:59 PM UTC-7</text:p>
          </table:table-cell>
        </table:table-row>
        <table:table-row table:style-name="ro1" table:visibility="filter">
          <table:table-cell office:value-type="string" calcext:value-type="string">
            <text:p>A00000556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06" calcext:value-type="float">
            <text:p>1006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ugust 30, 2024 at 4:28:01 PM UTC-7</text:p>
          </table:table-cell>
        </table:table-row>
        <table:table-row table:style-name="ro1" table:visibility="filter">
          <table:table-cell office:value-type="string" calcext:value-type="string">
            <text:p>A00000557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7" calcext:value-type="float">
            <text:p>557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06" calcext:value-type="float">
            <text:p>100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gust 30, 2024 at 4:28:04 PM UTC-7</text:p>
          </table:table-cell>
        </table:table-row>
        <table:table-row table:style-name="ro1" table:visibility="filter">
          <table:table-cell office:value-type="string" calcext:value-type="string">
            <text:p>A00000558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06" calcext:value-type="float">
            <text:p>1006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ugust 30, 2024 at 4:28:05 PM UTC-7</text:p>
          </table:table-cell>
        </table:table-row>
        <table:table-row table:style-name="ro1" table:visibility="filter">
          <table:table-cell office:value-type="string" calcext:value-type="string">
            <text:p>A00000559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9" calcext:value-type="float">
            <text:p>559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06" calcext:value-type="float">
            <text:p>1006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ugust 30, 2024 at 4:28:07 PM UTC-7</text:p>
          </table:table-cell>
        </table:table-row>
        <table:table-row table:style-name="ro1" table:visibility="filter">
          <table:table-cell office:value-type="string" calcext:value-type="string">
            <text:p>A00000560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06" calcext:value-type="float">
            <text:p>100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ugust 30, 2024 at 4:28:10 PM UTC-7</text:p>
          </table:table-cell>
        </table:table-row>
        <table:table-row table:style-name="ro1" table:visibility="filter">
          <table:table-cell office:value-type="string" calcext:value-type="string">
            <text:p>A00000561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61" calcext:value-type="float">
            <text:p>561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6" calcext:value-type="float">
            <text:p>1006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ugust 30, 2024 at 4:28:18 PM UTC-7</text:p>
          </table:table-cell>
        </table:table-row>
        <table:table-row table:style-name="ro1" table:visibility="filter">
          <table:table-cell office:value-type="string" calcext:value-type="string">
            <text:p>A00000562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62" calcext:value-type="float">
            <text:p>562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6" calcext:value-type="float">
            <text:p>100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ugust 30, 2024 at 4:28:20 PM UTC-7</text:p>
          </table:table-cell>
        </table:table-row>
        <table:table-row table:style-name="ro1" table:visibility="filter">
          <table:table-cell office:value-type="string" calcext:value-type="string">
            <text:p>A00000563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63" calcext:value-type="float">
            <text:p>563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6" calcext:value-type="float">
            <text:p>1006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ugust 30, 2024 at 4:28:23 PM UTC-7</text:p>
          </table:table-cell>
        </table:table-row>
        <table:table-row table:style-name="ro1" table:visibility="filter">
          <table:table-cell office:value-type="string" calcext:value-type="string">
            <text:p>A00000564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64" calcext:value-type="float">
            <text:p>564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6" calcext:value-type="float">
            <text:p>1006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ugust 30, 2024 at 4:28:24 PM UTC-7</text:p>
          </table:table-cell>
        </table:table-row>
        <table:table-row table:style-name="ro1" table:visibility="filter">
          <table:table-cell office:value-type="string" calcext:value-type="string">
            <text:p>A00000565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65" calcext:value-type="float">
            <text:p>565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6" calcext:value-type="float">
            <text:p>1006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ugust 30, 2024 at 4:28:26 PM UTC-7</text:p>
          </table:table-cell>
        </table:table-row>
        <table:table-row table:style-name="ro1" table:visibility="filter">
          <table:table-cell office:value-type="string" calcext:value-type="string">
            <text:p>A00000566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66" calcext:value-type="float">
            <text:p>566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6" calcext:value-type="float">
            <text:p>1006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ugust 30, 2024 at 4:28:59 PM UTC-7</text:p>
          </table:table-cell>
        </table:table-row>
        <table:table-row table:style-name="ro1" table:visibility="filter">
          <table:table-cell office:value-type="string" calcext:value-type="string">
            <text:p>A00000567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6" calcext:value-type="float">
            <text:p>1006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ugust 30, 2024 at 4:29:02 PM UTC-7</text:p>
          </table:table-cell>
        </table:table-row>
        <table:table-row table:style-name="ro1" table:visibility="filter">
          <table:table-cell office:value-type="string" calcext:value-type="string">
            <text:p>A00000568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68" calcext:value-type="float">
            <text:p>568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6" calcext:value-type="float">
            <text:p>10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gust 30, 2024 at 4:29:03 PM UTC-7</text:p>
          </table:table-cell>
        </table:table-row>
        <table:table-row table:style-name="ro1" table:visibility="filter">
          <table:table-cell office:value-type="string" calcext:value-type="string">
            <text:p>A00000569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69" calcext:value-type="float">
            <text:p>569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6" calcext:value-type="float">
            <text:p>1006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ugust 30, 2024 at 4:29:07 PM UTC-7</text:p>
          </table:table-cell>
        </table:table-row>
        <table:table-row table:style-name="ro1" table:visibility="filter">
          <table:table-cell office:value-type="string" calcext:value-type="string">
            <text:p>A00000570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6" calcext:value-type="float">
            <text:p>100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ugust 30, 2024 at 4:29:11 PM UTC-7</text:p>
          </table:table-cell>
        </table:table-row>
        <table:table-row table:style-name="ro1" table:visibility="filter">
          <table:table-cell office:value-type="string" calcext:value-type="string">
            <text:p>A00000571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1" calcext:value-type="float">
            <text:p>571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1006" calcext:value-type="float">
            <text:p>100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ugust 30, 2024 at 4:29:17 PM UTC-7</text:p>
          </table:table-cell>
        </table:table-row>
        <table:table-row table:style-name="ro1" table:visibility="filter">
          <table:table-cell office:value-type="string" calcext:value-type="string">
            <text:p>A00000572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2" calcext:value-type="float">
            <text:p>572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1006" calcext:value-type="float">
            <text:p>100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ugust 30, 2024 at 4:29:19 PM UTC-7</text:p>
          </table:table-cell>
        </table:table-row>
        <table:table-row table:style-name="ro1" table:visibility="filter">
          <table:table-cell office:value-type="string" calcext:value-type="string">
            <text:p>A00000573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3" calcext:value-type="float">
            <text:p>573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1006" calcext:value-type="float">
            <text:p>1006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ugust 30, 2024 at 4:29:21 PM UTC-7</text:p>
          </table:table-cell>
        </table:table-row>
        <table:table-row table:style-name="ro1" table:visibility="filter">
          <table:table-cell office:value-type="string" calcext:value-type="string">
            <text:p>A00000574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1006" calcext:value-type="float">
            <text:p>1006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ugust 30, 2024 at 4:29:24 PM UTC-7</text:p>
          </table:table-cell>
        </table:table-row>
        <table:table-row table:style-name="ro1" table:visibility="filter">
          <table:table-cell office:value-type="string" calcext:value-type="string">
            <text:p>A00000575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5" calcext:value-type="float">
            <text:p>575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1006" calcext:value-type="float">
            <text:p>1006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ugust 30, 2024 at 4:29:25 PM UTC-7</text:p>
          </table:table-cell>
        </table:table-row>
        <table:table-row table:style-name="ro1" table:visibility="filter">
          <table:table-cell office:value-type="string" calcext:value-type="string">
            <text:p>A00000576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6" calcext:value-type="float">
            <text:p>576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1006" calcext:value-type="float">
            <text:p>100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ugust 30, 2024 at 4:29:27 PM UTC-7</text:p>
          </table:table-cell>
        </table:table-row>
        <table:table-row table:style-name="ro1" table:visibility="filter">
          <table:table-cell office:value-type="string" calcext:value-type="string">
            <text:p>A00000577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7" calcext:value-type="float">
            <text:p>577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1006" calcext:value-type="float">
            <text:p>10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gust 30, 2024 at 4:29:28 PM UTC-7</text:p>
          </table:table-cell>
        </table:table-row>
        <table:table-row table:style-name="ro1" table:visibility="filter">
          <table:table-cell office:value-type="string" calcext:value-type="string">
            <text:p>A00000578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8" calcext:value-type="float">
            <text:p>578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1006" calcext:value-type="float">
            <text:p>100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gust 30, 2024 at 4:29:30 PM UTC-7</text:p>
          </table:table-cell>
        </table:table-row>
        <table:table-row table:style-name="ro1" table:visibility="filter">
          <table:table-cell office:value-type="string" calcext:value-type="string">
            <text:p>A00000579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9" calcext:value-type="float">
            <text:p>579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1006" calcext:value-type="float">
            <text:p>100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ugust 30, 2024 at 4:29:32 PM UTC-7</text:p>
          </table:table-cell>
        </table:table-row>
        <table:table-row table:style-name="ro1" table:visibility="filter">
          <table:table-cell office:value-type="string" calcext:value-type="string">
            <text:p>A00000580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80" calcext:value-type="float">
            <text:p>580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1006" calcext:value-type="float">
            <text:p>1006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ugust 30, 2024 at 4:29:33 PM UTC-7</text:p>
          </table:table-cell>
        </table:table-row>
        <table:table-row table:style-name="ro1" table:visibility="filter">
          <table:table-cell office:value-type="string" calcext:value-type="string">
            <text:p>A00000581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81" calcext:value-type="float">
            <text:p>581</text:p>
          </table:table-cell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office:value-type="float" office:value="1006" calcext:value-type="float">
            <text:p>100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ugust 30, 2024 at 4:29:42 PM UTC-7</text:p>
          </table:table-cell>
        </table:table-row>
        <table:table-row table:style-name="ro1" table:visibility="filter">
          <table:table-cell office:value-type="string" calcext:value-type="string">
            <text:p>A00000582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82" calcext:value-type="float">
            <text:p>582</text:p>
          </table:table-cell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office:value-type="float" office:value="1006" calcext:value-type="float">
            <text:p>100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ugust 30, 2024 at 4:29:44 PM UTC-7</text:p>
          </table:table-cell>
        </table:table-row>
        <table:table-row table:style-name="ro1" table:visibility="filter">
          <table:table-cell office:value-type="string" calcext:value-type="string">
            <text:p>A00000583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83" calcext:value-type="float">
            <text:p>583</text:p>
          </table:table-cell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office:value-type="float" office:value="1006" calcext:value-type="float">
            <text:p>1006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ugust 30, 2024 at 4:29:46 PM UTC-7</text:p>
          </table:table-cell>
        </table:table-row>
        <table:table-row table:style-name="ro1" table:visibility="filter">
          <table:table-cell office:value-type="string" calcext:value-type="string">
            <text:p>A00000584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84" calcext:value-type="float">
            <text:p>584</text:p>
          </table:table-cell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office:value-type="float" office:value="1006" calcext:value-type="float">
            <text:p>1006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ugust 30, 2024 at 4:29:48 PM UTC-7</text:p>
          </table:table-cell>
        </table:table-row>
        <table:table-row table:style-name="ro1" table:visibility="filter">
          <table:table-cell office:value-type="string" calcext:value-type="string">
            <text:p>A00000585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85" calcext:value-type="float">
            <text:p>585</text:p>
          </table:table-cell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office:value-type="float" office:value="1006" calcext:value-type="float">
            <text:p>1006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ugust 30, 2024 at 4:29:50 PM UTC-7</text:p>
          </table:table-cell>
        </table:table-row>
        <table:table-row table:style-name="ro1" table:visibility="filter">
          <table:table-cell office:value-type="string" calcext:value-type="string">
            <text:p>A00000586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86" calcext:value-type="float">
            <text:p>586</text:p>
          </table:table-cell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office:value-type="float" office:value="1006" calcext:value-type="float">
            <text:p>100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ugust 30, 2024 at 4:29:52 PM UTC-7</text:p>
          </table:table-cell>
        </table:table-row>
        <table:table-row table:style-name="ro1" table:visibility="filter">
          <table:table-cell office:value-type="string" calcext:value-type="string">
            <text:p>A00000587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87" calcext:value-type="float">
            <text:p>587</text:p>
          </table:table-cell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office:value-type="float" office:value="1006" calcext:value-type="float">
            <text:p>100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ugust 30, 2024 at 4:29:56 PM UTC-7</text:p>
          </table:table-cell>
        </table:table-row>
        <table:table-row table:style-name="ro1" table:visibility="filter">
          <table:table-cell office:value-type="string" calcext:value-type="string">
            <text:p>A00000588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88" calcext:value-type="float">
            <text:p>588</text:p>
          </table:table-cell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office:value-type="float" office:value="1006" calcext:value-type="float">
            <text:p>100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gust 30, 2024 at 4:29:58 PM UTC-7</text:p>
          </table:table-cell>
        </table:table-row>
        <table:table-row table:style-name="ro1" table:visibility="filter">
          <table:table-cell office:value-type="string" calcext:value-type="string">
            <text:p>A00000589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89" calcext:value-type="float">
            <text:p>589</text:p>
          </table:table-cell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office:value-type="float" office:value="1006" calcext:value-type="float">
            <text:p>1006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ugust 30, 2024 at 4:30:02 PM UTC-7</text:p>
          </table:table-cell>
        </table:table-row>
        <table:table-row table:style-name="ro1" table:visibility="filter">
          <table:table-cell office:value-type="string" calcext:value-type="string">
            <text:p>A00000590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0" calcext:value-type="float">
            <text:p>590</text:p>
          </table:table-cell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office:value-type="float" office:value="1006" calcext:value-type="float">
            <text:p>100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ugust 30, 2024 at 4:30:06 PM UTC-7</text:p>
          </table:table-cell>
        </table:table-row>
        <table:table-row table:style-name="ro1" table:visibility="filter">
          <table:table-cell office:value-type="string" calcext:value-type="string">
            <text:p>A00000591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03" calcext:value-type="float">
            <text:p>100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ugust 30, 2024 at 4:49:03 PM UTC-7</text:p>
          </table:table-cell>
        </table:table-row>
        <table:table-row table:style-name="ro1" table:visibility="filter">
          <table:table-cell office:value-type="string" calcext:value-type="string">
            <text:p>A00000592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03" calcext:value-type="float">
            <text:p>1003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ugust 30, 2024 at 4:49:08 PM UTC-7</text:p>
          </table:table-cell>
        </table:table-row>
        <table:table-row table:style-name="ro1" table:visibility="filter">
          <table:table-cell office:value-type="string" calcext:value-type="string">
            <text:p>A00000593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03" calcext:value-type="float">
            <text:p>1003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ugust 30, 2024 at 4:49:11 PM UTC-7</text:p>
          </table:table-cell>
        </table:table-row>
        <table:table-row table:style-name="ro1" table:visibility="filter">
          <table:table-cell office:value-type="string" calcext:value-type="string">
            <text:p>A00000594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03" calcext:value-type="float">
            <text:p>1003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ugust 30, 2024 at 4:49:11 PM UTC-7</text:p>
          </table:table-cell>
        </table:table-row>
        <table:table-row table:style-name="ro1" table:visibility="filter">
          <table:table-cell office:value-type="string" calcext:value-type="string">
            <text:p>A00000595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03" calcext:value-type="float">
            <text:p>1003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ugust 30, 2024 at 4:49:13 PM UTC-7</text:p>
          </table:table-cell>
        </table:table-row>
        <table:table-row table:style-name="ro1" table:visibility="filter">
          <table:table-cell office:value-type="string" calcext:value-type="string">
            <text:p>A00000596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03" calcext:value-type="float">
            <text:p>1003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ugust 30, 2024 at 4:49:18 PM UTC-7</text:p>
          </table:table-cell>
        </table:table-row>
        <table:table-row table:style-name="ro1" table:visibility="filter">
          <table:table-cell office:value-type="string" calcext:value-type="string">
            <text:p>A00000597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03" calcext:value-type="float">
            <text:p>1003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ugust 30, 2024 at 4:49:22 PM UTC-7</text:p>
          </table:table-cell>
        </table:table-row>
        <table:table-row table:style-name="ro1" table:visibility="filter">
          <table:table-cell office:value-type="string" calcext:value-type="string">
            <text:p>A00000598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03" calcext:value-type="float">
            <text:p>1003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ugust 30, 2024 at 4:49:25 PM UTC-7</text:p>
          </table:table-cell>
        </table:table-row>
        <table:table-row table:style-name="ro1" table:visibility="filter">
          <table:table-cell office:value-type="string" calcext:value-type="string">
            <text:p>A00000599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03" calcext:value-type="float">
            <text:p>1003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August 30, 2024 at 4:49:27 PM UTC-7</text:p>
          </table:table-cell>
        </table:table-row>
        <table:table-row table:style-name="ro1" table:visibility="filter">
          <table:table-cell office:value-type="string" calcext:value-type="string">
            <text:p>A00000600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03" calcext:value-type="float">
            <text:p>1003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ugust 30, 2024 at 4:49:31 PM UTC-7</text:p>
          </table:table-cell>
        </table:table-row>
        <table:table-row table:style-name="ro1" table:visibility="filter">
          <table:table-cell office:value-type="string" calcext:value-type="string">
            <text:p>A00000601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1" calcext:value-type="float">
            <text:p>601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3" calcext:value-type="float">
            <text:p>100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gust 30, 2024 at 4:49:41 PM UTC-7</text:p>
          </table:table-cell>
        </table:table-row>
        <table:table-row table:style-name="ro1" table:visibility="filter">
          <table:table-cell office:value-type="string" calcext:value-type="string">
            <text:p>A00000602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2" calcext:value-type="float">
            <text:p>602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3" calcext:value-type="float">
            <text:p>10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ugust 30, 2024 at 4:49:42 PM UTC-7</text:p>
          </table:table-cell>
        </table:table-row>
        <table:table-row table:style-name="ro1" table:visibility="filter">
          <table:table-cell office:value-type="string" calcext:value-type="string">
            <text:p>A00000603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3" calcext:value-type="float">
            <text:p>100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ugust 30, 2024 at 4:49:43 PM UTC-7</text:p>
          </table:table-cell>
        </table:table-row>
        <table:table-row table:style-name="ro1" table:visibility="filter">
          <table:table-cell office:value-type="string" calcext:value-type="string">
            <text:p>A00000604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4" calcext:value-type="float">
            <text:p>604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3" calcext:value-type="float">
            <text:p>100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ugust 30, 2024 at 4:49:45 PM UTC-7</text:p>
          </table:table-cell>
        </table:table-row>
        <table:table-row table:style-name="ro1" table:visibility="filter">
          <table:table-cell office:value-type="string" calcext:value-type="string">
            <text:p>A00000605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5" calcext:value-type="float">
            <text:p>605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3" calcext:value-type="float">
            <text:p>100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ugust 30, 2024 at 4:49:46 PM UTC-7</text:p>
          </table:table-cell>
        </table:table-row>
        <table:table-row table:style-name="ro1" table:visibility="filter">
          <table:table-cell office:value-type="string" calcext:value-type="string">
            <text:p>A00000606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6" calcext:value-type="float">
            <text:p>606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3" calcext:value-type="float">
            <text:p>100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ugust 30, 2024 at 4:49:48 PM UTC-7</text:p>
          </table:table-cell>
        </table:table-row>
        <table:table-row table:style-name="ro1" table:visibility="filter">
          <table:table-cell office:value-type="string" calcext:value-type="string">
            <text:p>A00000607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7" calcext:value-type="float">
            <text:p>607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3" calcext:value-type="float">
            <text:p>100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ugust 30, 2024 at 4:49:48 PM UTC-7</text:p>
          </table:table-cell>
        </table:table-row>
        <table:table-row table:style-name="ro1" table:visibility="filter">
          <table:table-cell office:value-type="string" calcext:value-type="string">
            <text:p>A00000608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8" calcext:value-type="float">
            <text:p>608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3" calcext:value-type="float">
            <text:p>100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ugust 30, 2024 at 4:49:50 PM UTC-7</text:p>
          </table:table-cell>
        </table:table-row>
        <table:table-row table:style-name="ro1" table:visibility="filter">
          <table:table-cell office:value-type="string" calcext:value-type="string">
            <text:p>A00000609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9" calcext:value-type="float">
            <text:p>609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1003" calcext:value-type="float">
            <text:p>1003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ugust 30, 2024 at 4:49:58 PM UTC-7</text:p>
          </table:table-cell>
        </table:table-row>
        <table:table-row table:style-name="ro1" table:visibility="filter">
          <table:table-cell office:value-type="string" calcext:value-type="string">
            <text:p>A00000610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0" calcext:value-type="float">
            <text:p>610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1003" calcext:value-type="float">
            <text:p>1003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ugust 30, 2024 at 4:49:59 PM UTC-7</text:p>
          </table:table-cell>
        </table:table-row>
        <table:table-row table:style-name="ro1" table:visibility="filter">
          <table:table-cell office:value-type="string" calcext:value-type="string">
            <text:p>A00000611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1" calcext:value-type="float">
            <text:p>611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1003" calcext:value-type="float">
            <text:p>1003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ugust 30, 2024 at 4:50:01 PM UTC-7</text:p>
          </table:table-cell>
        </table:table-row>
        <table:table-row table:style-name="ro1" table:visibility="filter">
          <table:table-cell office:value-type="string" calcext:value-type="string">
            <text:p>A00000612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2" calcext:value-type="float">
            <text:p>612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1003" calcext:value-type="float">
            <text:p>1003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ugust 30, 2024 at 4:50:02 PM UTC-7</text:p>
          </table:table-cell>
        </table:table-row>
        <table:table-row table:style-name="ro1" table:visibility="filter">
          <table:table-cell office:value-type="string" calcext:value-type="string">
            <text:p>A00000613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3" calcext:value-type="float">
            <text:p>613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1003" calcext:value-type="float">
            <text:p>1003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ugust 30, 2024 at 4:50:04 PM UTC-7</text:p>
          </table:table-cell>
        </table:table-row>
        <table:table-row table:style-name="ro1" table:visibility="filter">
          <table:table-cell office:value-type="string" calcext:value-type="string">
            <text:p>A00000614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4" calcext:value-type="float">
            <text:p>614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1003" calcext:value-type="float">
            <text:p>1003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ugust 30, 2024 at 4:50:06 PM UTC-7</text:p>
          </table:table-cell>
        </table:table-row>
        <table:table-row table:style-name="ro1" table:visibility="filter">
          <table:table-cell office:value-type="string" calcext:value-type="string">
            <text:p>A00000615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5" calcext:value-type="float">
            <text:p>615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1003" calcext:value-type="float">
            <text:p>1003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ugust 30, 2024 at 4:50:08 PM UTC-7</text:p>
          </table:table-cell>
        </table:table-row>
        <table:table-row table:style-name="ro1" table:visibility="filter">
          <table:table-cell office:value-type="string" calcext:value-type="string">
            <text:p>A00000616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6" calcext:value-type="float">
            <text:p>616</text:p>
          </table:table-cell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office:value-type="float" office:value="1003" calcext:value-type="float">
            <text:p>1003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ugust 30, 2024 at 4:50:13 PM UTC-7</text:p>
          </table:table-cell>
        </table:table-row>
        <table:table-row table:style-name="ro1" table:visibility="filter">
          <table:table-cell office:value-type="string" calcext:value-type="string">
            <text:p>A00000617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7" calcext:value-type="float">
            <text:p>617</text:p>
          </table:table-cell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office:value-type="float" office:value="1003" calcext:value-type="float">
            <text:p>1003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ugust 30, 2024 at 4:50:14 PM UTC-7</text:p>
          </table:table-cell>
        </table:table-row>
        <table:table-row table:style-name="ro1" table:visibility="filter">
          <table:table-cell office:value-type="string" calcext:value-type="string">
            <text:p>A00000618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8" calcext:value-type="float">
            <text:p>618</text:p>
          </table:table-cell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office:value-type="float" office:value="1003" calcext:value-type="float">
            <text:p>1003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ugust 30, 2024 at 4:50:15 PM UTC-7</text:p>
          </table:table-cell>
        </table:table-row>
        <table:table-row table:style-name="ro1" table:visibility="filter">
          <table:table-cell office:value-type="string" calcext:value-type="string">
            <text:p>A00000619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9" calcext:value-type="float">
            <text:p>619</text:p>
          </table:table-cell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office:value-type="float" office:value="1003" calcext:value-type="float">
            <text:p>1003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ugust 30, 2024 at 4:50:17 PM UTC-7</text:p>
          </table:table-cell>
        </table:table-row>
        <table:table-row table:style-name="ro1" table:visibility="filter">
          <table:table-cell office:value-type="string" calcext:value-type="string">
            <text:p>A00000620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0" calcext:value-type="float">
            <text:p>620</text:p>
          </table:table-cell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office:value-type="float" office:value="1003" calcext:value-type="float">
            <text:p>1003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ugust 30, 2024 at 4:50:18 PM UTC-7</text:p>
          </table:table-cell>
        </table:table-row>
        <table:table-row table:style-name="ro1" table:visibility="filter">
          <table:table-cell office:value-type="string" calcext:value-type="string">
            <text:p>A00000621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1" calcext:value-type="float">
            <text:p>621</text:p>
          </table:table-cell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office:value-type="float" office:value="1003" calcext:value-type="float">
            <text:p>1003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August 30, 2024 at 4:50:20 PM UTC-7</text:p>
          </table:table-cell>
        </table:table-row>
        <table:table-row table:style-name="ro1" table:visibility="filter">
          <table:table-cell office:value-type="string" calcext:value-type="string">
            <text:p>A00000622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2" calcext:value-type="float">
            <text:p>622</text:p>
          </table:table-cell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office:value-type="float" office:value="1003" calcext:value-type="float">
            <text:p>1003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ugust 30, 2024 at 4:50:21 PM UTC-7</text:p>
          </table:table-cell>
        </table:table-row>
        <table:table-row table:style-name="ro1" table:visibility="filter">
          <table:table-cell office:value-type="string" calcext:value-type="string">
            <text:p>A00000623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3" calcext:value-type="float">
            <text:p>623</text:p>
          </table:table-cell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office:value-type="float" office:value="1003" calcext:value-type="float">
            <text:p>1003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ugust 30, 2024 at 4:50:25 PM UTC-7</text:p>
          </table:table-cell>
        </table:table-row>
        <table:table-row table:style-name="ro1" table:visibility="filter">
          <table:table-cell office:value-type="string" calcext:value-type="string">
            <text:p>A00000624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4" calcext:value-type="float">
            <text:p>624</text:p>
          </table:table-cell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office:value-type="float" office:value="1003" calcext:value-type="float">
            <text:p>1003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ugust 30, 2024 at 4:50:27 PM UTC-7</text:p>
          </table:table-cell>
        </table:table-row>
        <table:table-row table:style-name="ro1" table:visibility="filter">
          <table:table-cell office:value-type="string" calcext:value-type="string">
            <text:p>A00000625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03" calcext:value-type="float">
            <text:p>1003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ugust 30, 2024 at 4:50:34 PM UTC-7</text:p>
          </table:table-cell>
        </table:table-row>
        <table:table-row table:style-name="ro1" table:visibility="filter">
          <table:table-cell office:value-type="string" calcext:value-type="string">
            <text:p>A00000626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03" calcext:value-type="float">
            <text:p>1003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ugust 30, 2024 at 4:50:35 PM UTC-7</text:p>
          </table:table-cell>
        </table:table-row>
        <table:table-row table:style-name="ro1" table:visibility="filter">
          <table:table-cell office:value-type="string" calcext:value-type="string">
            <text:p>A00000627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7" calcext:value-type="float">
            <text:p>627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3" calcext:value-type="float">
            <text:p>1003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ugust 30, 2024 at 4:50:41 PM UTC-7</text:p>
          </table:table-cell>
        </table:table-row>
        <table:table-row table:style-name="ro1" table:visibility="filter">
          <table:table-cell office:value-type="string" calcext:value-type="string">
            <text:p>A00000628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8" calcext:value-type="float">
            <text:p>628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3" calcext:value-type="float">
            <text:p>1003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ugust 30, 2024 at 4:50:42 PM UTC-7</text:p>
          </table:table-cell>
        </table:table-row>
        <table:table-row table:style-name="ro1" table:visibility="filter">
          <table:table-cell office:value-type="string" calcext:value-type="string">
            <text:p>A00000629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9" calcext:value-type="float">
            <text:p>629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1003" calcext:value-type="float">
            <text:p>1003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ugust 30, 2024 at 4:50:48 PM UTC-7</text:p>
          </table:table-cell>
        </table:table-row>
        <table:table-row table:style-name="ro1" table:visibility="filter">
          <table:table-cell office:value-type="string" calcext:value-type="string">
            <text:p>A00000630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1003" calcext:value-type="float">
            <text:p>1003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ugust 30, 2024 at 4:50:50 PM UTC-7</text:p>
          </table:table-cell>
        </table:table-row>
        <table:table-row table:style-name="ro1" table:visibility="filter">
          <table:table-cell office:value-type="string" calcext:value-type="string">
            <text:p>A00000631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ugust 30, 2024 at 5:04:19 PM UTC-7</text:p>
          </table:table-cell>
        </table:table-row>
        <table:table-row table:style-name="ro1" table:visibility="filter">
          <table:table-cell office:value-type="string" calcext:value-type="string">
            <text:p>A00000632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ugust 30, 2024 at 5:04:22 PM UTC-7</text:p>
          </table:table-cell>
        </table:table-row>
        <table:table-row table:style-name="ro1" table:visibility="filter">
          <table:table-cell office:value-type="string" calcext:value-type="string">
            <text:p>A00000633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ugust 30, 2024 at 5:04:24 PM UTC-7</text:p>
          </table:table-cell>
        </table:table-row>
        <table:table-row table:style-name="ro1" table:visibility="filter">
          <table:table-cell office:value-type="string" calcext:value-type="string">
            <text:p>A00000634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ugust 30, 2024 at 5:04:29 PM UTC-7</text:p>
          </table:table-cell>
        </table:table-row>
        <table:table-row table:style-name="ro1" table:visibility="filter">
          <table:table-cell office:value-type="string" calcext:value-type="string">
            <text:p>A00000635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ugust 30, 2024 at 5:04:31 PM UTC-7</text:p>
          </table:table-cell>
        </table:table-row>
        <table:table-row table:style-name="ro1" table:visibility="filter">
          <table:table-cell office:value-type="string" calcext:value-type="string">
            <text:p>A00000636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6" calcext:value-type="float">
            <text:p>636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ugust 30, 2024 at 5:04:33 PM UTC-7</text:p>
          </table:table-cell>
        </table:table-row>
        <table:table-row table:style-name="ro1" table:visibility="filter">
          <table:table-cell office:value-type="string" calcext:value-type="string">
            <text:p>A00000637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ugust 30, 2024 at 5:04:35 PM UTC-7</text:p>
          </table:table-cell>
        </table:table-row>
        <table:table-row table:style-name="ro1" table:visibility="filter">
          <table:table-cell office:value-type="string" calcext:value-type="string">
            <text:p>A00000638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ugust 30, 2024 at 5:04:37 PM UTC-7</text:p>
          </table:table-cell>
        </table:table-row>
        <table:table-row table:style-name="ro1" table:visibility="filter">
          <table:table-cell office:value-type="string" calcext:value-type="string">
            <text:p>A00000639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gust 30, 2024 at 5:04:43 PM UTC-7</text:p>
          </table:table-cell>
        </table:table-row>
        <table:table-row table:style-name="ro1" table:visibility="filter">
          <table:table-cell office:value-type="string" calcext:value-type="string">
            <text:p>A00000640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ugust 30, 2024 at 5:04:52 PM UTC-7</text:p>
          </table:table-cell>
        </table:table-row>
        <table:table-row table:style-name="ro1" table:visibility="filter">
          <table:table-cell office:value-type="string" calcext:value-type="string">
            <text:p>A00000641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41" calcext:value-type="float">
            <text:p>641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gust 30, 2024 at 5:05:00 PM UTC-7</text:p>
          </table:table-cell>
        </table:table-row>
        <table:table-row table:style-name="ro1" table:visibility="filter">
          <table:table-cell office:value-type="string" calcext:value-type="string">
            <text:p>A00000642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42" calcext:value-type="float">
            <text:p>642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ugust 30, 2024 at 5:05:02 PM UTC-7</text:p>
          </table:table-cell>
        </table:table-row>
        <table:table-row table:style-name="ro1" table:visibility="filter">
          <table:table-cell office:value-type="string" calcext:value-type="string">
            <text:p>A00000643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43" calcext:value-type="float">
            <text:p>643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ugust 30, 2024 at 5:05:04 PM UTC-7</text:p>
          </table:table-cell>
        </table:table-row>
        <table:table-row table:style-name="ro1" table:visibility="filter">
          <table:table-cell office:value-type="string" calcext:value-type="string">
            <text:p>A00000644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44" calcext:value-type="float">
            <text:p>644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ugust 30, 2024 at 5:05:06 PM UTC-7</text:p>
          </table:table-cell>
        </table:table-row>
        <table:table-row table:style-name="ro1" table:visibility="filter">
          <table:table-cell office:value-type="string" calcext:value-type="string">
            <text:p>A00000645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45" calcext:value-type="float">
            <text:p>645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ugust 30, 2024 at 5:05:08 PM UTC-7</text:p>
          </table:table-cell>
        </table:table-row>
        <table:table-row table:style-name="ro1" table:visibility="filter">
          <table:table-cell office:value-type="string" calcext:value-type="string">
            <text:p>A00000646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46" calcext:value-type="float">
            <text:p>646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ugust 30, 2024 at 5:05:12 PM UTC-7</text:p>
          </table:table-cell>
        </table:table-row>
        <table:table-row table:style-name="ro1" table:visibility="filter">
          <table:table-cell office:value-type="string" calcext:value-type="string">
            <text:p>A00000647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47" calcext:value-type="float">
            <text:p>647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ugust 30, 2024 at 5:05:16 PM UTC-7</text:p>
          </table:table-cell>
        </table:table-row>
        <table:table-row table:style-name="ro1" table:visibility="filter">
          <table:table-cell office:value-type="string" calcext:value-type="string">
            <text:p>A00000648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48" calcext:value-type="float">
            <text:p>648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ugust 30, 2024 at 5:05:20 PM UTC-7</text:p>
          </table:table-cell>
        </table:table-row>
        <table:table-row table:style-name="ro1" table:visibility="filter">
          <table:table-cell office:value-type="string" calcext:value-type="string">
            <text:p>A00000649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49" calcext:value-type="float">
            <text:p>649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ugust 30, 2024 at 5:05:24 PM UTC-7</text:p>
          </table:table-cell>
        </table:table-row>
        <table:table-row table:style-name="ro1" table:visibility="filter">
          <table:table-cell office:value-type="string" calcext:value-type="string">
            <text:p>A00000650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ugust 30, 2024 at 5:05:30 PM UTC-7</text:p>
          </table:table-cell>
        </table:table-row>
        <table:table-row table:style-name="ro1" table:visibility="filter">
          <table:table-cell office:value-type="string" calcext:value-type="string">
            <text:p>A00000651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51" calcext:value-type="float">
            <text:p>651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ugust 30, 2024 at 5:05:36 PM UTC-7</text:p>
          </table:table-cell>
        </table:table-row>
        <table:table-row table:style-name="ro1" table:visibility="filter">
          <table:table-cell office:value-type="string" calcext:value-type="string">
            <text:p>A00000652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52" calcext:value-type="float">
            <text:p>652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ugust 30, 2024 at 5:05:38 PM UTC-7</text:p>
          </table:table-cell>
        </table:table-row>
        <table:table-row table:style-name="ro1" table:visibility="filter">
          <table:table-cell office:value-type="string" calcext:value-type="string">
            <text:p>A00000653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53" calcext:value-type="float">
            <text:p>653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ugust 30, 2024 at 5:05:40 PM UTC-7</text:p>
          </table:table-cell>
        </table:table-row>
        <table:table-row table:style-name="ro1" table:visibility="filter">
          <table:table-cell office:value-type="string" calcext:value-type="string">
            <text:p>A00000654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54" calcext:value-type="float">
            <text:p>654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ugust 30, 2024 at 5:05:42 PM UTC-7</text:p>
          </table:table-cell>
        </table:table-row>
        <table:table-row table:style-name="ro1" table:visibility="filter">
          <table:table-cell office:value-type="string" calcext:value-type="string">
            <text:p>A00000655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55" calcext:value-type="float">
            <text:p>655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ugust 30, 2024 at 5:05:46 PM UTC-7</text:p>
          </table:table-cell>
        </table:table-row>
        <table:table-row table:style-name="ro1" table:visibility="filter">
          <table:table-cell office:value-type="string" calcext:value-type="string">
            <text:p>A00000656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56" calcext:value-type="float">
            <text:p>656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ugust 30, 2024 at 5:05:49 PM UTC-7</text:p>
          </table:table-cell>
        </table:table-row>
        <table:table-row table:style-name="ro1" table:visibility="filter">
          <table:table-cell office:value-type="string" calcext:value-type="string">
            <text:p>A00000657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57" calcext:value-type="float">
            <text:p>657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ugust 30, 2024 at 5:05:51 PM UTC-7</text:p>
          </table:table-cell>
        </table:table-row>
        <table:table-row table:style-name="ro1" table:visibility="filter">
          <table:table-cell office:value-type="string" calcext:value-type="string">
            <text:p>A00000658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58" calcext:value-type="float">
            <text:p>658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ugust 30, 2024 at 5:05:57 PM UTC-7</text:p>
          </table:table-cell>
        </table:table-row>
        <table:table-row table:style-name="ro1" table:visibility="filter">
          <table:table-cell office:value-type="string" calcext:value-type="string">
            <text:p>A00000659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59" calcext:value-type="float">
            <text:p>659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ugust 30, 2024 at 5:05:59 PM UTC-7</text:p>
          </table:table-cell>
        </table:table-row>
        <table:table-row table:style-name="ro1" table:visibility="filter">
          <table:table-cell office:value-type="string" calcext:value-type="string">
            <text:p>A00000660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60" calcext:value-type="float">
            <text:p>660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gust 30, 2024 at 5:06:04 PM UTC-7</text:p>
          </table:table-cell>
        </table:table-row>
        <table:table-row table:style-name="ro1" table:visibility="filter">
          <table:table-cell office:value-type="string" calcext:value-type="string">
            <text:p>A00000661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61" calcext:value-type="float">
            <text:p>661</text:p>
          </table:table-cell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ugust 30, 2024 at 5:06:11 PM UTC-7</text:p>
          </table:table-cell>
        </table:table-row>
        <table:table-row table:style-name="ro1" table:visibility="filter">
          <table:table-cell office:value-type="string" calcext:value-type="string">
            <text:p>A00000662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62" calcext:value-type="float">
            <text:p>662</text:p>
          </table:table-cell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gust 30, 2024 at 5:06:14 PM UTC-7</text:p>
          </table:table-cell>
        </table:table-row>
        <table:table-row table:style-name="ro1" table:visibility="filter">
          <table:table-cell office:value-type="string" calcext:value-type="string">
            <text:p>A00000663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63" calcext:value-type="float">
            <text:p>663</text:p>
          </table:table-cell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ugust 30, 2024 at 5:06:17 PM UTC-7</text:p>
          </table:table-cell>
        </table:table-row>
        <table:table-row table:style-name="ro1" table:visibility="filter">
          <table:table-cell office:value-type="string" calcext:value-type="string">
            <text:p>A00000664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64" calcext:value-type="float">
            <text:p>664</text:p>
          </table:table-cell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ugust 30, 2024 at 5:06:20 PM UTC-7</text:p>
          </table:table-cell>
        </table:table-row>
        <table:table-row table:style-name="ro1" table:visibility="filter">
          <table:table-cell office:value-type="string" calcext:value-type="string">
            <text:p>A00000665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65" calcext:value-type="float">
            <text:p>665</text:p>
          </table:table-cell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ugust 30, 2024 at 5:06:23 PM UTC-7</text:p>
          </table:table-cell>
        </table:table-row>
        <table:table-row table:style-name="ro1" table:visibility="filter">
          <table:table-cell office:value-type="string" calcext:value-type="string">
            <text:p>A00000666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66" calcext:value-type="float">
            <text:p>666</text:p>
          </table:table-cell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ugust 30, 2024 at 5:06:27 PM UTC-7</text:p>
          </table:table-cell>
        </table:table-row>
        <table:table-row table:style-name="ro1" table:visibility="filter">
          <table:table-cell office:value-type="string" calcext:value-type="string">
            <text:p>A00000667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67" calcext:value-type="float">
            <text:p>667</text:p>
          </table:table-cell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ugust 30, 2024 at 5:06:31 PM UTC-7</text:p>
          </table:table-cell>
        </table:table-row>
        <table:table-row table:style-name="ro1" table:visibility="filter">
          <table:table-cell office:value-type="string" calcext:value-type="string">
            <text:p>A00000668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68" calcext:value-type="float">
            <text:p>668</text:p>
          </table:table-cell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ugust 30, 2024 at 5:06:43 PM UTC-7</text:p>
          </table:table-cell>
        </table:table-row>
        <table:table-row table:style-name="ro1" table:visibility="filter">
          <table:table-cell office:value-type="string" calcext:value-type="string">
            <text:p>A00000669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69" calcext:value-type="float">
            <text:p>669</text:p>
          </table:table-cell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ugust 30, 2024 at 5:06:51 PM UTC-7</text:p>
          </table:table-cell>
        </table:table-row>
        <table:table-row table:style-name="ro1" table:visibility="filter">
          <table:table-cell office:value-type="string" calcext:value-type="string">
            <text:p>A00000670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0" calcext:value-type="float">
            <text:p>670</text:p>
          </table:table-cell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ugust 30, 2024 at 5:06:56 PM UTC-7</text:p>
          </table:table-cell>
        </table:table-row>
        <table:table-row table:style-name="ro1" table:visibility="filter">
          <table:table-cell office:value-type="string" calcext:value-type="string">
            <text:p>A00000671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12" calcext:value-type="float">
            <text:p>101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ugust 30, 2024 at 5:08:22 PM UTC-7</text:p>
          </table:table-cell>
        </table:table-row>
        <table:table-row table:style-name="ro1" table:visibility="filter">
          <table:table-cell office:value-type="string" calcext:value-type="string">
            <text:p>A00000672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12" calcext:value-type="float">
            <text:p>101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gust 30, 2024 at 5:08:24 PM UTC-7</text:p>
          </table:table-cell>
        </table:table-row>
        <table:table-row table:style-name="ro1" table:visibility="filter">
          <table:table-cell office:value-type="string" calcext:value-type="string">
            <text:p>A00000673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3" calcext:value-type="float">
            <text:p>673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12" calcext:value-type="float">
            <text:p>1012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ugust 30, 2024 at 5:08:27 PM UTC-7</text:p>
          </table:table-cell>
        </table:table-row>
        <table:table-row table:style-name="ro1" table:visibility="filter">
          <table:table-cell office:value-type="string" calcext:value-type="string">
            <text:p>A00000674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4" calcext:value-type="float">
            <text:p>674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12" calcext:value-type="float">
            <text:p>1012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ugust 30, 2024 at 5:08:29 PM UTC-7</text:p>
          </table:table-cell>
        </table:table-row>
        <table:table-row table:style-name="ro1" table:visibility="filter">
          <table:table-cell office:value-type="string" calcext:value-type="string">
            <text:p>A00000675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12" calcext:value-type="float">
            <text:p>1012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ugust 30, 2024 at 5:08:31 PM UTC-7</text:p>
          </table:table-cell>
        </table:table-row>
        <table:table-row table:style-name="ro1" table:visibility="filter">
          <table:table-cell office:value-type="string" calcext:value-type="string">
            <text:p>A00000676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12" calcext:value-type="float">
            <text:p>101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ugust 30, 2024 at 5:08:33 PM UTC-7</text:p>
          </table:table-cell>
        </table:table-row>
        <table:table-row table:style-name="ro1" table:visibility="filter">
          <table:table-cell office:value-type="string" calcext:value-type="string">
            <text:p>A00000677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12" calcext:value-type="float">
            <text:p>1012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ugust 30, 2024 at 5:08:36 PM UTC-7</text:p>
          </table:table-cell>
        </table:table-row>
        <table:table-row table:style-name="ro1" table:visibility="filter">
          <table:table-cell office:value-type="string" calcext:value-type="string">
            <text:p>A00000678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12" calcext:value-type="float">
            <text:p>10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gust 30, 2024 at 5:08:39 PM UTC-7</text:p>
          </table:table-cell>
        </table:table-row>
        <table:table-row table:style-name="ro1" table:visibility="filter">
          <table:table-cell office:value-type="string" calcext:value-type="string">
            <text:p>A00000679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9" calcext:value-type="float">
            <text:p>679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12" calcext:value-type="float">
            <text:p>1012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ugust 30, 2024 at 5:09:02 PM UTC-7</text:p>
          </table:table-cell>
        </table:table-row>
        <table:table-row table:style-name="ro1" table:visibility="filter">
          <table:table-cell office:value-type="string" calcext:value-type="string">
            <text:p>A00000680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0" calcext:value-type="float">
            <text:p>680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12" calcext:value-type="float">
            <text:p>1012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ugust 30, 2024 at 5:09:21 PM UTC-7</text:p>
          </table:table-cell>
        </table:table-row>
        <table:table-row table:style-name="ro1" table:visibility="filter">
          <table:table-cell office:value-type="string" calcext:value-type="string">
            <text:p>A00000681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ugust 30, 2024 at 5:18:06 PM UTC-7</text:p>
          </table:table-cell>
        </table:table-row>
        <table:table-row table:style-name="ro1" table:visibility="filter">
          <table:table-cell office:value-type="string" calcext:value-type="string">
            <text:p>A00000682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ugust 30, 2024 at 5:18:11 PM UTC-7</text:p>
          </table:table-cell>
        </table:table-row>
        <table:table-row table:style-name="ro1" table:visibility="filter">
          <table:table-cell office:value-type="string" calcext:value-type="string">
            <text:p>A00000683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3" calcext:value-type="float">
            <text:p>683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ugust 30, 2024 at 5:18:14 PM UTC-7</text:p>
          </table:table-cell>
        </table:table-row>
        <table:table-row table:style-name="ro1" table:visibility="filter">
          <table:table-cell office:value-type="string" calcext:value-type="string">
            <text:p>A00000684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ugust 30, 2024 at 5:18:17 PM UTC-7</text:p>
          </table:table-cell>
        </table:table-row>
        <table:table-row table:style-name="ro1" table:visibility="filter">
          <table:table-cell office:value-type="string" calcext:value-type="string">
            <text:p>A00000685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ugust 30, 2024 at 5:18:20 PM UTC-7</text:p>
          </table:table-cell>
        </table:table-row>
        <table:table-row table:style-name="ro1" table:visibility="filter">
          <table:table-cell office:value-type="string" calcext:value-type="string">
            <text:p>A00000686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6" calcext:value-type="float">
            <text:p>686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ugust 30, 2024 at 5:18:24 PM UTC-7</text:p>
          </table:table-cell>
        </table:table-row>
        <table:table-row table:style-name="ro1" table:visibility="filter">
          <table:table-cell office:value-type="string" calcext:value-type="string">
            <text:p>A00000687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ugust 30, 2024 at 5:18:32 PM UTC-7</text:p>
          </table:table-cell>
        </table:table-row>
        <table:table-row table:style-name="ro1" table:visibility="filter">
          <table:table-cell office:value-type="string" calcext:value-type="string">
            <text:p>A00000688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ugust 30, 2024 at 5:18:34 PM UTC-7</text:p>
          </table:table-cell>
        </table:table-row>
        <table:table-row table:style-name="ro1" table:visibility="filter">
          <table:table-cell office:value-type="string" calcext:value-type="string">
            <text:p>A00000689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ugust 30, 2024 at 5:18:37 PM UTC-7</text:p>
          </table:table-cell>
        </table:table-row>
        <table:table-row table:style-name="ro1" table:visibility="filter">
          <table:table-cell office:value-type="string" calcext:value-type="string">
            <text:p>A00000690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0" calcext:value-type="float">
            <text:p>69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ugust 30, 2024 at 5:18:53 PM UTC-7</text:p>
          </table:table-cell>
        </table:table-row>
        <table:table-row table:style-name="ro1" table:visibility="filter">
          <table:table-cell office:value-type="string" calcext:value-type="string">
            <text:p>A00000691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1" calcext:value-type="float">
            <text:p>691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ugust 30, 2024 at 5:18:56 PM UTC-7</text:p>
          </table:table-cell>
        </table:table-row>
        <table:table-row table:style-name="ro1" table:visibility="filter">
          <table:table-cell office:value-type="string" calcext:value-type="string">
            <text:p>A00000692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2" calcext:value-type="float">
            <text:p>692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ugust 30, 2024 at 5:19:00 PM UTC-7</text:p>
          </table:table-cell>
        </table:table-row>
        <table:table-row table:style-name="ro1" table:visibility="filter">
          <table:table-cell office:value-type="string" calcext:value-type="string">
            <text:p>A00000693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3" calcext:value-type="float">
            <text:p>693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ugust 30, 2024 at 5:19:03 PM UTC-7</text:p>
          </table:table-cell>
        </table:table-row>
        <table:table-row table:style-name="ro1" table:visibility="filter">
          <table:table-cell office:value-type="string" calcext:value-type="string">
            <text:p>A00000694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4" calcext:value-type="float">
            <text:p>694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ugust 30, 2024 at 5:19:06 PM UTC-7</text:p>
          </table:table-cell>
        </table:table-row>
        <table:table-row table:style-name="ro1" table:visibility="filter">
          <table:table-cell office:value-type="string" calcext:value-type="string">
            <text:p>A00000695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5" calcext:value-type="float">
            <text:p>695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ugust 30, 2024 at 5:19:09 PM UTC-7</text:p>
          </table:table-cell>
        </table:table-row>
        <table:table-row table:style-name="ro1" table:visibility="filter">
          <table:table-cell office:value-type="string" calcext:value-type="string">
            <text:p>A00000696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6" calcext:value-type="float">
            <text:p>696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ugust 30, 2024 at 5:19:11 PM UTC-7</text:p>
          </table:table-cell>
        </table:table-row>
        <table:table-row table:style-name="ro1" table:visibility="filter">
          <table:table-cell office:value-type="string" calcext:value-type="string">
            <text:p>A00000697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7" calcext:value-type="float">
            <text:p>697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ugust 30, 2024 at 5:19:20 PM UTC-7</text:p>
          </table:table-cell>
        </table:table-row>
        <table:table-row table:style-name="ro1" table:visibility="filter">
          <table:table-cell office:value-type="string" calcext:value-type="string">
            <text:p>A00000698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8" calcext:value-type="float">
            <text:p>698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ugust 30, 2024 at 5:19:24 PM UTC-7</text:p>
          </table:table-cell>
        </table:table-row>
        <table:table-row table:style-name="ro1" table:visibility="filter">
          <table:table-cell office:value-type="string" calcext:value-type="string">
            <text:p>A00000699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9" calcext:value-type="float">
            <text:p>699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ugust 30, 2024 at 5:19:27 PM UTC-7</text:p>
          </table:table-cell>
        </table:table-row>
        <table:table-row table:style-name="ro1" table:visibility="filter">
          <table:table-cell office:value-type="string" calcext:value-type="string">
            <text:p>A00000700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ugust 30, 2024 at 5:19:33 PM UTC-7</text:p>
          </table:table-cell>
        </table:table-row>
        <table:table-row table:style-name="ro1" table:visibility="filter">
          <table:table-cell office:value-type="string" calcext:value-type="string">
            <text:p>A00000701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1" calcext:value-type="float">
            <text:p>701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ugust 30, 2024 at 5:19:36 PM UTC-7</text:p>
          </table:table-cell>
        </table:table-row>
        <table:table-row table:style-name="ro1" table:visibility="filter">
          <table:table-cell office:value-type="string" calcext:value-type="string">
            <text:p>A00000702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2" calcext:value-type="float">
            <text:p>702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ugust 30, 2024 at 5:19:38 PM UTC-7</text:p>
          </table:table-cell>
        </table:table-row>
        <table:table-row table:style-name="ro1" table:visibility="filter">
          <table:table-cell office:value-type="string" calcext:value-type="string">
            <text:p>A00000703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3" calcext:value-type="float">
            <text:p>703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ugust 30, 2024 at 5:19:42 PM UTC-7</text:p>
          </table:table-cell>
        </table:table-row>
        <table:table-row table:style-name="ro1" table:visibility="filter">
          <table:table-cell office:value-type="string" calcext:value-type="string">
            <text:p>A00000704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4" calcext:value-type="float">
            <text:p>704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ugust 30, 2024 at 5:19:49 PM UTC-7</text:p>
          </table:table-cell>
        </table:table-row>
        <table:table-row table:style-name="ro1" table:visibility="filter">
          <table:table-cell office:value-type="string" calcext:value-type="string">
            <text:p>A00000705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5" calcext:value-type="float">
            <text:p>705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ugust 30, 2024 at 5:19:51 PM UTC-7</text:p>
          </table:table-cell>
        </table:table-row>
        <table:table-row table:style-name="ro1" table:visibility="filter">
          <table:table-cell office:value-type="string" calcext:value-type="string">
            <text:p>A00000706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6" calcext:value-type="float">
            <text:p>706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ugust 30, 2024 at 5:19:54 PM UTC-7</text:p>
          </table:table-cell>
        </table:table-row>
        <table:table-row table:style-name="ro1" table:visibility="filter">
          <table:table-cell office:value-type="string" calcext:value-type="string">
            <text:p>A00000707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7" calcext:value-type="float">
            <text:p>707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ugust 30, 2024 at 5:19:55 PM UTC-7</text:p>
          </table:table-cell>
        </table:table-row>
        <table:table-row table:style-name="ro1" table:visibility="filter">
          <table:table-cell office:value-type="string" calcext:value-type="string">
            <text:p>A00000708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8" calcext:value-type="float">
            <text:p>708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gust 30, 2024 at 5:19:57 PM UTC-7</text:p>
          </table:table-cell>
        </table:table-row>
        <table:table-row table:style-name="ro1" table:visibility="filter">
          <table:table-cell office:value-type="string" calcext:value-type="string">
            <text:p>A00000709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9" calcext:value-type="float">
            <text:p>709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ugust 30, 2024 at 5:19:59 PM UTC-7</text:p>
          </table:table-cell>
        </table:table-row>
        <table:table-row table:style-name="ro1" table:visibility="filter">
          <table:table-cell office:value-type="string" calcext:value-type="string">
            <text:p>A00000710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0" calcext:value-type="float">
            <text:p>710</text:p>
          </table:table-cell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ugust 30, 2024 at 5:20:16 PM UTC-7</text:p>
          </table:table-cell>
        </table:table-row>
        <table:table-row table:style-name="ro1" table:visibility="filter">
          <table:table-cell office:value-type="string" calcext:value-type="string">
            <text:p>A00000711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1" calcext:value-type="float">
            <text:p>711</text:p>
          </table:table-cell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ugust 30, 2024 at 5:20:18 PM UTC-7</text:p>
          </table:table-cell>
        </table:table-row>
        <table:table-row table:style-name="ro1" table:visibility="filter">
          <table:table-cell office:value-type="string" calcext:value-type="string">
            <text:p>A00000712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2" calcext:value-type="float">
            <text:p>712</text:p>
          </table:table-cell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ugust 30, 2024 at 5:20:21 PM UTC-7</text:p>
          </table:table-cell>
        </table:table-row>
        <table:table-row table:style-name="ro1" table:visibility="filter">
          <table:table-cell office:value-type="string" calcext:value-type="string">
            <text:p>A00000713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3" calcext:value-type="float">
            <text:p>713</text:p>
          </table:table-cell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ugust 30, 2024 at 5:20:22 PM UTC-7</text:p>
          </table:table-cell>
        </table:table-row>
        <table:table-row table:style-name="ro1" table:visibility="filter">
          <table:table-cell office:value-type="string" calcext:value-type="string">
            <text:p>A00000714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4" calcext:value-type="float">
            <text:p>714</text:p>
          </table:table-cell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ugust 30, 2024 at 5:20:23 PM UTC-7</text:p>
          </table:table-cell>
        </table:table-row>
        <table:table-row table:style-name="ro1" table:visibility="filter">
          <table:table-cell office:value-type="string" calcext:value-type="string">
            <text:p>A00000715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5" calcext:value-type="float">
            <text:p>715</text:p>
          </table:table-cell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ugust 30, 2024 at 5:20:38 PM UTC-7</text:p>
          </table:table-cell>
        </table:table-row>
        <table:table-row table:style-name="ro1" table:visibility="filter">
          <table:table-cell office:value-type="string" calcext:value-type="string">
            <text:p>A00000716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6" calcext:value-type="float">
            <text:p>716</text:p>
          </table:table-cell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ugust 30, 2024 at 5:20:40 PM UTC-7</text:p>
          </table:table-cell>
        </table:table-row>
        <table:table-row table:style-name="ro1" table:visibility="filter">
          <table:table-cell office:value-type="string" calcext:value-type="string">
            <text:p>A00000717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7" calcext:value-type="float">
            <text:p>717</text:p>
          </table:table-cell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ugust 30, 2024 at 5:20:42 PM UTC-7</text:p>
          </table:table-cell>
        </table:table-row>
        <table:table-row table:style-name="ro1" table:visibility="filter">
          <table:table-cell office:value-type="string" calcext:value-type="string">
            <text:p>A00000718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8" calcext:value-type="float">
            <text:p>718</text:p>
          </table:table-cell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ugust 30, 2024 at 5:20:46 PM UTC-7</text:p>
          </table:table-cell>
        </table:table-row>
        <table:table-row table:style-name="ro1" table:visibility="filter">
          <table:table-cell office:value-type="string" calcext:value-type="string">
            <text:p>A00000719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9" calcext:value-type="float">
            <text:p>719</text:p>
          </table:table-cell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ugust 30, 2024 at 5:20:49 PM UTC-7</text:p>
          </table:table-cell>
        </table:table-row>
        <table:table-row table:style-name="ro1" table:visibility="filter">
          <table:table-cell office:value-type="string" calcext:value-type="string">
            <text:p>A00000721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1" calcext:value-type="float">
            <text:p>721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12" calcext:value-type="float">
            <text:p>101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ugust 30, 2024 at 7:58:27 PM UTC-7</text:p>
          </table:table-cell>
        </table:table-row>
        <table:table-row table:style-name="ro1" table:visibility="filter">
          <table:table-cell office:value-type="string" calcext:value-type="string">
            <text:p>A00000722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2" calcext:value-type="float">
            <text:p>722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12" calcext:value-type="float">
            <text:p>10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gust 30, 2024 at 7:58:28 PM UTC-7</text:p>
          </table:table-cell>
        </table:table-row>
        <table:table-row table:style-name="ro1" table:visibility="filter">
          <table:table-cell office:value-type="string" calcext:value-type="string">
            <text:p>A00000723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3" calcext:value-type="float">
            <text:p>723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12" calcext:value-type="float">
            <text:p>10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gust 30, 2024 at 7:58:31 PM UTC-7</text:p>
          </table:table-cell>
        </table:table-row>
        <table:table-row table:style-name="ro1" table:visibility="filter">
          <table:table-cell office:value-type="string" calcext:value-type="string">
            <text:p>A00000724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4" calcext:value-type="float">
            <text:p>724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12" calcext:value-type="float">
            <text:p>101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ugust 30, 2024 at 7:58:33 PM UTC-7</text:p>
          </table:table-cell>
        </table:table-row>
        <table:table-row table:style-name="ro1" table:visibility="filter">
          <table:table-cell office:value-type="string" calcext:value-type="string">
            <text:p>A00000725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5" calcext:value-type="float">
            <text:p>725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12" calcext:value-type="float">
            <text:p>1012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ugust 30, 2024 at 7:58:36 PM UTC-7</text:p>
          </table:table-cell>
        </table:table-row>
        <table:table-row table:style-name="ro1" table:visibility="filter">
          <table:table-cell office:value-type="string" calcext:value-type="string">
            <text:p>A00000726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6" calcext:value-type="float">
            <text:p>726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12" calcext:value-type="float">
            <text:p>101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ugust 30, 2024 at 7:58:38 PM UTC-7</text:p>
          </table:table-cell>
        </table:table-row>
        <table:table-row table:style-name="ro1" table:visibility="filter">
          <table:table-cell office:value-type="string" calcext:value-type="string">
            <text:p>A00000727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7" calcext:value-type="float">
            <text:p>727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12" calcext:value-type="float">
            <text:p>101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ugust 30, 2024 at 7:58:41 PM UTC-7</text:p>
          </table:table-cell>
        </table:table-row>
        <table:table-row table:style-name="ro1" table:visibility="filter">
          <table:table-cell office:value-type="string" calcext:value-type="string">
            <text:p>A00000728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12" calcext:value-type="float">
            <text:p>1012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ugust 30, 2024 at 7:58:47 PM UTC-7</text:p>
          </table:table-cell>
        </table:table-row>
        <table:table-row table:style-name="ro1" table:visibility="filter">
          <table:table-cell office:value-type="string" calcext:value-type="string">
            <text:p>A00000729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9" calcext:value-type="float">
            <text:p>729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12" calcext:value-type="float">
            <text:p>1012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ugust 30, 2024 at 7:58:49 PM UTC-7</text:p>
          </table:table-cell>
        </table:table-row>
        <table:table-row table:style-name="ro1" table:visibility="filter">
          <table:table-cell office:value-type="string" calcext:value-type="string">
            <text:p>A00000730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0" calcext:value-type="float">
            <text:p>73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12" calcext:value-type="float">
            <text:p>1012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ugust 30, 2024 at 7:58:57 PM UTC-7</text:p>
          </table:table-cell>
        </table:table-row>
        <table:table-row table:style-name="ro1" table:visibility="filter">
          <table:table-cell office:value-type="string" calcext:value-type="string">
            <text:p>A00000731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1" calcext:value-type="float">
            <text:p>731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12" calcext:value-type="float">
            <text:p>101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gust 30, 2024 at 7:59:07 PM UTC-7</text:p>
          </table:table-cell>
        </table:table-row>
        <table:table-row table:style-name="ro1" table:visibility="filter">
          <table:table-cell office:value-type="string" calcext:value-type="string">
            <text:p>A00000732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2" calcext:value-type="float">
            <text:p>732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12" calcext:value-type="float">
            <text:p>101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ugust 30, 2024 at 7:59:16 PM UTC-7</text:p>
          </table:table-cell>
        </table:table-row>
        <table:table-row table:style-name="ro1" table:visibility="filter">
          <table:table-cell office:value-type="string" calcext:value-type="string">
            <text:p>A00000733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3" calcext:value-type="float">
            <text:p>733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12" calcext:value-type="float">
            <text:p>1012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ugust 30, 2024 at 7:59:19 PM UTC-7</text:p>
          </table:table-cell>
        </table:table-row>
        <table:table-row table:style-name="ro1" table:visibility="filter">
          <table:table-cell office:value-type="string" calcext:value-type="string">
            <text:p>A00000734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4" calcext:value-type="float">
            <text:p>734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12" calcext:value-type="float">
            <text:p>101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ugust 30, 2024 at 7:59:27 PM UTC-7</text:p>
          </table:table-cell>
        </table:table-row>
        <table:table-row table:style-name="ro1" table:visibility="filter">
          <table:table-cell office:value-type="string" calcext:value-type="string">
            <text:p>A00000735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5" calcext:value-type="float">
            <text:p>735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12" calcext:value-type="float">
            <text:p>1012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ugust 30, 2024 at 7:59:35 PM UTC-7</text:p>
          </table:table-cell>
        </table:table-row>
        <table:table-row table:style-name="ro1" table:visibility="filter">
          <table:table-cell office:value-type="string" calcext:value-type="string">
            <text:p>A00000736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6" calcext:value-type="float">
            <text:p>736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12" calcext:value-type="float">
            <text:p>1012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ugust 30, 2024 at 7:59:37 PM UTC-7</text:p>
          </table:table-cell>
        </table:table-row>
        <table:table-row table:style-name="ro1" table:visibility="filter">
          <table:table-cell office:value-type="string" calcext:value-type="string">
            <text:p>A00000737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7" calcext:value-type="float">
            <text:p>737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12" calcext:value-type="float">
            <text:p>101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ugust 30, 2024 at 7:59:39 PM UTC-7</text:p>
          </table:table-cell>
        </table:table-row>
        <table:table-row table:style-name="ro1" table:visibility="filter">
          <table:table-cell office:value-type="string" calcext:value-type="string">
            <text:p>A00000738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8" calcext:value-type="float">
            <text:p>738</text:p>
          </table:table-cell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office:value-type="float" office:value="1012" calcext:value-type="float">
            <text:p>101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gust 30, 2024 at 7:59:51 PM UTC-7</text:p>
          </table:table-cell>
        </table:table-row>
        <table:table-row table:style-name="ro1" table:visibility="filter">
          <table:table-cell office:value-type="string" calcext:value-type="string">
            <text:p>A00000739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9" calcext:value-type="float">
            <text:p>739</text:p>
          </table:table-cell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office:value-type="float" office:value="1012" calcext:value-type="float">
            <text:p>101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ugust 30, 2024 at 7:59:53 PM UTC-7</text:p>
          </table:table-cell>
        </table:table-row>
        <table:table-row table:style-name="ro1" table:visibility="filter">
          <table:table-cell office:value-type="string" calcext:value-type="string">
            <text:p>A00000740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0" calcext:value-type="float">
            <text:p>740</text:p>
          </table:table-cell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office:value-type="float" office:value="1012" calcext:value-type="float">
            <text:p>1012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ugust 30, 2024 at 7:59:56 PM UTC-7</text:p>
          </table:table-cell>
        </table:table-row>
        <table:table-row table:style-name="ro1" table:visibility="filter">
          <table:table-cell office:value-type="string" calcext:value-type="string">
            <text:p>A00000741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1" calcext:value-type="float">
            <text:p>741</text:p>
          </table:table-cell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office:value-type="float" office:value="1012" calcext:value-type="float">
            <text:p>1012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ugust 30, 2024 at 7:59:59 PM UTC-7</text:p>
          </table:table-cell>
        </table:table-row>
        <table:table-row table:style-name="ro1" table:visibility="filter">
          <table:table-cell office:value-type="string" calcext:value-type="string">
            <text:p>A00000742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2" calcext:value-type="float">
            <text:p>742</text:p>
          </table:table-cell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office:value-type="float" office:value="1012" calcext:value-type="float">
            <text:p>101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ugust 30, 2024 at 8:00:04 PM UTC-7</text:p>
          </table:table-cell>
        </table:table-row>
        <table:table-row table:style-name="ro1" table:visibility="filter">
          <table:table-cell office:value-type="string" calcext:value-type="string">
            <text:p>A00000743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3" calcext:value-type="float">
            <text:p>743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1012" calcext:value-type="float">
            <text:p>101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ugust 30, 2024 at 8:00:14 PM UTC-7</text:p>
          </table:table-cell>
        </table:table-row>
        <table:table-row table:style-name="ro1" table:visibility="filter">
          <table:table-cell office:value-type="string" calcext:value-type="string">
            <text:p>A00000744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4" calcext:value-type="float">
            <text:p>744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1012" calcext:value-type="float">
            <text:p>101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ugust 30, 2024 at 8:00:19 PM UTC-7</text:p>
          </table:table-cell>
        </table:table-row>
        <table:table-row table:style-name="ro1" table:visibility="filter">
          <table:table-cell office:value-type="string" calcext:value-type="string">
            <text:p>A00000745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5" calcext:value-type="float">
            <text:p>745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1012" calcext:value-type="float">
            <text:p>1012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ugust 30, 2024 at 8:00:27 PM UTC-7</text:p>
          </table:table-cell>
        </table:table-row>
        <table:table-row table:style-name="ro1" table:visibility="filter">
          <table:table-cell office:value-type="string" calcext:value-type="string">
            <text:p>A00000746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6" calcext:value-type="float">
            <text:p>746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1012" calcext:value-type="float">
            <text:p>1012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ugust 30, 2024 at 8:00:36 PM UTC-7</text:p>
          </table:table-cell>
        </table:table-row>
        <table:table-row table:style-name="ro1" table:visibility="filter">
          <table:table-cell office:value-type="string" calcext:value-type="string">
            <text:p>A00000747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12" calcext:value-type="float">
            <text:p>1012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ugust 30, 2024 at 8:00:46 PM UTC-7</text:p>
          </table:table-cell>
        </table:table-row>
        <table:table-row table:style-name="ro1" table:visibility="filter">
          <table:table-cell office:value-type="string" calcext:value-type="string">
            <text:p>A00000748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8" calcext:value-type="float">
            <text:p>748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12" calcext:value-type="float">
            <text:p>10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ugust 30, 2024 at 8:00:49 PM UTC-7</text:p>
          </table:table-cell>
        </table:table-row>
        <table:table-row table:style-name="ro1" table:visibility="filter">
          <table:table-cell office:value-type="string" calcext:value-type="string">
            <text:p>A00000749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9" calcext:value-type="float">
            <text:p>749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1012" calcext:value-type="float">
            <text:p>101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ugust 30, 2024 at 8:00:57 PM UTC-7</text:p>
          </table:table-cell>
        </table:table-row>
        <table:table-row table:style-name="ro1" table:visibility="filter">
          <table:table-cell office:value-type="string" calcext:value-type="string">
            <text:p>A00000750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0" calcext:value-type="float">
            <text:p>750</text:p>
          </table:table-cell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office:value-type="float" office:value="1012" calcext:value-type="float">
            <text:p>1012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ugust 30, 2024 at 8:01:15 PM UTC-7</text:p>
          </table:table-cell>
        </table:table-row>
        <table:table-row table:style-name="ro1" table:visibility="filter">
          <table:table-cell office:value-type="string" calcext:value-type="string">
            <text:p>A00000751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ugust 30, 2024 at 11:06:23 PM UTC-7</text:p>
          </table:table-cell>
        </table:table-row>
        <table:table-row table:style-name="ro1" table:visibility="filter">
          <table:table-cell office:value-type="string" calcext:value-type="string">
            <text:p>A00000752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ugust 30, 2024 at 11:06:23 PM UTC-7</text:p>
          </table:table-cell>
        </table:table-row>
        <table:table-row table:style-name="ro1" table:visibility="filter">
          <table:table-cell office:value-type="string" calcext:value-type="string">
            <text:p>A00000753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3" calcext:value-type="float">
            <text:p>753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ugust 30, 2024 at 11:06:25 PM UTC-7</text:p>
          </table:table-cell>
        </table:table-row>
        <table:table-row table:style-name="ro1" table:visibility="filter">
          <table:table-cell office:value-type="string" calcext:value-type="string">
            <text:p>A00000754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4" calcext:value-type="float">
            <text:p>754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ugust 30, 2024 at 11:06:28 PM UTC-7</text:p>
          </table:table-cell>
        </table:table-row>
        <table:table-row table:style-name="ro1" table:visibility="filter">
          <table:table-cell office:value-type="string" calcext:value-type="string">
            <text:p>A00000755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ugust 30, 2024 at 11:06:30 PM UTC-7</text:p>
          </table:table-cell>
        </table:table-row>
        <table:table-row table:style-name="ro1" table:visibility="filter">
          <table:table-cell office:value-type="string" calcext:value-type="string">
            <text:p>A00000756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6" calcext:value-type="float">
            <text:p>756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ugust 30, 2024 at 11:06:33 PM UTC-7</text:p>
          </table:table-cell>
        </table:table-row>
        <table:table-row table:style-name="ro1" table:visibility="filter">
          <table:table-cell office:value-type="string" calcext:value-type="string">
            <text:p>A00000757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7" calcext:value-type="float">
            <text:p>757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ugust 30, 2024 at 11:06:34 PM UTC-7</text:p>
          </table:table-cell>
        </table:table-row>
        <table:table-row table:style-name="ro1" table:visibility="filter">
          <table:table-cell office:value-type="string" calcext:value-type="string">
            <text:p>A00000758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ugust 30, 2024 at 11:06:36 PM UTC-7</text:p>
          </table:table-cell>
        </table:table-row>
        <table:table-row table:style-name="ro1" table:visibility="filter">
          <table:table-cell office:value-type="string" calcext:value-type="string">
            <text:p>A00000759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ugust 30, 2024 at 11:06:38 PM UTC-7</text:p>
          </table:table-cell>
        </table:table-row>
        <table:table-row table:style-name="ro1" table:visibility="filter">
          <table:table-cell office:value-type="string" calcext:value-type="string">
            <text:p>A00000760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0" calcext:value-type="float">
            <text:p>760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ugust 30, 2024 at 11:06:39 PM UTC-7</text:p>
          </table:table-cell>
        </table:table-row>
        <table:table-row table:style-name="ro1" table:visibility="filter">
          <table:table-cell office:value-type="string" calcext:value-type="string">
            <text:p>A00000761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ugust 30, 2024 at 11:06:53 PM UTC-7</text:p>
          </table:table-cell>
        </table:table-row>
        <table:table-row table:style-name="ro1" table:visibility="filter">
          <table:table-cell office:value-type="string" calcext:value-type="string">
            <text:p>A00000762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2" calcext:value-type="float">
            <text:p>762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ugust 30, 2024 at 11:06:54 PM UTC-7</text:p>
          </table:table-cell>
        </table:table-row>
        <table:table-row table:style-name="ro1" table:visibility="filter">
          <table:table-cell office:value-type="string" calcext:value-type="string">
            <text:p>A00000763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3" calcext:value-type="float">
            <text:p>763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ugust 30, 2024 at 11:06:56 PM UTC-7</text:p>
          </table:table-cell>
        </table:table-row>
        <table:table-row table:style-name="ro1" table:visibility="filter">
          <table:table-cell office:value-type="string" calcext:value-type="string">
            <text:p>A00000764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4" calcext:value-type="float">
            <text:p>764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ugust 30, 2024 at 11:06:57 PM UTC-7</text:p>
          </table:table-cell>
        </table:table-row>
        <table:table-row table:style-name="ro1" table:visibility="filter">
          <table:table-cell office:value-type="string" calcext:value-type="string">
            <text:p>A00000765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5" calcext:value-type="float">
            <text:p>765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ugust 30, 2024 at 11:06:59 PM UTC-7</text:p>
          </table:table-cell>
        </table:table-row>
        <table:table-row table:style-name="ro1" table:visibility="filter">
          <table:table-cell office:value-type="string" calcext:value-type="string">
            <text:p>A00000766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6" calcext:value-type="float">
            <text:p>766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ugust 30, 2024 at 11:07:01 PM UTC-7</text:p>
          </table:table-cell>
        </table:table-row>
        <table:table-row table:style-name="ro1" table:visibility="filter">
          <table:table-cell office:value-type="string" calcext:value-type="string">
            <text:p>A00000767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7" calcext:value-type="float">
            <text:p>767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ugust 30, 2024 at 11:07:02 PM UTC-7</text:p>
          </table:table-cell>
        </table:table-row>
        <table:table-row table:style-name="ro1" table:visibility="filter">
          <table:table-cell office:value-type="string" calcext:value-type="string">
            <text:p>A00000768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8" calcext:value-type="float">
            <text:p>768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ugust 30, 2024 at 11:07:04 PM UTC-7</text:p>
          </table:table-cell>
        </table:table-row>
        <table:table-row table:style-name="ro1" table:visibility="filter">
          <table:table-cell office:value-type="string" calcext:value-type="string">
            <text:p>A00000769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9" calcext:value-type="float">
            <text:p>769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ugust 30, 2024 at 11:07:07 PM UTC-7</text:p>
          </table:table-cell>
        </table:table-row>
        <table:table-row table:style-name="ro1" table:visibility="filter">
          <table:table-cell office:value-type="string" calcext:value-type="string">
            <text:p>A00000770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0" calcext:value-type="float">
            <text:p>77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August 30, 2024 at 11:07:09 PM UTC-7</text:p>
          </table:table-cell>
        </table:table-row>
        <table:table-row table:style-name="ro1" table:visibility="filter">
          <table:table-cell office:value-type="string" calcext:value-type="string">
            <text:p>A00000771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1" calcext:value-type="float">
            <text:p>771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ugust 30, 2024 at 11:07:15 PM UTC-7</text:p>
          </table:table-cell>
        </table:table-row>
        <table:table-row table:style-name="ro1" table:visibility="filter">
          <table:table-cell office:value-type="string" calcext:value-type="string">
            <text:p>A00000772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2" calcext:value-type="float">
            <text:p>772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ugust 30, 2024 at 11:07:16 PM UTC-7</text:p>
          </table:table-cell>
        </table:table-row>
        <table:table-row table:style-name="ro1" table:visibility="filter">
          <table:table-cell office:value-type="string" calcext:value-type="string">
            <text:p>A00000773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3" calcext:value-type="float">
            <text:p>773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ugust 30, 2024 at 11:07:18 PM UTC-7</text:p>
          </table:table-cell>
        </table:table-row>
        <table:table-row table:style-name="ro1" table:visibility="filter">
          <table:table-cell office:value-type="string" calcext:value-type="string">
            <text:p>A00000774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4" calcext:value-type="float">
            <text:p>774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ugust 30, 2024 at 11:07:19 PM UTC-7</text:p>
          </table:table-cell>
        </table:table-row>
        <table:table-row table:style-name="ro1" table:visibility="filter">
          <table:table-cell office:value-type="string" calcext:value-type="string">
            <text:p>A00000775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5" calcext:value-type="float">
            <text:p>775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ugust 30, 2024 at 11:07:21 PM UTC-7</text:p>
          </table:table-cell>
        </table:table-row>
        <table:table-row table:style-name="ro1" table:visibility="filter">
          <table:table-cell office:value-type="string" calcext:value-type="string">
            <text:p>A00000776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6" calcext:value-type="float">
            <text:p>776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ugust 30, 2024 at 11:07:23 PM UTC-7</text:p>
          </table:table-cell>
        </table:table-row>
        <table:table-row table:style-name="ro1" table:visibility="filter">
          <table:table-cell office:value-type="string" calcext:value-type="string">
            <text:p>A00000777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7" calcext:value-type="float">
            <text:p>777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ugust 30, 2024 at 11:07:24 PM UTC-7</text:p>
          </table:table-cell>
        </table:table-row>
        <table:table-row table:style-name="ro1" table:visibility="filter">
          <table:table-cell office:value-type="string" calcext:value-type="string">
            <text:p>A00000778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8" calcext:value-type="float">
            <text:p>778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ugust 30, 2024 at 11:07:26 PM UTC-7</text:p>
          </table:table-cell>
        </table:table-row>
        <table:table-row table:style-name="ro1" table:visibility="filter">
          <table:table-cell office:value-type="string" calcext:value-type="string">
            <text:p>A00000779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9" calcext:value-type="float">
            <text:p>779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ugust 30, 2024 at 11:07:30 PM UTC-7</text:p>
          </table:table-cell>
        </table:table-row>
        <table:table-row table:style-name="ro1" table:visibility="filter">
          <table:table-cell office:value-type="string" calcext:value-type="string">
            <text:p>A00000780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80" calcext:value-type="float">
            <text:p>780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ugust 30, 2024 at 11:07:33 PM UTC-7</text:p>
          </table:table-cell>
        </table:table-row>
        <table:table-row table:style-name="ro1" table:visibility="filter">
          <table:table-cell office:value-type="string" calcext:value-type="string">
            <text:p>A00000781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81" calcext:value-type="float">
            <text:p>781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ugust 30, 2024 at 11:07:36 PM UTC-7</text:p>
          </table:table-cell>
        </table:table-row>
        <table:table-row table:style-name="ro1" table:visibility="filter">
          <table:table-cell office:value-type="string" calcext:value-type="string">
            <text:p>A00000782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82" calcext:value-type="float">
            <text:p>782</text:p>
          </table:table-cell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office:value-type="float" office:value="1009" calcext:value-type="float">
            <text:p>10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ugust 30, 2024 at 11:07:43 PM UTC-7</text:p>
          </table:table-cell>
        </table:table-row>
        <table:table-row table:style-name="ro1" table:visibility="filter">
          <table:table-cell office:value-type="string" calcext:value-type="string">
            <text:p>A00000783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83" calcext:value-type="float">
            <text:p>783</text:p>
          </table:table-cell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ugust 30, 2024 at 11:07:44 PM UTC-7</text:p>
          </table:table-cell>
        </table:table-row>
        <table:table-row table:style-name="ro1" table:visibility="filter">
          <table:table-cell office:value-type="string" calcext:value-type="string">
            <text:p>A00000784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84" calcext:value-type="float">
            <text:p>784</text:p>
          </table:table-cell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ugust 30, 2024 at 11:07:46 PM UTC-7</text:p>
          </table:table-cell>
        </table:table-row>
        <table:table-row table:style-name="ro1" table:visibility="filter">
          <table:table-cell office:value-type="string" calcext:value-type="string">
            <text:p>A00000785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85" calcext:value-type="float">
            <text:p>785</text:p>
          </table:table-cell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ugust 30, 2024 at 11:07:47 PM UTC-7</text:p>
          </table:table-cell>
        </table:table-row>
        <table:table-row table:style-name="ro1" table:visibility="filter">
          <table:table-cell office:value-type="string" calcext:value-type="string">
            <text:p>A00000786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86" calcext:value-type="float">
            <text:p>786</text:p>
          </table:table-cell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ugust 30, 2024 at 11:07:50 PM UTC-7</text:p>
          </table:table-cell>
        </table:table-row>
        <table:table-row table:style-name="ro1" table:visibility="filter">
          <table:table-cell office:value-type="string" calcext:value-type="string">
            <text:p>A00000787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87" calcext:value-type="float">
            <text:p>787</text:p>
          </table:table-cell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ugust 30, 2024 at 11:07:51 PM UTC-7</text:p>
          </table:table-cell>
        </table:table-row>
        <table:table-row table:style-name="ro1" table:visibility="filter">
          <table:table-cell office:value-type="string" calcext:value-type="string">
            <text:p>A00000788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88" calcext:value-type="float">
            <text:p>788</text:p>
          </table:table-cell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ugust 30, 2024 at 11:07:53 PM UTC-7</text:p>
          </table:table-cell>
        </table:table-row>
        <table:table-row table:style-name="ro1" table:visibility="filter">
          <table:table-cell office:value-type="string" calcext:value-type="string">
            <text:p>A00000789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89" calcext:value-type="float">
            <text:p>789</text:p>
          </table:table-cell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ugust 30, 2024 at 11:07:54 PM UTC-7</text:p>
          </table:table-cell>
        </table:table-row>
        <table:table-row table:style-name="ro1" table:visibility="filter">
          <table:table-cell office:value-type="string" calcext:value-type="string">
            <text:p>A00000790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90" calcext:value-type="float">
            <text:p>790</text:p>
          </table:table-cell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ugust 30, 2024 at 11:07:56 PM UTC-7</text:p>
          </table:table-cell>
        </table:table-row>
        <table:table-row table:style-name="ro1" table:visibility="filter">
          <table:table-cell office:value-type="string" calcext:value-type="string">
            <text:p>A00000791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91" calcext:value-type="float">
            <text:p>791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ugust 31, 2024 at 7:54:37 AM UTC-7</text:p>
          </table:table-cell>
        </table:table-row>
        <table:table-row table:style-name="ro1" table:visibility="filter">
          <table:table-cell office:value-type="string" calcext:value-type="string">
            <text:p>A00000792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ugust 31, 2024 at 7:54:39 AM UTC-7</text:p>
          </table:table-cell>
        </table:table-row>
        <table:table-row table:style-name="ro1" table:visibility="filter">
          <table:table-cell office:value-type="string" calcext:value-type="string">
            <text:p>A00000793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93" calcext:value-type="float">
            <text:p>793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ugust 31, 2024 at 7:54:45 AM UTC-7</text:p>
          </table:table-cell>
        </table:table-row>
        <table:table-row table:style-name="ro1" table:visibility="filter">
          <table:table-cell office:value-type="string" calcext:value-type="string">
            <text:p>A00000794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ugust 31, 2024 at 7:54:46 AM UTC-7</text:p>
          </table:table-cell>
        </table:table-row>
        <table:table-row table:style-name="ro1" table:visibility="filter">
          <table:table-cell office:value-type="string" calcext:value-type="string">
            <text:p>A00000795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ugust 31, 2024 at 7:54:50 AM UTC-7</text:p>
          </table:table-cell>
        </table:table-row>
        <table:table-row table:style-name="ro1" table:visibility="filter">
          <table:table-cell office:value-type="string" calcext:value-type="string">
            <text:p>A00000796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96" calcext:value-type="float">
            <text:p>796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ugust 31, 2024 at 7:55:14 AM UTC-7</text:p>
          </table:table-cell>
        </table:table-row>
        <table:table-row table:style-name="ro1" table:visibility="filter">
          <table:table-cell office:value-type="string" calcext:value-type="string">
            <text:p>A00000797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97" calcext:value-type="float">
            <text:p>797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gust 31, 2024 at 7:55:16 AM UTC-7</text:p>
          </table:table-cell>
        </table:table-row>
        <table:table-row table:style-name="ro1" table:visibility="filter">
          <table:table-cell office:value-type="string" calcext:value-type="string">
            <text:p>A00000798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98" calcext:value-type="float">
            <text:p>798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ugust 31, 2024 at 7:55:18 AM UTC-7</text:p>
          </table:table-cell>
        </table:table-row>
        <table:table-row table:style-name="ro1" table:visibility="filter">
          <table:table-cell office:value-type="string" calcext:value-type="string">
            <text:p>A00000799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99" calcext:value-type="float">
            <text:p>799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ugust 31, 2024 at 7:55:20 AM UTC-7</text:p>
          </table:table-cell>
        </table:table-row>
        <table:table-row table:style-name="ro1" table:visibility="filter">
          <table:table-cell office:value-type="string" calcext:value-type="string">
            <text:p>A00000800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ugust 31, 2024 at 7:55:22 AM UTC-7</text:p>
          </table:table-cell>
        </table:table-row>
        <table:table-row table:style-name="ro1" table:visibility="filter">
          <table:table-cell office:value-type="string" calcext:value-type="string">
            <text:p>A00000801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1" calcext:value-type="float">
            <text:p>801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ugust 31, 2024 at 7:55:25 AM UTC-7</text:p>
          </table:table-cell>
        </table:table-row>
        <table:table-row table:style-name="ro1" table:visibility="filter">
          <table:table-cell office:value-type="string" calcext:value-type="string">
            <text:p>A00000802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2" calcext:value-type="float">
            <text:p>802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ugust 31, 2024 at 7:55:27 AM UTC-7</text:p>
          </table:table-cell>
        </table:table-row>
        <table:table-row table:style-name="ro1" table:visibility="filter">
          <table:table-cell office:value-type="string" calcext:value-type="string">
            <text:p>A00000803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3" calcext:value-type="float">
            <text:p>803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ugust 31, 2024 at 7:55:31 AM UTC-7</text:p>
          </table:table-cell>
        </table:table-row>
        <table:table-row table:style-name="ro1" table:visibility="filter">
          <table:table-cell office:value-type="string" calcext:value-type="string">
            <text:p>A00000804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4" calcext:value-type="float">
            <text:p>804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ugust 31, 2024 at 7:55:34 AM UTC-7</text:p>
          </table:table-cell>
        </table:table-row>
        <table:table-row table:style-name="ro1" table:visibility="filter">
          <table:table-cell office:value-type="string" calcext:value-type="string">
            <text:p>A00000805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ugust 31, 2024 at 7:55:36 AM UTC-7</text:p>
          </table:table-cell>
        </table:table-row>
        <table:table-row table:style-name="ro1" table:visibility="filter">
          <table:table-cell office:value-type="string" calcext:value-type="string">
            <text:p>A00000806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6" calcext:value-type="float">
            <text:p>806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ugust 31, 2024 at 7:55:38 AM UTC-7</text:p>
          </table:table-cell>
        </table:table-row>
        <table:table-row table:style-name="ro1" table:visibility="filter">
          <table:table-cell office:value-type="string" calcext:value-type="string">
            <text:p>A00000807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7" calcext:value-type="float">
            <text:p>807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ugust 31, 2024 at 7:55:40 AM UTC-7</text:p>
          </table:table-cell>
        </table:table-row>
        <table:table-row table:style-name="ro1" table:visibility="filter">
          <table:table-cell office:value-type="string" calcext:value-type="string">
            <text:p>A00000808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8" calcext:value-type="float">
            <text:p>808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ugust 31, 2024 at 7:55:43 AM UTC-7</text:p>
          </table:table-cell>
        </table:table-row>
        <table:table-row table:style-name="ro1" table:visibility="filter">
          <table:table-cell office:value-type="string" calcext:value-type="string">
            <text:p>A00000809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9" calcext:value-type="float">
            <text:p>809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ugust 31, 2024 at 7:55:45 AM UTC-7</text:p>
          </table:table-cell>
        </table:table-row>
        <table:table-row table:style-name="ro1" table:visibility="filter">
          <table:table-cell office:value-type="string" calcext:value-type="string">
            <text:p>A00000810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August 31, 2024 at 7:55:47 AM UTC-7</text:p>
          </table:table-cell>
        </table:table-row>
        <table:table-row table:style-name="ro1" table:visibility="filter">
          <table:table-cell office:value-type="string" calcext:value-type="string">
            <text:p>A00000811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11" calcext:value-type="float">
            <text:p>811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ugust 31, 2024 at 7:55:48 AM UTC-7</text:p>
          </table:table-cell>
        </table:table-row>
        <table:table-row table:style-name="ro1" table:visibility="filter">
          <table:table-cell office:value-type="string" calcext:value-type="string">
            <text:p>A00000812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12" calcext:value-type="float">
            <text:p>812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ugust 31, 2024 at 7:56:14 AM UTC-7</text:p>
          </table:table-cell>
        </table:table-row>
        <table:table-row table:style-name="ro1" table:visibility="filter">
          <table:table-cell office:value-type="string" calcext:value-type="string">
            <text:p>A00000813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13" calcext:value-type="float">
            <text:p>813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ugust 31, 2024 at 7:56:16 AM UTC-7</text:p>
          </table:table-cell>
        </table:table-row>
        <table:table-row table:style-name="ro1" table:visibility="filter">
          <table:table-cell office:value-type="string" calcext:value-type="string">
            <text:p>A00000814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14" calcext:value-type="float">
            <text:p>814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ugust 31, 2024 at 7:56:19 AM UTC-7</text:p>
          </table:table-cell>
        </table:table-row>
        <table:table-row table:style-name="ro1" table:visibility="filter">
          <table:table-cell office:value-type="string" calcext:value-type="string">
            <text:p>A00000815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15" calcext:value-type="float">
            <text:p>815</text:p>
          </table:table-cell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ugust 31, 2024 at 7:56:31 AM UTC-7</text:p>
          </table:table-cell>
        </table:table-row>
        <table:table-row table:style-name="ro1" table:visibility="filter">
          <table:table-cell office:value-type="string" calcext:value-type="string">
            <text:p>A00000816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16" calcext:value-type="float">
            <text:p>816</text:p>
          </table:table-cell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ugust 31, 2024 at 7:56:33 AM UTC-7</text:p>
          </table:table-cell>
        </table:table-row>
        <table:table-row table:style-name="ro1" table:visibility="filter">
          <table:table-cell office:value-type="string" calcext:value-type="string">
            <text:p>A00000817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17" calcext:value-type="float">
            <text:p>817</text:p>
          </table:table-cell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ugust 31, 2024 at 7:56:38 AM UTC-7</text:p>
          </table:table-cell>
        </table:table-row>
        <table:table-row table:style-name="ro1" table:visibility="filter">
          <table:table-cell office:value-type="string" calcext:value-type="string">
            <text:p>A00000818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18" calcext:value-type="float">
            <text:p>818</text:p>
          </table:table-cell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ugust 31, 2024 at 7:56:41 AM UTC-7</text:p>
          </table:table-cell>
        </table:table-row>
        <table:table-row table:style-name="ro1" table:visibility="filter">
          <table:table-cell office:value-type="string" calcext:value-type="string">
            <text:p>A00000819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19" calcext:value-type="float">
            <text:p>819</text:p>
          </table:table-cell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ugust 31, 2024 at 7:56:43 AM UTC-7</text:p>
          </table:table-cell>
        </table:table-row>
        <table:table-row table:style-name="ro1" table:visibility="filter">
          <table:table-cell office:value-type="string" calcext:value-type="string">
            <text:p>A00000820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20" calcext:value-type="float">
            <text:p>820</text:p>
          </table:table-cell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ugust 31, 2024 at 7:56:45 AM UTC-7</text:p>
          </table:table-cell>
        </table:table-row>
        <table:table-row table:style-name="ro1" table:visibility="filter">
          <table:table-cell office:value-type="string" calcext:value-type="string">
            <text:p>A00000821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21" calcext:value-type="float">
            <text:p>821</text:p>
          </table:table-cell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ugust 31, 2024 at 7:56:47 AM UTC-7</text:p>
          </table:table-cell>
        </table:table-row>
        <table:table-row table:style-name="ro1" table:visibility="filter">
          <table:table-cell office:value-type="string" calcext:value-type="string">
            <text:p>A00000822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22" calcext:value-type="float">
            <text:p>822</text:p>
          </table:table-cell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gust 31, 2024 at 7:56:49 AM UTC-7</text:p>
          </table:table-cell>
        </table:table-row>
        <table:table-row table:style-name="ro1" table:visibility="filter">
          <table:table-cell office:value-type="string" calcext:value-type="string">
            <text:p>A00000823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23" calcext:value-type="float">
            <text:p>823</text:p>
          </table:table-cell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ugust 31, 2024 at 7:56:50 AM UTC-7</text:p>
          </table:table-cell>
        </table:table-row>
        <table:table-row table:style-name="ro1" table:visibility="filter">
          <table:table-cell office:value-type="string" calcext:value-type="string">
            <text:p>A00000824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24" calcext:value-type="float">
            <text:p>824</text:p>
          </table:table-cell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ugust 31, 2024 at 7:56:53 AM UTC-7</text:p>
          </table:table-cell>
        </table:table-row>
        <table:table-row table:style-name="ro1" table:visibility="filter">
          <table:table-cell office:value-type="string" calcext:value-type="string">
            <text:p>A00000825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25" calcext:value-type="float">
            <text:p>825</text:p>
          </table:table-cell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ugust 31, 2024 at 7:56:55 AM UTC-7</text:p>
          </table:table-cell>
        </table:table-row>
        <table:table-row table:style-name="ro1" table:visibility="filter">
          <table:table-cell office:value-type="string" calcext:value-type="string">
            <text:p>A00000826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26" calcext:value-type="float">
            <text:p>826</text:p>
          </table:table-cell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ugust 31, 2024 at 7:56:57 AM UTC-7</text:p>
          </table:table-cell>
        </table:table-row>
        <table:table-row table:style-name="ro1" table:visibility="filter">
          <table:table-cell office:value-type="string" calcext:value-type="string">
            <text:p>A00000827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27" calcext:value-type="float">
            <text:p>827</text:p>
          </table:table-cell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ugust 31, 2024 at 7:56:59 AM UTC-7</text:p>
          </table:table-cell>
        </table:table-row>
        <table:table-row table:style-name="ro1" table:visibility="filter">
          <table:table-cell office:value-type="string" calcext:value-type="string">
            <text:p>A00000828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28" calcext:value-type="float">
            <text:p>828</text:p>
          </table:table-cell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ugust 31, 2024 at 7:57:17 AM UTC-7</text:p>
          </table:table-cell>
        </table:table-row>
        <table:table-row table:style-name="ro1" table:visibility="filter">
          <table:table-cell office:value-type="string" calcext:value-type="string">
            <text:p>A00000829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29" calcext:value-type="float">
            <text:p>829</text:p>
          </table:table-cell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ugust 31, 2024 at 7:57:19 AM UTC-7</text:p>
          </table:table-cell>
        </table:table-row>
        <table:table-row table:style-name="ro1" table:visibility="filter">
          <table:table-cell office:value-type="string" calcext:value-type="string">
            <text:p>A00000830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30" calcext:value-type="float">
            <text:p>830</text:p>
          </table:table-cell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ugust 31, 2024 at 2:18:20 PM UTC-7</text:p>
          </table:table-cell>
        </table:table-row>
        <table:table-row table:style-name="ro1" table:visibility="filter">
          <table:table-cell office:value-type="string" calcext:value-type="string">
            <text:p>A00000831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ptember 1, 2024 at 10:09:38 AM UTC-7</text:p>
          </table:table-cell>
        </table:table-row>
        <table:table-row table:style-name="ro1" table:visibility="filter">
          <table:table-cell office:value-type="string" calcext:value-type="string">
            <text:p>A00000832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32" calcext:value-type="float">
            <text:p>832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eptember 1, 2024 at 10:09:40 AM UTC-7</text:p>
          </table:table-cell>
        </table:table-row>
        <table:table-row table:style-name="ro1" table:visibility="filter">
          <table:table-cell office:value-type="string" calcext:value-type="string">
            <text:p>A00000833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12" calcext:value-type="float">
            <text:p>1012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eptember 1, 2024 at 10:09:41 AM UTC-7</text:p>
          </table:table-cell>
        </table:table-row>
        <table:table-row table:style-name="ro1" table:visibility="filter">
          <table:table-cell office:value-type="string" calcext:value-type="string">
            <text:p>A00000834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ptember 1, 2024 at 10:09:43 AM UTC-7</text:p>
          </table:table-cell>
        </table:table-row>
        <table:table-row table:style-name="ro1">
          <table:table-cell office:value-type="string" calcext:value-type="string">
            <text:p>A00000835</text:p>
          </table:table-cell>
          <table:table-cell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1" calcext:value-type="float">
            <text:p>100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eptember 1, 2024 at 10:09:44 AM UTC-7</text:p>
          </table:table-cell>
        </table:table-row>
        <table:table-row table:style-name="ro1" table:visibility="filter">
          <table:table-cell office:value-type="string" calcext:value-type="string">
            <text:p>A00000836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36" calcext:value-type="float">
            <text:p>836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ptember 1, 2024 at 7:23:57 PM UTC-7</text:p>
          </table:table-cell>
        </table:table-row>
        <table:table-row table:style-name="ro1" table:visibility="filter">
          <table:table-cell office:value-type="string" calcext:value-type="string">
            <text:p>A00000837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37" calcext:value-type="float">
            <text:p>837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ptember 1, 2024 at 7:23:59 PM UTC-7</text:p>
          </table:table-cell>
        </table:table-row>
        <table:table-row table:style-name="ro1" table:visibility="filter">
          <table:table-cell office:value-type="string" calcext:value-type="string">
            <text:p>A00000838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38" calcext:value-type="float">
            <text:p>838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6" calcext:value-type="float">
            <text:p>100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ptember 1, 2024 at 7:24:00 PM UTC-7</text:p>
          </table:table-cell>
        </table:table-row>
        <table:table-row table:style-name="ro1" table:visibility="filter">
          <table:table-cell office:value-type="string" calcext:value-type="string">
            <text:p>A00000839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39" calcext:value-type="float">
            <text:p>839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12" calcext:value-type="float">
            <text:p>1012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eptember 1, 2024 at 7:24:02 PM UTC-7</text:p>
          </table:table-cell>
        </table:table-row>
        <table:table-row table:style-name="ro1">
          <table:table-cell office:value-type="string" calcext:value-type="string">
            <text:p>A00000840</text:p>
          </table:table-cell>
          <table:table-cell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40" calcext:value-type="float">
            <text:p>8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1" calcext:value-type="float">
            <text:p>100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eptember 1, 2024 at 7:24:04 PM UTC-7</text:p>
          </table:table-cell>
        </table:table-row>
        <table:table-row table:style-name="ro1" table:visibility="filter">
          <table:table-cell office:value-type="string" calcext:value-type="string">
            <text:p>A00000841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1" calcext:value-type="float">
            <text:p>841</text:p>
          </table:table-cell>
          <table:table-cell office:value-type="float" office:value="12" calcext:value-type="float">
            <text:p>12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ptember 2, 2024 at 12:00:47 PM UTC-7</text:p>
          </table:table-cell>
        </table:table-row>
        <table:table-row table:style-name="ro1" table:visibility="filter">
          <table:table-cell office:value-type="string" calcext:value-type="string">
            <text:p>A00000842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2" calcext:value-type="float">
            <text:p>842</text:p>
          </table:table-cell>
          <table:table-cell office:value-type="float" office:value="12" calcext:value-type="float">
            <text:p>12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ptember 2, 2024 at 12:22:13 PM UTC-7</text:p>
          </table:table-cell>
        </table:table-row>
        <table:table-row table:style-name="ro1" table:visibility="filter">
          <table:table-cell office:value-type="string" calcext:value-type="string">
            <text:p>A00000843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3" calcext:value-type="float">
            <text:p>843</text:p>
          </table:table-cell>
          <table:table-cell office:value-type="float" office:value="12" calcext:value-type="float">
            <text:p>12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ptember 2, 2024 at 12:30:45 PM UTC-7</text:p>
          </table:table-cell>
        </table:table-row>
        <table:table-row table:style-name="ro1" table:visibility="filter">
          <table:table-cell office:value-type="string" calcext:value-type="string">
            <text:p>A00000844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4" calcext:value-type="float">
            <text:p>844</text:p>
          </table:table-cell>
          <table:table-cell office:value-type="float" office:value="12" calcext:value-type="float">
            <text:p>12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ptember 2, 2024 at 12:31:11 PM UTC-7</text:p>
          </table:table-cell>
        </table:table-row>
        <table:table-row table:style-name="ro1" table:visibility="filter">
          <table:table-cell office:value-type="string" calcext:value-type="string">
            <text:p>A00000845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45" calcext:value-type="float">
            <text:p>845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ptember 2, 2024 at 4:44:07 PM UTC-7</text:p>
          </table:table-cell>
        </table:table-row>
        <table:table-row table:style-name="ro1" table:visibility="filter">
          <table:table-cell office:value-type="string" calcext:value-type="string">
            <text:p>A00000846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46" calcext:value-type="float">
            <text:p>846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1013" calcext:value-type="float">
            <text:p>1013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eptember 2, 2024 at 4:44:10 PM UTC-7</text:p>
          </table:table-cell>
        </table:table-row>
        <table:table-row table:style-name="ro1" table:visibility="filter">
          <table:table-cell office:value-type="string" calcext:value-type="string">
            <text:p>A00000847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47" calcext:value-type="float">
            <text:p>847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eptember 2, 2024 at 4:44:11 PM UTC-7</text:p>
          </table:table-cell>
        </table:table-row>
        <table:table-row table:style-name="ro1" table:visibility="filter">
          <table:table-cell office:value-type="string" calcext:value-type="string">
            <text:p>A00000848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48" calcext:value-type="float">
            <text:p>848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ptember 2, 2024 at 4:44:13 PM UTC-7</text:p>
          </table:table-cell>
        </table:table-row>
        <table:table-row table:style-name="ro1">
          <table:table-cell office:value-type="string" calcext:value-type="string">
            <text:p>A00000849</text:p>
          </table:table-cell>
          <table:table-cell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49" calcext:value-type="float">
            <text:p>84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1" calcext:value-type="float">
            <text:p>100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eptember 2, 2024 at 4:44:14 PM UTC-7</text:p>
          </table:table-cell>
        </table:table-row>
        <table:table-row table:style-name="ro1" table:visibility="filter">
          <table:table-cell office:value-type="string" calcext:value-type="string">
            <text:p>A00000850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50" calcext:value-type="float">
            <text:p>850</text:p>
          </table:table-cell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eptember 2, 2024 at 8:57:33 PM UTC-7</text:p>
          </table:table-cell>
        </table:table-row>
        <table:table-row table:style-name="ro1" table:visibility="filter">
          <table:table-cell office:value-type="string" calcext:value-type="string">
            <text:p>A00000851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51" calcext:value-type="float">
            <text:p>851</text:p>
          </table:table-cell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ptember 2, 2024 at 8:57:35 PM UTC-7</text:p>
          </table:table-cell>
        </table:table-row>
        <table:table-row table:style-name="ro1" table:visibility="filter">
          <table:table-cell office:value-type="string" calcext:value-type="string">
            <text:p>A00000852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52" calcext:value-type="float">
            <text:p>852</text:p>
          </table:table-cell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eptember 2, 2024 at 8:57:37 PM UTC-7</text:p>
          </table:table-cell>
        </table:table-row>
        <table:table-row table:style-name="ro1" table:visibility="filter">
          <table:table-cell office:value-type="string" calcext:value-type="string">
            <text:p>A00000853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53" calcext:value-type="float">
            <text:p>853</text:p>
          </table:table-cell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ptember 2, 2024 at 8:57:40 PM UTC-7</text:p>
          </table:table-cell>
        </table:table-row>
        <table:table-row table:style-name="ro1">
          <table:table-cell office:value-type="string" calcext:value-type="string">
            <text:p>A00000854</text:p>
          </table:table-cell>
          <table:table-cell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854" calcext:value-type="float">
            <text:p>85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01" calcext:value-type="float">
            <text:p>100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eptember 2, 2024 at 8:57:42 PM UTC-7</text:p>
          </table:table-cell>
        </table:table-row>
        <table:table-row table:style-name="ro1" table:visibility="filter">
          <table:table-cell office:value-type="string" calcext:value-type="string">
            <text:p>A00000855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55" calcext:value-type="float">
            <text:p>855</text:p>
          </table:table-cell>
          <table:table-cell office:value-type="float" office:value="12" calcext:value-type="float">
            <text:p>12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ptember 2, 2024 at 10:59:12 PM UTC-7</text:p>
          </table:table-cell>
        </table:table-row>
        <table:table-row table:style-name="ro1" table:visibility="filter">
          <table:table-cell office:value-type="string" calcext:value-type="string">
            <text:p>A00000856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56" calcext:value-type="float">
            <text:p>856</text:p>
          </table:table-cell>
          <table:table-cell office:value-type="float" office:value="12" calcext:value-type="float">
            <text:p>12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ptember 2, 2024 at 10:59:13 PM UTC-7</text:p>
          </table:table-cell>
        </table:table-row>
        <table:table-row table:style-name="ro1" table:visibility="filter">
          <table:table-cell office:value-type="string" calcext:value-type="string">
            <text:p>A00000857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57" calcext:value-type="float">
            <text:p>857</text:p>
          </table:table-cell>
          <table:table-cell office:value-type="float" office:value="12" calcext:value-type="float">
            <text:p>12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ptember 2, 2024 at 10:59:15 PM UTC-7</text:p>
          </table:table-cell>
        </table:table-row>
        <table:table-row table:style-name="ro1" table:visibility="filter">
          <table:table-cell office:value-type="string" calcext:value-type="string">
            <text:p>A00000858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58" calcext:value-type="float">
            <text:p>858</text:p>
          </table:table-cell>
          <table:table-cell office:value-type="float" office:value="12" calcext:value-type="float">
            <text:p>12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ptember 2, 2024 at 10:59:16 PM UTC-7</text:p>
          </table:table-cell>
        </table:table-row>
        <table:table-row table:style-name="ro1" table:visibility="filter">
          <table:table-cell office:value-type="string" calcext:value-type="string">
            <text:p>A00000859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59" calcext:value-type="float">
            <text:p>859</text:p>
          </table:table-cell>
          <table:table-cell office:value-type="float" office:value="12" calcext:value-type="float">
            <text:p>12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ptember 2, 2024 at 10:59:18 PM UTC-7</text:p>
          </table:table-cell>
        </table:table-row>
        <table:table-row table:style-name="ro1" table:visibility="filter">
          <table:table-cell office:value-type="string" calcext:value-type="string">
            <text:p>A00000860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0" calcext:value-type="float">
            <text:p>860</text:p>
          </table:table-cell>
          <table:table-cell office:value-type="float" office:value="12" calcext:value-type="float">
            <text:p>12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ptember 2, 2024 at 10:59:21 PM UTC-7</text:p>
          </table:table-cell>
        </table:table-row>
        <table:table-row table:style-name="ro1" table:visibility="filter">
          <table:table-cell office:value-type="string" calcext:value-type="string">
            <text:p>A00000861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1" calcext:value-type="float">
            <text:p>861</text:p>
          </table:table-cell>
          <table:table-cell office:value-type="float" office:value="12" calcext:value-type="float">
            <text:p>12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ptember 2, 2024 at 10:59:23 PM UTC-7</text:p>
          </table:table-cell>
        </table:table-row>
        <table:table-row table:style-name="ro1" table:visibility="filter">
          <table:table-cell office:value-type="string" calcext:value-type="string">
            <text:p>A00000862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2" calcext:value-type="float">
            <text:p>862</text:p>
          </table:table-cell>
          <table:table-cell office:value-type="float" office:value="12" calcext:value-type="float">
            <text:p>12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ptember 2, 2024 at 10:59:27 PM UTC-7</text:p>
          </table:table-cell>
        </table:table-row>
        <table:table-row table:style-name="ro1" table:visibility="filter">
          <table:table-cell office:value-type="string" calcext:value-type="string">
            <text:p>A00000863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3" calcext:value-type="float">
            <text:p>863</text:p>
          </table:table-cell>
          <table:table-cell office:value-type="float" office:value="12" calcext:value-type="float">
            <text:p>12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ptember 2, 2024 at 10:59:31 PM UTC-7</text:p>
          </table:table-cell>
        </table:table-row>
        <table:table-row table:style-name="ro1" table:visibility="filter">
          <table:table-cell office:value-type="string" calcext:value-type="string">
            <text:p>A00000864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4" calcext:value-type="float">
            <text:p>864</text:p>
          </table:table-cell>
          <table:table-cell office:value-type="float" office:value="12" calcext:value-type="float">
            <text:p>12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ptember 2, 2024 at 10:59:38 PM UTC-7</text:p>
          </table:table-cell>
        </table:table-row>
        <table:table-row table:style-name="ro1" table:visibility="filter">
          <table:table-cell office:value-type="string" calcext:value-type="string">
            <text:p>A00000865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5" calcext:value-type="float">
            <text:p>865</text:p>
          </table:table-cell>
          <table:table-cell office:value-type="float" office:value="12" calcext:value-type="float">
            <text:p>12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ptember 2, 2024 at 10:59:44 PM UTC-7</text:p>
          </table:table-cell>
        </table:table-row>
        <table:table-row table:style-name="ro1" table:visibility="filter">
          <table:table-cell office:value-type="string" calcext:value-type="string">
            <text:p>A00000866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6" calcext:value-type="float">
            <text:p>866</text:p>
          </table:table-cell>
          <table:table-cell office:value-type="float" office:value="12" calcext:value-type="float">
            <text:p>12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ptember 2, 2024 at 10:59:48 PM UTC-7</text:p>
          </table:table-cell>
        </table:table-row>
        <table:table-row table:style-name="ro1" table:visibility="filter">
          <table:table-cell office:value-type="string" calcext:value-type="string">
            <text:p>A00000867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7" calcext:value-type="float">
            <text:p>867</text:p>
          </table:table-cell>
          <table:table-cell office:value-type="float" office:value="12" calcext:value-type="float">
            <text:p>12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ptember 2, 2024 at 10:59:51 PM UTC-7</text:p>
          </table:table-cell>
        </table:table-row>
        <table:table-row table:style-name="ro1" table:visibility="filter">
          <table:table-cell office:value-type="string" calcext:value-type="string">
            <text:p>A00000868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8" calcext:value-type="float">
            <text:p>868</text:p>
          </table:table-cell>
          <table:table-cell office:value-type="float" office:value="12" calcext:value-type="float">
            <text:p>12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ptember 2, 2024 at 10:59:51 PM UTC-7</text:p>
          </table:table-cell>
        </table:table-row>
        <table:table-row table:style-name="ro1" table:visibility="filter">
          <table:table-cell office:value-type="string" calcext:value-type="string">
            <text:p>A00000869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9" calcext:value-type="float">
            <text:p>869</text:p>
          </table:table-cell>
          <table:table-cell office:value-type="float" office:value="12" calcext:value-type="float">
            <text:p>12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ptember 2, 2024 at 10:59:53 PM UTC-7</text:p>
          </table:table-cell>
        </table:table-row>
        <table:table-row table:style-name="ro1" table:visibility="filter">
          <table:table-cell office:value-type="string" calcext:value-type="string">
            <text:p>A00000870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0" calcext:value-type="float">
            <text:p>870</text:p>
          </table:table-cell>
          <table:table-cell office:value-type="float" office:value="12" calcext:value-type="float">
            <text:p>12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ptember 2, 2024 at 11:00:01 PM UTC-7</text:p>
          </table:table-cell>
        </table:table-row>
        <table:table-row table:style-name="ro1" table:visibility="filter">
          <table:table-cell office:value-type="string" calcext:value-type="string">
            <text:p>A00000871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1" calcext:value-type="float">
            <text:p>871</text:p>
          </table:table-cell>
          <table:table-cell office:value-type="float" office:value="12" calcext:value-type="float">
            <text:p>12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ptember 2, 2024 at 11:00:04 PM UTC-7</text:p>
          </table:table-cell>
        </table:table-row>
        <table:table-row table:style-name="ro1" table:visibility="filter">
          <table:table-cell office:value-type="string" calcext:value-type="string">
            <text:p>A00000872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2" calcext:value-type="float">
            <text:p>872</text:p>
          </table:table-cell>
          <table:table-cell office:value-type="float" office:value="12" calcext:value-type="float">
            <text:p>12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ptember 2, 2024 at 11:00:06 PM UTC-7</text:p>
          </table:table-cell>
        </table:table-row>
        <table:table-row table:style-name="ro1" table:visibility="filter">
          <table:table-cell office:value-type="string" calcext:value-type="string">
            <text:p>A00000873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3" calcext:value-type="float">
            <text:p>873</text:p>
          </table:table-cell>
          <table:table-cell office:value-type="float" office:value="12" calcext:value-type="float">
            <text:p>12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ptember 2, 2024 at 11:00:08 PM UTC-7</text:p>
          </table:table-cell>
        </table:table-row>
        <table:table-row table:style-name="ro1" table:visibility="filter">
          <table:table-cell office:value-type="string" calcext:value-type="string">
            <text:p>A00000874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4" calcext:value-type="float">
            <text:p>874</text:p>
          </table:table-cell>
          <table:table-cell office:value-type="float" office:value="12" calcext:value-type="float">
            <text:p>12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ptember 2, 2024 at 11:00:10 PM UTC-7</text:p>
          </table:table-cell>
        </table:table-row>
        <table:table-row table:style-name="ro1">
          <table:table-cell office:value-type="string" calcext:value-type="string">
            <text:p>A00000875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75" calcext:value-type="float">
            <text:p>875</text:p>
          </table:table-cell>
          <table:table-cell office:value-type="float" office:value="-1" calcext:value-type="float">
            <text:p>-1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September 2, 2024 at 11:00:41 PM UTC-7</text:p>
          </table:table-cell>
        </table:table-row>
      </table:table>
      <table:table table:name="Pivot Table_Sheet3_2" table:style-name="ta1">
        <table:table-column table:style-name="co1" table:default-cell-style-name="ce16"/>
        <table:table-column table:style-name="co1" table:default-cell-style-name="ce22"/>
        <table:table-column table:style-name="co1" table:default-cell-style-name="ce28"/>
        <table:table-column table:style-name="co1" table:number-columns-repeated="2" table:default-cell-style-name="Pivot_20_Table_20_Value"/>
        <table:table-column table:style-name="co1" table:default-cell-style-name="ce34"/>
        <table:table-column table:style-name="co1" table:default-cell-style-name="ce40"/>
        <table:table-row table:style-name="ro1">
          <table:table-cell table:style-name="ce13" office:value-type="string" calcext:value-type="string">
            <text:p>Count - Document ID</text:p>
          </table:table-cell>
          <table:table-cell table:style-name="ce18" office:value-type="string" calcext:value-type="string">
            <text:p>code</text:p>
          </table:table-cell>
          <table:table-cell table:style-name="ce25" table:number-columns-repeated="4"/>
          <table:table-cell table:style-name="ce37"/>
        </table:table-row>
        <table:table-row table:style-name="ro1">
          <table:table-cell table:style-name="ce14" office:value-type="string" calcext:value-type="string">
            <text:p>square</text:p>
          </table:table-cell>
          <table:table-cell table:style-name="ce19" office:value-type="float" office:value="202" calcext:value-type="float">
            <text:p>202</text:p>
          </table:table-cell>
          <table:table-cell table:style-name="ce26" office:value-type="float" office:value="203" calcext:value-type="float">
            <text:p>203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float" office:value="302" calcext:value-type="float">
            <text:p>302</text:p>
          </table:table-cell>
          <table:table-cell table:style-name="ce26" office:value-type="float" office:value="303" calcext:value-type="float">
            <text:p>303</text:p>
          </table:table-cell>
          <table:table-cell table:style-name="ce38" office:value-type="string" calcext:value-type="string">
            <text:p>Total Result</text:p>
          </table:table-cell>
        </table:table-row>
        <table:table-row table:style-name="ro1">
          <table:table-cell table:style-name="ce15" office:value-type="float" office:value="-1" calcext:value-type="float">
            <text:p>-1</text:p>
          </table:table-cell>
          <table:table-cell table:style-name="ce20"/>
          <table:table-cell table:style-name="ce27"/>
          <table:table-cell table:style-name="ce31" office:value-type="float" office:value="1" calcext:value-type="float">
            <text:p>1</text:p>
          </table:table-cell>
          <table:table-cell table:style-name="ce27"/>
          <table:table-cell table:style-name="ce33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2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2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8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32" table:number-columns-repeated="2"/>
          <table:table-cell table:style-name="ce35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 table:style-name="ce17" office:value-type="string" calcext:value-type="string">
            <text:p>Total Result</text:p>
          </table:table-cell>
          <table:table-cell table:style-name="ce24" office:value-type="float" office:value="40" calcext:value-type="float">
            <text:p>40</text:p>
          </table:table-cell>
          <table:table-cell table:style-name="ce30" office:value-type="float" office:value="384" calcext:value-type="float">
            <text:p>38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6" calcext:value-type="float">
            <text:p>16</text:p>
          </table:table-cell>
          <table:table-cell table:style-name="ce36" office:value-type="float" office:value="4" calcext:value-type="float">
            <text:p>4</text:p>
          </table:table-cell>
          <table:table-cell table:style-name="ce42" office:value-type="float" office:value="445" calcext:value-type="float">
            <text:p>445</text:p>
          </table:table-cell>
        </table:table-row>
      </table:table>
      <table:table table:name="Pivot Table_Sheet3_1" table:style-name="ta1">
        <table:table-column table:style-name="co1" table:default-cell-style-name="ce16"/>
        <table:table-column table:style-name="co1" table:number-columns-repeated="2" table:default-cell-style-name="Default"/>
        <table:table-column table:style-name="co1" table:number-columns-repeated="2" table:default-cell-style-name="Pivot_20_Table_20_Value"/>
        <table:table-column table:style-name="co1" table:number-columns-repeated="2" table:default-cell-style-name="Default"/>
        <table:table-column table:style-name="co1" table:number-columns-repeated="2" table:default-cell-style-name="Pivot_20_Table_20_Value"/>
        <table:table-column table:style-name="co1" table:number-columns-repeated="2" table:default-cell-style-name="Default"/>
        <table:table-column table:style-name="co1" table:number-columns-repeated="2" table:default-cell-style-name="ce28"/>
        <table:table-column table:style-name="co1" table:number-columns-repeated="2" table:default-cell-style-name="Default"/>
        <table:table-column table:style-name="co1" table:number-columns-repeated="2" table:default-cell-style-name="Pivot_20_Table_20_Value"/>
        <table:table-column table:style-name="co1" table:number-columns-repeated="2" table:default-cell-style-name="Default"/>
        <table:table-column table:style-name="co1" table:number-columns-repeated="2" table:default-cell-style-name="Pivot_20_Table_20_Value"/>
        <table:table-column table:style-name="co1" table:number-columns-repeated="2" table:default-cell-style-name="Default"/>
        <table:table-column table:style-name="co1" table:default-cell-style-name="ce98"/>
        <table:table-column table:style-name="co1" table:default-cell-style-name="ce40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playerPid</text:p>
          </table:table-cell>
          <table:table-cell table:style-name="ce18" office:value-type="string" calcext:value-type="string">
            <text:p>Data</text:p>
          </table:table-cell>
          <table:table-cell table:style-name="ce52" table:number-columns-repeated="21"/>
          <table:table-cell table:style-name="ce101"/>
        </table:table-row>
        <table:table-row table:style-name="ro1">
          <table:table-cell table:style-name="ce43"/>
          <table:table-cell table:style-name="ce44" office:value-type="float" office:value="1000" calcext:value-type="float">
            <text:p>1000</text:p>
          </table:table-cell>
          <table:table-cell table:style-name="ce49"/>
          <table:table-cell table:style-name="ce44" office:value-type="float" office:value="1001" calcext:value-type="float">
            <text:p>1001</text:p>
          </table:table-cell>
          <table:table-cell table:style-name="ce49"/>
          <table:table-cell table:style-name="ce44" office:value-type="float" office:value="1003" calcext:value-type="float">
            <text:p>1003</text:p>
          </table:table-cell>
          <table:table-cell table:style-name="ce49"/>
          <table:table-cell table:style-name="ce44" office:value-type="float" office:value="1005" calcext:value-type="float">
            <text:p>1005</text:p>
          </table:table-cell>
          <table:table-cell table:style-name="ce49"/>
          <table:table-cell table:style-name="ce44" office:value-type="float" office:value="1006" calcext:value-type="float">
            <text:p>1006</text:p>
          </table:table-cell>
          <table:table-cell table:style-name="ce49"/>
          <table:table-cell table:style-name="ce44" office:value-type="float" office:value="1008" calcext:value-type="float">
            <text:p>1008</text:p>
          </table:table-cell>
          <table:table-cell table:style-name="ce49"/>
          <table:table-cell table:style-name="ce44" office:value-type="float" office:value="1009" calcext:value-type="float">
            <text:p>1009</text:p>
          </table:table-cell>
          <table:table-cell table:style-name="ce49"/>
          <table:table-cell table:style-name="ce44" office:value-type="float" office:value="1010" calcext:value-type="float">
            <text:p>1010</text:p>
          </table:table-cell>
          <table:table-cell table:style-name="ce49"/>
          <table:table-cell table:style-name="ce44" office:value-type="float" office:value="1011" calcext:value-type="float">
            <text:p>1011</text:p>
          </table:table-cell>
          <table:table-cell table:style-name="ce49"/>
          <table:table-cell table:style-name="ce44" office:value-type="float" office:value="1012" calcext:value-type="float">
            <text:p>1012</text:p>
          </table:table-cell>
          <table:table-cell table:style-name="ce49"/>
          <table:table-cell table:style-name="ce44" office:value-type="float" office:value="1013" calcext:value-type="float">
            <text:p>1013</text:p>
          </table:table-cell>
          <table:table-cell table:style-name="ce49"/>
          <table:table-cell table:style-name="ce96" office:value-type="string" calcext:value-type="string">
            <text:p>Total Count - square</text:p>
          </table:table-cell>
          <table:table-cell table:style-name="ce102" office:value-type="string" calcext:value-type="string">
            <text:p>Total Sum - debit</text:p>
          </table:table-cell>
        </table:table-row>
        <table:table-row table:style-name="ro1">
          <table:table-cell table:style-name="ce14" office:value-type="string" calcext:value-type="string">
            <text:p>code</text:p>
          </table:table-cell>
          <table:table-cell table:style-name="ce44" office:value-type="string" calcext:value-type="string">
            <text:p>Count - square</text:p>
          </table:table-cell>
          <table:table-cell table:style-name="ce49" office:value-type="string" calcext:value-type="string">
            <text:p>Sum - debit</text:p>
          </table:table-cell>
          <table:table-cell table:style-name="ce44" office:value-type="string" calcext:value-type="string">
            <text:p>Count - square</text:p>
          </table:table-cell>
          <table:table-cell table:style-name="ce49" office:value-type="string" calcext:value-type="string">
            <text:p>Sum - debit</text:p>
          </table:table-cell>
          <table:table-cell table:style-name="ce44" office:value-type="string" calcext:value-type="string">
            <text:p>Count - square</text:p>
          </table:table-cell>
          <table:table-cell table:style-name="ce49" office:value-type="string" calcext:value-type="string">
            <text:p>Sum - debit</text:p>
          </table:table-cell>
          <table:table-cell table:style-name="ce44" office:value-type="string" calcext:value-type="string">
            <text:p>Count - square</text:p>
          </table:table-cell>
          <table:table-cell table:style-name="ce49" office:value-type="string" calcext:value-type="string">
            <text:p>Sum - debit</text:p>
          </table:table-cell>
          <table:table-cell table:style-name="ce44" office:value-type="string" calcext:value-type="string">
            <text:p>Count - square</text:p>
          </table:table-cell>
          <table:table-cell table:style-name="ce49" office:value-type="string" calcext:value-type="string">
            <text:p>Sum - debit</text:p>
          </table:table-cell>
          <table:table-cell table:style-name="ce44" office:value-type="string" calcext:value-type="string">
            <text:p>Count - square</text:p>
          </table:table-cell>
          <table:table-cell table:style-name="ce49" office:value-type="string" calcext:value-type="string">
            <text:p>Sum - debit</text:p>
          </table:table-cell>
          <table:table-cell table:style-name="ce44" office:value-type="string" calcext:value-type="string">
            <text:p>Count - square</text:p>
          </table:table-cell>
          <table:table-cell table:style-name="ce49" office:value-type="string" calcext:value-type="string">
            <text:p>Sum - debit</text:p>
          </table:table-cell>
          <table:table-cell table:style-name="ce44" office:value-type="string" calcext:value-type="string">
            <text:p>Count - square</text:p>
          </table:table-cell>
          <table:table-cell table:style-name="ce49" office:value-type="string" calcext:value-type="string">
            <text:p>Sum - debit</text:p>
          </table:table-cell>
          <table:table-cell table:style-name="ce44" office:value-type="string" calcext:value-type="string">
            <text:p>Count - square</text:p>
          </table:table-cell>
          <table:table-cell table:style-name="ce49" office:value-type="string" calcext:value-type="string">
            <text:p>Sum - debit</text:p>
          </table:table-cell>
          <table:table-cell table:style-name="ce44" office:value-type="string" calcext:value-type="string">
            <text:p>Count - square</text:p>
          </table:table-cell>
          <table:table-cell table:style-name="ce49" office:value-type="string" calcext:value-type="string">
            <text:p>Sum - debit</text:p>
          </table:table-cell>
          <table:table-cell table:style-name="ce44" office:value-type="string" calcext:value-type="string">
            <text:p>Count - square</text:p>
          </table:table-cell>
          <table:table-cell table:style-name="ce49" office:value-type="string" calcext:value-type="string">
            <text:p>Sum - debit</text:p>
          </table:table-cell>
          <table:table-cell table:style-name="ce97"/>
          <table:table-cell table:style-name="ce103"/>
        </table:table-row>
        <table:table-row table:style-name="ro1">
          <table:table-cell table:style-name="ce15" office:value-type="float" office:value="202" calcext:value-type="float">
            <text:p>202</text:p>
          </table:table-cell>
          <table:table-cell table:style-name="ce45" office:value-type="float" office:value="40" calcext:value-type="float">
            <text:p>4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/>
          <table:table-cell table:style-name="ce20"/>
          <table:table-cell table:style-name="ce95"/>
          <table:table-cell table:number-columns-repeated="2"/>
          <table:table-cell table:style-name="ce20"/>
          <table:table-cell table:style-name="ce95"/>
          <table:table-cell table:style-name="Pivot_20_Table_20_Value" table:number-columns-repeated="2"/>
          <table:table-cell table:style-name="ce20"/>
          <table:table-cell table:style-name="ce95"/>
          <table:table-cell table:number-columns-repeated="2"/>
          <table:table-cell table:style-name="ce20"/>
          <table:table-cell table:style-name="ce95"/>
          <table:table-cell table:number-columns-repeated="2"/>
          <table:table-cell table:style-name="ce20"/>
          <table:table-cell table:style-name="ce95"/>
          <table:table-cell office:value-type="float" office:value="40" calcext:value-type="float">
            <text:p>40</text:p>
          </table:table-cell>
          <table:table-cell table:style-name="ce39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22"/>
          <table:table-cell table:style-name="ce34"/>
          <table:table-cell table:number-columns-repeated="2"/>
          <table:table-cell table:style-name="ce21" office:value-type="float" office:value="40" calcext:value-type="float">
            <text:p>40</text:p>
          </table:table-cell>
          <table:table-cell table:style-name="ce51" office:value-type="float" office:value="40" calcext:value-type="float">
            <text:p>40</text:p>
          </table:table-cell>
          <table:table-cell table:number-columns-repeated="2" table:style-name="ce28" office:value-type="float" office:value="40" calcext:value-type="float">
            <text:p>40</text:p>
          </table:table-cell>
          <table:table-cell table:style-name="ce21" office:value-type="float" office:value="40" calcext:value-type="float">
            <text:p>40</text:p>
          </table:table-cell>
          <table:table-cell table:style-name="ce51" office:value-type="float" office:value="40" calcext:value-type="float">
            <text:p>40</text:p>
          </table:table-cell>
          <table:table-cell table:number-columns-repeated="2" office:value-type="float" office:value="64" calcext:value-type="float">
            <text:p>64</text:p>
          </table:table-cell>
          <table:table-cell table:style-name="ce21" office:value-type="float" office:value="40" calcext:value-type="float">
            <text:p>40</text:p>
          </table:table-cell>
          <table:table-cell table:style-name="ce51" office:value-type="float" office:value="40" calcext:value-type="float">
            <text:p>40</text:p>
          </table:table-cell>
          <table:table-cell table:number-columns-repeated="2" table:style-name="ce28" office:value-type="float" office:value="40" calcext:value-type="float">
            <text:p>40</text:p>
          </table:table-cell>
          <table:table-cell table:style-name="ce21" office:value-type="float" office:value="40" calcext:value-type="float">
            <text:p>40</text:p>
          </table:table-cell>
          <table:table-cell table:style-name="ce51" office:value-type="float" office:value="40" calcext:value-type="float">
            <text:p>40</text:p>
          </table:table-cell>
          <table:table-cell table:number-columns-repeated="2" table:style-name="ce28" office:value-type="float" office:value="40" calcext:value-type="float">
            <text:p>40</text:p>
          </table:table-cell>
          <table:table-cell table:style-name="ce21" office:value-type="float" office:value="40" calcext:value-type="float">
            <text:p>40</text:p>
          </table:table-cell>
          <table:table-cell table:style-name="ce51" office:value-type="float" office:value="40" calcext:value-type="float">
            <text:p>40</text:p>
          </table:table-cell>
          <table:table-cell table:number-columns-repeated="2"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22"/>
          <table:table-cell table:style-name="ce34"/>
          <table:table-cell table:number-columns-repeated="2"/>
          <table:table-cell table:style-name="ce22"/>
          <table:table-cell table:style-name="ce34"/>
          <table:table-cell table:number-columns-repeated="2"/>
          <table:table-cell table:style-name="ce22"/>
          <table:table-cell table:style-name="ce3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2"/>
          <table:table-cell table:style-name="ce34"/>
          <table:table-cell table:number-columns-repeated="2"/>
          <table:table-cell table:style-name="ce22"/>
          <table:table-cell table:style-name="ce34"/>
          <table:table-cell table:number-columns-repeated="2"/>
          <table:table-cell table:style-name="ce22"/>
          <table:table-cell table:style-name="ce3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style-name="ce21" office:value-type="float" office:value="3" calcext:value-type="float">
            <text:p>3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2"/>
          <table:table-cell table:style-name="ce22"/>
          <table:table-cell table:style-name="ce34"/>
          <table:table-cell table:style-name="ce28" office:value-type="float" office:value="3" calcext:value-type="float">
            <text:p>3</text:p>
          </table:table-cell>
          <table:table-cell table:style-name="ce28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51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style-name="ce46"/>
          <table:table-cell table:style-name="ce35"/>
          <table:table-cell table:style-name="ce28" office:value-type="float" office:value="4" calcext:value-type="float">
            <text:p>4</text:p>
          </table:table-cell>
          <table:table-cell table:style-name="ce28" office:value-type="float" office:value="0" calcext:value-type="float">
            <text:p>0</text:p>
          </table:table-cell>
          <table:table-cell table:style-name="ce46"/>
          <table:table-cell table:style-name="ce35"/>
          <table:table-cell table:number-columns-repeated="2"/>
          <table:table-cell table:style-name="ce46"/>
          <table:table-cell table:style-name="ce35"/>
          <table:table-cell table:style-name="Pivot_20_Table_20_Value" table:number-columns-repeated="2"/>
          <table:table-cell table:style-name="ce46"/>
          <table:table-cell table:style-name="ce35"/>
          <table:table-cell table:number-columns-repeated="2"/>
          <table:table-cell table:style-name="ce46"/>
          <table:table-cell table:style-name="ce35"/>
          <table:table-cell table:number-columns-repeated="2"/>
          <table:table-cell table:style-name="ce46"/>
          <table:table-cell table:style-name="ce35"/>
          <table:table-cell office:value-type="float" office:value="4" calcext:value-type="float">
            <text:p>4</text:p>
          </table:table-cell>
          <table:table-cell table:style-name="ce41" office:value-type="float" office:value="0" calcext:value-type="float">
            <text:p>0</text:p>
          </table:table-cell>
        </table:table-row>
        <table:table-row table:style-name="ro1">
          <table:table-cell table:style-name="ce17" office:value-type="string" calcext:value-type="string">
            <text:p>Total Result</text:p>
          </table:table-cell>
          <table:table-cell table:style-name="ce24" office:value-type="float" office:value="43" calcext:value-type="float">
            <text:p>43</text:p>
          </table:table-cell>
          <table:table-cell table:style-name="ce36" office:value-type="float" office:value="0" calcext:value-type="float">
            <text:p>0</text:p>
          </table:table-cell>
          <table:table-cell table:style-name="ce24" office:value-type="float" office:value="4" calcext:value-type="float">
            <text:p>4</text:p>
          </table:table-cell>
          <table:table-cell table:style-name="ce36" office:value-type="float" office:value="0" calcext:value-type="float">
            <text:p>0</text:p>
          </table:table-cell>
          <table:table-cell table:style-name="ce24" office:value-type="float" office:value="40" calcext:value-type="float">
            <text:p>40</text:p>
          </table:table-cell>
          <table:table-cell table:style-name="ce36" office:value-type="float" office:value="40" calcext:value-type="float">
            <text:p>40</text:p>
          </table:table-cell>
          <table:table-cell table:style-name="ce24" office:value-type="float" office:value="43" calcext:value-type="float">
            <text:p>43</text:p>
          </table:table-cell>
          <table:table-cell table:style-name="ce36" office:value-type="float" office:value="40" calcext:value-type="float">
            <text:p>40</text:p>
          </table:table-cell>
          <table:table-cell table:style-name="ce24" office:value-type="float" office:value="41" calcext:value-type="float">
            <text:p>41</text:p>
          </table:table-cell>
          <table:table-cell table:style-name="ce36" office:value-type="float" office:value="40" calcext:value-type="float">
            <text:p>40</text:p>
          </table:table-cell>
          <table:table-cell table:style-name="ce24" office:value-type="float" office:value="66" calcext:value-type="float">
            <text:p>66</text:p>
          </table:table-cell>
          <table:table-cell table:style-name="ce36" office:value-type="float" office:value="64" calcext:value-type="float">
            <text:p>64</text:p>
          </table:table-cell>
          <table:table-cell table:style-name="ce24" office:value-type="float" office:value="41" calcext:value-type="float">
            <text:p>41</text:p>
          </table:table-cell>
          <table:table-cell table:style-name="ce36" office:value-type="float" office:value="40" calcext:value-type="float">
            <text:p>40</text:p>
          </table:table-cell>
          <table:table-cell table:style-name="ce24" office:value-type="float" office:value="42" calcext:value-type="float">
            <text:p>42</text:p>
          </table:table-cell>
          <table:table-cell table:style-name="ce36" office:value-type="float" office:value="40" calcext:value-type="float">
            <text:p>40</text:p>
          </table:table-cell>
          <table:table-cell table:style-name="ce24" office:value-type="float" office:value="42" calcext:value-type="float">
            <text:p>42</text:p>
          </table:table-cell>
          <table:table-cell table:style-name="ce36" office:value-type="float" office:value="40" calcext:value-type="float">
            <text:p>40</text:p>
          </table:table-cell>
          <table:table-cell table:style-name="ce24" office:value-type="float" office:value="42" calcext:value-type="float">
            <text:p>42</text:p>
          </table:table-cell>
          <table:table-cell table:style-name="ce36" office:value-type="float" office:value="40" calcext:value-type="float">
            <text:p>40</text:p>
          </table:table-cell>
          <table:table-cell table:style-name="ce24" office:value-type="float" office:value="41" calcext:value-type="float">
            <text:p>41</text:p>
          </table:table-cell>
          <table:table-cell table:style-name="ce36" office:value-type="float" office:value="40" calcext:value-type="float">
            <text:p>40</text:p>
          </table:table-cell>
          <table:table-cell table:style-name="ce100" office:value-type="float" office:value="445" calcext:value-type="float">
            <text:p>445</text:p>
          </table:table-cell>
          <table:table-cell table:style-name="ce42" office:value-type="float" office:value="384" calcext:value-type="float">
            <text:p>384</text:p>
          </table:table-cell>
        </table:table-row>
      </table:table>
      <table:table table:name="Credit Summary" table:style-name="ta1">
        <table:table-column table:style-name="co4" table:default-cell-style-name="Default"/>
        <table:table-column table:style-name="co1" table:number-columns-repeated="16" table:default-cell-style-name="Default"/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105" office:value-type="string" calcext:value-type="string">
            <text:p>Cowboy</text:p>
          </table:table-cell>
          <table:table-cell table:style-name="ce105" office:value-type="string" calcext:value-type="string">
            <text:p>Jeff</text:p>
          </table:table-cell>
          <table:table-cell table:style-name="ce105" office:value-type="string" calcext:value-type="string">
            <text:p>Meagan</text:p>
          </table:table-cell>
          <table:table-cell table:style-name="ce105" office:value-type="string" calcext:value-type="string">
            <text:p>Bryon</text:p>
          </table:table-cell>
          <table:table-cell table:style-name="ce105" office:value-type="string" calcext:value-type="string">
            <text:p>Michi</text:p>
          </table:table-cell>
          <table:table-cell table:style-name="ce105" office:value-type="string" calcext:value-type="string">
            <text:p>Cal</text:p>
          </table:table-cell>
          <table:table-cell table:style-name="ce105" office:value-type="string" calcext:value-type="string">
            <text:p>Roger</text:p>
          </table:table-cell>
          <table:table-cell table:style-name="ce105" office:value-type="string" calcext:value-type="string">
            <text:p>Bob</text:p>
          </table:table-cell>
          <table:table-cell table:style-name="ce105" office:value-type="string" calcext:value-type="string">
            <text:p>Louise</text:p>
          </table:table-cell>
          <table:table-cell/>
          <table:table-cell table:style-name="ce105" office:value-type="string" calcext:value-type="string">
            <text:p>Excluded</text:p>
          </table:table-cell>
          <table:table-cell table:style-name="ce105" office:value-type="string" calcext:value-type="string">
            <text:p>Community</text:p>
          </table:table-cell>
          <table:table-cell table:style-name="ce105" office:value-type="string" calcext:value-type="string">
            <text:p>Total</text:p>
          </table:table-cell>
          <table:table-cell table:style-name="ce105" office:value-type="string" calcext:value-type="string">
            <text:p>Free</text:p>
          </table:table-cell>
          <table:table-cell table:style-name="ce105"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table:number-columns-repeated="9"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SUM([.C3:.K3])" office:value-type="float" office:value="360" calcext:value-type="float">
            <text:p>360</text:p>
          </table:table-cell>
          <table:table-cell table:formula="of:=[.$O$3]-[.O3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ft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4" office:value-type="float" office:value="18" calcext:value-type="float">
            <text:p>18</text:p>
          </table:table-cell>
          <table:table-cell table:number-columns-repeated="3" office:value-type="float" office:value="36" calcext:value-type="float">
            <text:p>36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73" calcext:value-type="float">
            <text:p>73</text:p>
          </table:table-cell>
          <table:table-cell table:formula="of:=SUM([.C4:.K4])" office:value-type="float" office:value="234" calcext:value-type="float">
            <text:p>234</text:p>
          </table:table-cell>
          <table:table-cell table:formula="of:=[.$O$3]-[.O4]" office:value-type="float" office:value="126" calcext:value-type="float">
            <text:p>126</text:p>
          </table:table-cell>
          <table:table-cell table:formula="of:=[.O4]+[.P4]" office:value-type="float" office:value="360" calcext:value-type="float">
            <text:p>360</text:p>
          </table:table-cell>
        </table:table-row>
        <table:table-row table:style-name="ro1">
          <table:table-cell/>
          <table:table-cell office:value-type="string" calcext:value-type="string">
            <text:p>Used</text:p>
          </table:table-cell>
          <table:table-cell table:formula="of:=[.C14]" office:value-type="float" office:value="40" calcext:value-type="float">
            <text:p>40</text:p>
          </table:table-cell>
          <table:table-cell table:formula="of:=[.D14]" office:value-type="float" office:value="40" calcext:value-type="float">
            <text:p>40</text:p>
          </table:table-cell>
          <table:table-cell table:formula="of:=[.E14]" office:value-type="float" office:value="40" calcext:value-type="float">
            <text:p>40</text:p>
          </table:table-cell>
          <table:table-cell table:formula="of:=[.F14]" office:value-type="float" office:value="40" calcext:value-type="float">
            <text:p>40</text:p>
          </table:table-cell>
          <table:table-cell table:formula="of:=[.G14]" office:value-type="float" office:value="40" calcext:value-type="float">
            <text:p>40</text:p>
          </table:table-cell>
          <table:table-cell table:formula="of:=[.H14]" office:value-type="float" office:value="40" calcext:value-type="float">
            <text:p>40</text:p>
          </table:table-cell>
          <table:table-cell table:formula="of:=[.I14]"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table:formula="of:=[.K14]"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SUM([.C5:.K5])" office:value-type="float" office:value="360" calcext:value-type="float">
            <text:p>360</text:p>
          </table:table-cell>
          <table:table-cell table:formula="of:=[.$O$3]-[.O5]" office:value-type="float" office:value="0" calcext:value-type="float">
            <text:p>0</text:p>
          </table:table-cell>
          <table:table-cell table:formula="of:=[.O5]+[.P5]" office:value-type="float" office:value="360" calcext:value-type="float">
            <text:p>360</text:p>
          </table:table-cell>
        </table:table-row>
        <table:table-row table:style-name="ro1">
          <table:table-cell/>
          <table:table-cell table:style-name="ce104" office:value-type="string" calcext:value-type="string">
            <text:p>Added</text:p>
          </table:table-cell>
          <table:table-cell table:style-name="ce104" table:formula="of:=[.C24]" office:value-type="float" office:value="0" calcext:value-type="float">
            <text:p>0</text:p>
          </table:table-cell>
          <table:table-cell table:style-name="ce104" table:formula="of:=[.D24]" office:value-type="float" office:value="54" calcext:value-type="float">
            <text:p>54</text:p>
          </table:table-cell>
          <table:table-cell table:style-name="ce104" table:formula="of:=[.E24]" office:value-type="float" office:value="18" calcext:value-type="float">
            <text:p>18</text:p>
          </table:table-cell>
          <table:table-cell table:style-name="ce104" table:formula="of:=[.F24]" office:value-type="float" office:value="18" calcext:value-type="float">
            <text:p>18</text:p>
          </table:table-cell>
          <table:table-cell table:style-name="ce104" table:formula="of:=[.G24]" office:value-type="float" office:value="18" calcext:value-type="float">
            <text:p>18</text:p>
          </table:table-cell>
          <table:table-cell table:style-name="ce104" table:formula="of:=[.H24]" office:value-type="float" office:value="18" calcext:value-type="float">
            <text:p>18</text:p>
          </table:table-cell>
          <table:table-cell table:style-name="ce104" table:formula="of:=[.I24]" office:value-type="float" office:value="36" calcext:value-type="float">
            <text:p>36</text:p>
          </table:table-cell>
          <table:table-cell table:style-name="ce104" table:formula="of:=[.J24]" office:value-type="float" office:value="36" calcext:value-type="float">
            <text:p>36</text:p>
          </table:table-cell>
          <table:table-cell table:style-name="ce104" table:formula="of:=[.K24]" office:value-type="float" office:value="36" calcext:value-type="float">
            <text:p>36</text:p>
          </table:table-cell>
          <table:table-cell table:style-name="ce107"/>
          <table:table-cell table:style-name="ce104" table:formula="of:=[.M24]" office:value-type="float" office:value="54" calcext:value-type="float">
            <text:p>54</text:p>
          </table:table-cell>
          <table:table-cell table:style-name="ce104" table:formula="of:=[.N24]" office:value-type="float" office:value="73" calcext:value-type="float">
            <text:p>73</text:p>
          </table:table-cell>
          <table:table-cell table:style-name="ce104" table:formula="of:=SUM([.C6:.K6])" office:value-type="float" office:value="234" calcext:value-type="float">
            <text:p>234</text:p>
          </table:table-cell>
          <table:table-cell table:style-name="ce104" table:number-columns-repeated="2"/>
        </table:table-row>
        <table:table-row table:style-name="ro1">
          <table:table-cell/>
          <table:table-cell office:value-type="string" calcext:value-type="string">
            <text:p>Check</text:p>
          </table:table-cell>
          <table:table-cell table:style-name="ce106" table:formula="of:=[.C3]+[.C6]=[.C4]+[.C5]" office:value-type="boolean" office:boolean-value="true" calcext:value-type="boolean">
            <text:p>TRUE</text:p>
          </table:table-cell>
          <table:table-cell table:style-name="ce106" table:formula="of:=[.D3]+[.D6]=[.D4]+[.D5]" office:value-type="boolean" office:boolean-value="true" calcext:value-type="boolean">
            <text:p>TRUE</text:p>
          </table:table-cell>
          <table:table-cell table:style-name="ce106" table:formula="of:=[.E3]+[.E6]=[.E4]+[.E5]" office:value-type="boolean" office:boolean-value="true" calcext:value-type="boolean">
            <text:p>TRUE</text:p>
          </table:table-cell>
          <table:table-cell table:style-name="ce106" table:formula="of:=[.F3]+[.F6]=[.F4]+[.F5]" office:value-type="boolean" office:boolean-value="true" calcext:value-type="boolean">
            <text:p>TRUE</text:p>
          </table:table-cell>
          <table:table-cell table:style-name="ce106" table:formula="of:=[.G3]+[.G6]=[.G4]+[.G5]" office:value-type="boolean" office:boolean-value="true" calcext:value-type="boolean">
            <text:p>TRUE</text:p>
          </table:table-cell>
          <table:table-cell table:style-name="ce106" table:formula="of:=[.H3]+[.H6]=[.H4]+[.H5]" office:value-type="boolean" office:boolean-value="true" calcext:value-type="boolean">
            <text:p>TRUE</text:p>
          </table:table-cell>
          <table:table-cell table:style-name="ce106" table:formula="of:=[.I3]+[.I6]=[.I4]+[.I5]" office:value-type="boolean" office:boolean-value="true" calcext:value-type="boolean">
            <text:p>TRUE</text:p>
          </table:table-cell>
          <table:table-cell table:style-name="ce106" table:formula="of:=[.J3]+[.J6]=[.J4]+[.J5]" office:value-type="boolean" office:boolean-value="true" calcext:value-type="boolean">
            <text:p>TRUE</text:p>
          </table:table-cell>
          <table:table-cell table:style-name="ce106" table:formula="of:=[.K3]+[.K6]=[.K4]+[.K5]" office:value-type="boolean" office:boolean-value="true" calcext:value-type="boolean">
            <text:p>TRUE</text:p>
          </table:table-cell>
          <table:table-cell table:style-name="ce106"/>
          <table:table-cell table:style-name="ce106" table:formula="of:=[.M3]+[.M6]=[.M4]+[.M5]" office:value-type="boolean" office:boolean-value="true" calcext:value-type="boolean">
            <text:p>TRUE</text:p>
          </table:table-cell>
          <table:table-cell table:style-name="ce106" table:formula="of:=[.N3]+[.N6]=[.N4]+[.N5]" office:value-type="boolean" office:boolean-value="true" calcext:value-type="boolean">
            <text:p>TRUE</text:p>
          </table:table-cell>
          <table:table-cell table:style-name="ce106" table:formula="of:=[.O3]+[.O6]=[.O4]+[.O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Used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Game 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SUM([.C10:.M10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O10]+[.P10]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Game 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SUM([.C11:.M11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O11]+[.P11]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Game 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SUM([.C12:.M12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O12]+[.P12]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04" office:value-type="string" calcext:value-type="string">
            <text:p>Game 4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16" calcext:value-type="float">
            <text:p>16</text:p>
          </table:table-cell>
          <table:table-cell table:number-columns-repeated="2" table:style-name="ce104" office:value-type="float" office:value="10" calcext:value-type="float">
            <text:p>10</text:p>
          </table:table-cell>
          <table:table-cell table:style-name="ce104" office:value-type="float" office:value="9" calcext:value-type="float">
            <text:p>9</text:p>
          </table:table-cell>
          <table:table-cell table:number-columns-repeated="2" table:style-name="ce104" office:value-type="float" office:value="10" calcext:value-type="float">
            <text:p>10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10" calcext:value-type="float">
            <text:p>10</text:p>
          </table:table-cell>
          <table:table-cell table:style-name="ce107"/>
          <table:table-cell table:style-name="ce104" office:value-type="float" office:value="10" calcext:value-type="float">
            <text:p>10</text:p>
          </table:table-cell>
          <table:table-cell table:style-name="ce104"/>
          <table:table-cell table:style-name="ce104" table:formula="of:=SUM([.C13:.M13])" office:value-type="float" office:value="100" calcext:value-type="float">
            <text:p>100</text:p>
          </table:table-cell>
          <table:table-cell table:style-name="ce104" office:value-type="float" office:value="0" calcext:value-type="float">
            <text:p>0</text:p>
          </table:table-cell>
          <table:table-cell table:style-name="ce104" table:formula="of:=[.O13]+[.P13]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10:.C13])" office:value-type="float" office:value="40" calcext:value-type="float">
            <text:p>40</text:p>
          </table:table-cell>
          <table:table-cell table:formula="of:=SUM([.D10:.D13])" office:value-type="float" office:value="40" calcext:value-type="float">
            <text:p>40</text:p>
          </table:table-cell>
          <table:table-cell table:formula="of:=SUM([.E10:.E13])" office:value-type="float" office:value="40" calcext:value-type="float">
            <text:p>40</text:p>
          </table:table-cell>
          <table:table-cell table:formula="of:=SUM([.F10:.F13])" office:value-type="float" office:value="40" calcext:value-type="float">
            <text:p>40</text:p>
          </table:table-cell>
          <table:table-cell table:formula="of:=SUM([.G10:.G13])" office:value-type="float" office:value="40" calcext:value-type="float">
            <text:p>40</text:p>
          </table:table-cell>
          <table:table-cell table:formula="of:=SUM([.H10:.H13])" office:value-type="float" office:value="40" calcext:value-type="float">
            <text:p>40</text:p>
          </table:table-cell>
          <table:table-cell table:formula="of:=SUM([.I10:.I13])" office:value-type="float" office:value="40" calcext:value-type="float">
            <text:p>40</text:p>
          </table:table-cell>
          <table:table-cell table:formula="of:=SUM([.J10:.J13])" office:value-type="float" office:value="40" calcext:value-type="float">
            <text:p>40</text:p>
          </table:table-cell>
          <table:table-cell table:formula="of:=SUM([.K10:.K13])" office:value-type="float" office:value="40" calcext:value-type="float">
            <text:p>40</text:p>
          </table:table-cell>
          <table:table-cell/>
          <table:table-cell table:formula="of:=SUM([.M10:.M13])" office:value-type="float" office:value="40" calcext:value-type="float">
            <text:p>40</text:p>
          </table:table-cell>
          <table:table-cell/>
          <table:table-cell table:formula="of:=SUM([.C14:.M14])" office:value-type="float" office:value="400" calcext:value-type="float">
            <text:p>400</text:p>
          </table:table-cell>
          <table:table-cell table:formula="of:=SUM([.P10:.P13])" office:value-type="float" office:value="0" calcext:value-type="float">
            <text:p>0</text:p>
          </table:table-cell>
          <table:table-cell table:formula="of:=[.O14]+[.P14]" office:value-type="float" office:value="400" calcext:value-type="float">
            <text:p>40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106" table:formula="of:=[.C5]=[.C14]" office:value-type="boolean" office:boolean-value="true" calcext:value-type="boolean">
            <text:p>TRUE</text:p>
          </table:table-cell>
          <table:table-cell table:style-name="ce106" table:formula="of:=[.D5]=[.D14]" office:value-type="boolean" office:boolean-value="true" calcext:value-type="boolean">
            <text:p>TRUE</text:p>
          </table:table-cell>
          <table:table-cell table:style-name="ce106" table:formula="of:=[.E5]=[.E14]" office:value-type="boolean" office:boolean-value="true" calcext:value-type="boolean">
            <text:p>TRUE</text:p>
          </table:table-cell>
          <table:table-cell table:style-name="ce106" table:formula="of:=[.F5]=[.F14]" office:value-type="boolean" office:boolean-value="true" calcext:value-type="boolean">
            <text:p>TRUE</text:p>
          </table:table-cell>
          <table:table-cell table:style-name="ce106" table:formula="of:=[.G5]=[.G14]" office:value-type="boolean" office:boolean-value="true" calcext:value-type="boolean">
            <text:p>TRUE</text:p>
          </table:table-cell>
          <table:table-cell table:style-name="ce106" table:formula="of:=[.H5]=[.H14]" office:value-type="boolean" office:boolean-value="true" calcext:value-type="boolean">
            <text:p>TRUE</text:p>
          </table:table-cell>
          <table:table-cell table:style-name="ce106" table:formula="of:=[.I5]=[.I14]" office:value-type="boolean" office:boolean-value="true" calcext:value-type="boolean">
            <text:p>TRUE</text:p>
          </table:table-cell>
          <table:table-cell table:style-name="ce106" table:formula="of:=[.J5]=[.J14]" office:value-type="boolean" office:boolean-value="true" calcext:value-type="boolean">
            <text:p>TRUE</text:p>
          </table:table-cell>
          <table:table-cell table:style-name="ce106" table:formula="of:=[.K5]=[.K14]" office:value-type="boolean" office:boolean-value="true" calcext:value-type="boolean">
            <text:p>TRUE</text:p>
          </table:table-cell>
          <table:table-cell table:style-name="ce106" table:number-columns-repeated="3"/>
          <table:table-cell table:style-name="ce106" table:formula="of:=[.O5]=([.O14]-[.M14])" office:value-type="boolean" office:boolean-value="true" calcext:value-type="boolean">
            <text:p>TRUE</text:p>
          </table:table-cell>
          <table:table-cell table:style-name="ce106" table:formula="of:=[.P5]=[.P14]" office:value-type="boolean" office:boolean-value="true" calcext:value-type="boolean">
            <text:p>TRUE</text:p>
          </table:table-cell>
          <table:table-cell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string" calcext:value-type="string">
            <text:p>Distributed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Game 1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 table:formula="of:=SUM([.C20:.N20])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ame 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3"/>
          <table:table-cell table:number-columns-repeated="2" office:value-type="float" office:value="18" calcext:value-type="float">
            <text:p>18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 table:formula="of:=SUM([.C21:.N21])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ame 3</text:p>
          </table:table-cell>
          <table:table-cell/>
          <table:table-cell table:formula="of:=18+18" office:value-type="float" office:value="36" calcext:value-type="float">
            <text:p>36</text:p>
          </table:table-cell>
          <table:table-cell table:number-columns-repeated="3"/>
          <table:table-cell table:number-columns-repeated="2" office:value-type="float" office:value="18" calcext:value-type="float">
            <text:p>18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formula="of:=SUM([.C22:.N22])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/>
          <table:table-cell table:style-name="ce104" office:value-type="string" calcext:value-type="string">
            <text:p>Game 4</text:p>
          </table:table-cell>
          <table:table-cell table:style-name="ce104"/>
          <table:table-cell table:style-name="ce104" office:value-type="float" office:value="18" calcext:value-type="float">
            <text:p>18</text:p>
          </table:table-cell>
          <table:table-cell table:style-name="ce104"/>
          <table:table-cell table:style-name="ce104" office:value-type="float" office:value="18" calcext:value-type="float">
            <text:p>18</text:p>
          </table:table-cell>
          <table:table-cell table:style-name="ce104" table:number-columns-repeated="4"/>
          <table:table-cell table:style-name="ce104" office:value-type="float" office:value="18" calcext:value-type="float">
            <text:p>18</text:p>
          </table:table-cell>
          <table:table-cell/>
          <table:table-cell table:style-name="ce104" office:value-type="float" office:value="18" calcext:value-type="float">
            <text:p>18</text:p>
          </table:table-cell>
          <table:table-cell table:style-name="ce104" office:value-type="float" office:value="19" calcext:value-type="float">
            <text:p>19</text:p>
          </table:table-cell>
          <table:table-cell table:style-name="ce108" table:formula="of:=SUM([.C23:.N23])" office:value-type="float" office:value="91" calcext:value-type="float">
            <text:p>91</text:p>
          </table:table-cell>
          <table:table-cell office:value-type="string" calcext:value-type="string">
            <text:p>I expect this extra credit was a result of aheld square / release … squaresSelected not updated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20:.C23])" office:value-type="float" office:value="0" calcext:value-type="float">
            <text:p>0</text:p>
          </table:table-cell>
          <table:table-cell table:formula="of:=SUM([.D20:.D23])" office:value-type="float" office:value="54" calcext:value-type="float">
            <text:p>54</text:p>
          </table:table-cell>
          <table:table-cell table:formula="of:=SUM([.E20:.E23])" office:value-type="float" office:value="18" calcext:value-type="float">
            <text:p>18</text:p>
          </table:table-cell>
          <table:table-cell table:formula="of:=SUM([.F20:.F23])" office:value-type="float" office:value="18" calcext:value-type="float">
            <text:p>18</text:p>
          </table:table-cell>
          <table:table-cell table:formula="of:=SUM([.G20:.G23])" office:value-type="float" office:value="18" calcext:value-type="float">
            <text:p>18</text:p>
          </table:table-cell>
          <table:table-cell table:formula="of:=SUM([.H20:.H23])" office:value-type="float" office:value="18" calcext:value-type="float">
            <text:p>18</text:p>
          </table:table-cell>
          <table:table-cell table:formula="of:=SUM([.I20:.I23])" office:value-type="float" office:value="36" calcext:value-type="float">
            <text:p>36</text:p>
          </table:table-cell>
          <table:table-cell table:formula="of:=SUM([.J20:.J23])" office:value-type="float" office:value="36" calcext:value-type="float">
            <text:p>36</text:p>
          </table:table-cell>
          <table:table-cell table:formula="of:=SUM([.K20:.K23])" office:value-type="float" office:value="36" calcext:value-type="float">
            <text:p>36</text:p>
          </table:table-cell>
          <table:table-cell/>
          <table:table-cell table:formula="of:=SUM([.M20:.M23])" office:value-type="float" office:value="54" calcext:value-type="float">
            <text:p>54</text:p>
          </table:table-cell>
          <table:table-cell table:formula="of:=SUM([.N20:.N23])" office:value-type="float" office:value="73" calcext:value-type="float">
            <text:p>73</text:p>
          </table:table-cell>
          <table:table-cell table:formula="of:=SUM([.O20:.O23])" office:value-type="float" office:value="361" calcext:value-type="float">
            <text:p>361</text:p>
          </table:table-cell>
          <table:table-cell table:number-columns-repeated="2"/>
        </table:table-row>
      </table:table>
      <table:named-expressions/>
      <table:database-ranges>
        <table:database-range table:name="__Anonymous_Sheet_DB__1" table:target-range-address="Data.A1:Data.L446" table:display-filter-buttons="true">
          <table:filter>
            <table:filter-and>
              <table:filter-condition table:data-type="number" table:value="-1" table:operator="=" table:field-number="10"/>
            </table:filter-and>
          </table:filter>
        </table:database-range>
      </table:database-ranges>
      <table:data-pilot-tables>
        <table:data-pilot-table table:name="DataPilot1" table:application-data="" table:target-range-address="'Pivot Table_Sheet3_1'.A3:'Pivot Table_Sheet3_1'.Y11" table:buttons="'Pivot Table_Sheet3_1'.A5 'Pivot Table_Sheet3_1'.B3 'Pivot Table_Sheet3_1'.C3" table:show-filter-button="false" table:drill-down-on-double-click="false">
          <table:source-cell-range table:cell-range-address="Data.A1:Data.L446"/>
          <table:data-pilot-field table:source-field-name="playerPid" table:orientation="column" table:used-hierarchy="0" table:function="auto">
            <table:data-pilot-level table:show-empty="false" calcext:repeat-item-labels="false">
              <table:data-pilot-members>
                <table:data-pilot-member table:name="1000" table:display="true" table:show-details="true"/>
                <table:data-pilot-member table:name="1001" table:display="true" table:show-details="true"/>
                <table:data-pilot-member table:name="1003" table:display="true" table:show-details="true"/>
                <table:data-pilot-member table:name="1005" table:display="true" table:show-details="true"/>
                <table:data-pilot-member table:name="1006" table:display="true" table:show-details="true"/>
                <table:data-pilot-member table:name="1008" table:display="true" table:show-details="true"/>
                <table:data-pilot-member table:name="1009" table:display="true" table:show-details="true"/>
                <table:data-pilot-member table:name="1010" table:display="true" table:show-details="true"/>
                <table:data-pilot-member table:name="1011" table:display="true" table:show-details="true"/>
                <table:data-pilot-member table:name="1012" table:display="true" table:show-details="true"/>
                <table:data-pilot-member table:name="101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ode" table:orientation="row" table:used-hierarchy="0" table:function="auto">
            <table:data-pilot-level table:show-empty="false" calcext:repeat-item-labels="false">
              <table:data-pilot-members>
                <table:data-pilot-member table:name="202" table:display="true" table:show-details="true"/>
                <table:data-pilot-member table:name="203" table:display="true" table:show-details="true"/>
                <table:data-pilot-member table:name="300" table:display="true" table:show-details="true"/>
                <table:data-pilot-member table:name="302" table:display="true" table:show-details="true"/>
                <table:data-pilot-member table:name="30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quare" table:orientation="data" table:used-hierarchy="0" table:function="count">
            <table:data-pilot-level table:show-empty="false" calcext:repeat-item-labels="false">
              <table:data-pilot-members>
                <table:data-pilot-member table:name="-1" table:display="true" table:show-details="true"/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9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bit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_Sheet3_2'.A1:'Pivot Table_Sheet3_2'.G104" table:buttons="'Pivot Table_Sheet3_2'.A2 'Pivot Table_Sheet3_2'.B1" table:show-filter-button="false" table:drill-down-on-double-click="false">
          <table:source-cell-range table:cell-range-address="Data.A1:Data.L446"/>
          <table:data-pilot-field table:source-field-name="code" table:orientation="column" table:used-hierarchy="0" table:function="auto">
            <table:data-pilot-level table:show-empty="false" calcext:repeat-item-labels="false">
              <table:data-pilot-members>
                <table:data-pilot-member table:name="202" table:display="true" table:show-details="true"/>
                <table:data-pilot-member table:name="203" table:display="true" table:show-details="true"/>
                <table:data-pilot-member table:name="300" table:display="true" table:show-details="true"/>
                <table:data-pilot-member table:name="302" table:display="true" table:show-details="true"/>
                <table:data-pilot-member table:name="30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quare" table:orientation="row" table:used-hierarchy="0" table:function="auto">
            <table:data-pilot-level table:show-empty="false" calcext:repeat-item-labels="false">
              <table:data-pilot-members>
                <table:data-pilot-member table:name="-1" table:display="true" table:show-details="true"/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9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ocument ID" table:orientation="data" table:used-hierarchy="0" table:function="count">
            <table:data-pilot-level table:show-empty="false" calcext:repeat-item-labels="false">
              <table:data-pilot-members>
                <table:data-pilot-member table:name="A00000430" table:display="true" table:show-details="true"/>
                <table:data-pilot-member table:name="A00000431" table:display="true" table:show-details="true"/>
                <table:data-pilot-member table:name="A00000432" table:display="true" table:show-details="true"/>
                <table:data-pilot-member table:name="A00000433" table:display="true" table:show-details="true"/>
                <table:data-pilot-member table:name="A00000434" table:display="true" table:show-details="true"/>
                <table:data-pilot-member table:name="A00000435" table:display="true" table:show-details="true"/>
                <table:data-pilot-member table:name="A00000436" table:display="true" table:show-details="true"/>
                <table:data-pilot-member table:name="A00000437" table:display="true" table:show-details="true"/>
                <table:data-pilot-member table:name="A00000438" table:display="true" table:show-details="true"/>
                <table:data-pilot-member table:name="A00000439" table:display="true" table:show-details="true"/>
                <table:data-pilot-member table:name="A00000440" table:display="true" table:show-details="true"/>
                <table:data-pilot-member table:name="A00000441" table:display="true" table:show-details="true"/>
                <table:data-pilot-member table:name="A00000442" table:display="true" table:show-details="true"/>
                <table:data-pilot-member table:name="A00000443" table:display="true" table:show-details="true"/>
                <table:data-pilot-member table:name="A00000444" table:display="true" table:show-details="true"/>
                <table:data-pilot-member table:name="A00000445" table:display="true" table:show-details="true"/>
                <table:data-pilot-member table:name="A00000446" table:display="true" table:show-details="true"/>
                <table:data-pilot-member table:name="A00000447" table:display="true" table:show-details="true"/>
                <table:data-pilot-member table:name="A00000448" table:display="true" table:show-details="true"/>
                <table:data-pilot-member table:name="A00000449" table:display="true" table:show-details="true"/>
                <table:data-pilot-member table:name="A00000450" table:display="true" table:show-details="true"/>
                <table:data-pilot-member table:name="A00000451" table:display="true" table:show-details="true"/>
                <table:data-pilot-member table:name="A00000452" table:display="true" table:show-details="true"/>
                <table:data-pilot-member table:name="A00000453" table:display="true" table:show-details="true"/>
                <table:data-pilot-member table:name="A00000454" table:display="true" table:show-details="true"/>
                <table:data-pilot-member table:name="A00000455" table:display="true" table:show-details="true"/>
                <table:data-pilot-member table:name="A00000456" table:display="true" table:show-details="true"/>
                <table:data-pilot-member table:name="A00000457" table:display="true" table:show-details="true"/>
                <table:data-pilot-member table:name="A00000458" table:display="true" table:show-details="true"/>
                <table:data-pilot-member table:name="A00000459" table:display="true" table:show-details="true"/>
                <table:data-pilot-member table:name="A00000460" table:display="true" table:show-details="true"/>
                <table:data-pilot-member table:name="A00000461" table:display="true" table:show-details="true"/>
                <table:data-pilot-member table:name="A00000462" table:display="true" table:show-details="true"/>
                <table:data-pilot-member table:name="A00000463" table:display="true" table:show-details="true"/>
                <table:data-pilot-member table:name="A00000464" table:display="true" table:show-details="true"/>
                <table:data-pilot-member table:name="A00000465" table:display="true" table:show-details="true"/>
                <table:data-pilot-member table:name="A00000466" table:display="true" table:show-details="true"/>
                <table:data-pilot-member table:name="A00000467" table:display="true" table:show-details="true"/>
                <table:data-pilot-member table:name="A00000468" table:display="true" table:show-details="true"/>
                <table:data-pilot-member table:name="A00000469" table:display="true" table:show-details="true"/>
                <table:data-pilot-member table:name="A00000470" table:display="true" table:show-details="true"/>
                <table:data-pilot-member table:name="A00000471" table:display="true" table:show-details="true"/>
                <table:data-pilot-member table:name="A00000472" table:display="true" table:show-details="true"/>
                <table:data-pilot-member table:name="A00000473" table:display="true" table:show-details="true"/>
                <table:data-pilot-member table:name="A00000474" table:display="true" table:show-details="true"/>
                <table:data-pilot-member table:name="A00000475" table:display="true" table:show-details="true"/>
                <table:data-pilot-member table:name="A00000476" table:display="true" table:show-details="true"/>
                <table:data-pilot-member table:name="A00000477" table:display="true" table:show-details="true"/>
                <table:data-pilot-member table:name="A00000478" table:display="true" table:show-details="true"/>
                <table:data-pilot-member table:name="A00000479" table:display="true" table:show-details="true"/>
                <table:data-pilot-member table:name="A00000480" table:display="true" table:show-details="true"/>
                <table:data-pilot-member table:name="A00000481" table:display="true" table:show-details="true"/>
                <table:data-pilot-member table:name="A00000482" table:display="true" table:show-details="true"/>
                <table:data-pilot-member table:name="A00000483" table:display="true" table:show-details="true"/>
                <table:data-pilot-member table:name="A00000484" table:display="true" table:show-details="true"/>
                <table:data-pilot-member table:name="A00000485" table:display="true" table:show-details="true"/>
                <table:data-pilot-member table:name="A00000486" table:display="true" table:show-details="true"/>
                <table:data-pilot-member table:name="A00000487" table:display="true" table:show-details="true"/>
                <table:data-pilot-member table:name="A00000488" table:display="true" table:show-details="true"/>
                <table:data-pilot-member table:name="A00000489" table:display="true" table:show-details="true"/>
                <table:data-pilot-member table:name="A00000490" table:display="true" table:show-details="true"/>
                <table:data-pilot-member table:name="A00000491" table:display="true" table:show-details="true"/>
                <table:data-pilot-member table:name="A00000492" table:display="true" table:show-details="true"/>
                <table:data-pilot-member table:name="A00000493" table:display="true" table:show-details="true"/>
                <table:data-pilot-member table:name="A00000494" table:display="true" table:show-details="true"/>
                <table:data-pilot-member table:name="A00000495" table:display="true" table:show-details="true"/>
                <table:data-pilot-member table:name="A00000496" table:display="true" table:show-details="true"/>
                <table:data-pilot-member table:name="A00000497" table:display="true" table:show-details="true"/>
                <table:data-pilot-member table:name="A00000498" table:display="true" table:show-details="true"/>
                <table:data-pilot-member table:name="A00000499" table:display="true" table:show-details="true"/>
                <table:data-pilot-member table:name="A00000500" table:display="true" table:show-details="true"/>
                <table:data-pilot-member table:name="A00000501" table:display="true" table:show-details="true"/>
                <table:data-pilot-member table:name="A00000502" table:display="true" table:show-details="true"/>
                <table:data-pilot-member table:name="A00000503" table:display="true" table:show-details="true"/>
                <table:data-pilot-member table:name="A00000504" table:display="true" table:show-details="true"/>
                <table:data-pilot-member table:name="A00000505" table:display="true" table:show-details="true"/>
                <table:data-pilot-member table:name="A00000506" table:display="true" table:show-details="true"/>
                <table:data-pilot-member table:name="A00000507" table:display="true" table:show-details="true"/>
                <table:data-pilot-member table:name="A00000508" table:display="true" table:show-details="true"/>
                <table:data-pilot-member table:name="A00000509" table:display="true" table:show-details="true"/>
                <table:data-pilot-member table:name="A00000510" table:display="true" table:show-details="true"/>
                <table:data-pilot-member table:name="A00000511" table:display="true" table:show-details="true"/>
                <table:data-pilot-member table:name="A00000512" table:display="true" table:show-details="true"/>
                <table:data-pilot-member table:name="A00000513" table:display="true" table:show-details="true"/>
                <table:data-pilot-member table:name="A00000514" table:display="true" table:show-details="true"/>
                <table:data-pilot-member table:name="A00000515" table:display="true" table:show-details="true"/>
                <table:data-pilot-member table:name="A00000516" table:display="true" table:show-details="true"/>
                <table:data-pilot-member table:name="A00000517" table:display="true" table:show-details="true"/>
                <table:data-pilot-member table:name="A00000518" table:display="true" table:show-details="true"/>
                <table:data-pilot-member table:name="A00000519" table:display="true" table:show-details="true"/>
                <table:data-pilot-member table:name="A00000520" table:display="true" table:show-details="true"/>
                <table:data-pilot-member table:name="A00000521" table:display="true" table:show-details="true"/>
                <table:data-pilot-member table:name="A00000522" table:display="true" table:show-details="true"/>
                <table:data-pilot-member table:name="A00000523" table:display="true" table:show-details="true"/>
                <table:data-pilot-member table:name="A00000524" table:display="true" table:show-details="true"/>
                <table:data-pilot-member table:name="A00000525" table:display="true" table:show-details="true"/>
                <table:data-pilot-member table:name="A00000526" table:display="true" table:show-details="true"/>
                <table:data-pilot-member table:name="A00000527" table:display="true" table:show-details="true"/>
                <table:data-pilot-member table:name="A00000528" table:display="true" table:show-details="true"/>
                <table:data-pilot-member table:name="A00000529" table:display="true" table:show-details="true"/>
                <table:data-pilot-member table:name="A00000530" table:display="true" table:show-details="true"/>
                <table:data-pilot-member table:name="A00000531" table:display="true" table:show-details="true"/>
                <table:data-pilot-member table:name="A00000532" table:display="true" table:show-details="true"/>
                <table:data-pilot-member table:name="A00000533" table:display="true" table:show-details="true"/>
                <table:data-pilot-member table:name="A00000534" table:display="true" table:show-details="true"/>
                <table:data-pilot-member table:name="A00000535" table:display="true" table:show-details="true"/>
                <table:data-pilot-member table:name="A00000536" table:display="true" table:show-details="true"/>
                <table:data-pilot-member table:name="A00000537" table:display="true" table:show-details="true"/>
                <table:data-pilot-member table:name="A00000538" table:display="true" table:show-details="true"/>
                <table:data-pilot-member table:name="A00000539" table:display="true" table:show-details="true"/>
                <table:data-pilot-member table:name="A00000540" table:display="true" table:show-details="true"/>
                <table:data-pilot-member table:name="A00000541" table:display="true" table:show-details="true"/>
                <table:data-pilot-member table:name="A00000542" table:display="true" table:show-details="true"/>
                <table:data-pilot-member table:name="A00000543" table:display="true" table:show-details="true"/>
                <table:data-pilot-member table:name="A00000544" table:display="true" table:show-details="true"/>
                <table:data-pilot-member table:name="A00000545" table:display="true" table:show-details="true"/>
                <table:data-pilot-member table:name="A00000546" table:display="true" table:show-details="true"/>
                <table:data-pilot-member table:name="A00000547" table:display="true" table:show-details="true"/>
                <table:data-pilot-member table:name="A00000548" table:display="true" table:show-details="true"/>
                <table:data-pilot-member table:name="A00000549" table:display="true" table:show-details="true"/>
                <table:data-pilot-member table:name="A00000550" table:display="true" table:show-details="true"/>
                <table:data-pilot-member table:name="A00000551" table:display="true" table:show-details="true"/>
                <table:data-pilot-member table:name="A00000552" table:display="true" table:show-details="true"/>
                <table:data-pilot-member table:name="A00000553" table:display="true" table:show-details="true"/>
                <table:data-pilot-member table:name="A00000554" table:display="true" table:show-details="true"/>
                <table:data-pilot-member table:name="A00000555" table:display="true" table:show-details="true"/>
                <table:data-pilot-member table:name="A00000556" table:display="true" table:show-details="true"/>
                <table:data-pilot-member table:name="A00000557" table:display="true" table:show-details="true"/>
                <table:data-pilot-member table:name="A00000558" table:display="true" table:show-details="true"/>
                <table:data-pilot-member table:name="A00000559" table:display="true" table:show-details="true"/>
                <table:data-pilot-member table:name="A00000560" table:display="true" table:show-details="true"/>
                <table:data-pilot-member table:name="A00000561" table:display="true" table:show-details="true"/>
                <table:data-pilot-member table:name="A00000562" table:display="true" table:show-details="true"/>
                <table:data-pilot-member table:name="A00000563" table:display="true" table:show-details="true"/>
                <table:data-pilot-member table:name="A00000564" table:display="true" table:show-details="true"/>
                <table:data-pilot-member table:name="A00000565" table:display="true" table:show-details="true"/>
                <table:data-pilot-member table:name="A00000566" table:display="true" table:show-details="true"/>
                <table:data-pilot-member table:name="A00000567" table:display="true" table:show-details="true"/>
                <table:data-pilot-member table:name="A00000568" table:display="true" table:show-details="true"/>
                <table:data-pilot-member table:name="A00000569" table:display="true" table:show-details="true"/>
                <table:data-pilot-member table:name="A00000570" table:display="true" table:show-details="true"/>
                <table:data-pilot-member table:name="A00000571" table:display="true" table:show-details="true"/>
                <table:data-pilot-member table:name="A00000572" table:display="true" table:show-details="true"/>
                <table:data-pilot-member table:name="A00000573" table:display="true" table:show-details="true"/>
                <table:data-pilot-member table:name="A00000574" table:display="true" table:show-details="true"/>
                <table:data-pilot-member table:name="A00000575" table:display="true" table:show-details="true"/>
                <table:data-pilot-member table:name="A00000576" table:display="true" table:show-details="true"/>
                <table:data-pilot-member table:name="A00000577" table:display="true" table:show-details="true"/>
                <table:data-pilot-member table:name="A00000578" table:display="true" table:show-details="true"/>
                <table:data-pilot-member table:name="A00000579" table:display="true" table:show-details="true"/>
                <table:data-pilot-member table:name="A00000580" table:display="true" table:show-details="true"/>
                <table:data-pilot-member table:name="A00000581" table:display="true" table:show-details="true"/>
                <table:data-pilot-member table:name="A00000582" table:display="true" table:show-details="true"/>
                <table:data-pilot-member table:name="A00000583" table:display="true" table:show-details="true"/>
                <table:data-pilot-member table:name="A00000584" table:display="true" table:show-details="true"/>
                <table:data-pilot-member table:name="A00000585" table:display="true" table:show-details="true"/>
                <table:data-pilot-member table:name="A00000586" table:display="true" table:show-details="true"/>
                <table:data-pilot-member table:name="A00000587" table:display="true" table:show-details="true"/>
                <table:data-pilot-member table:name="A00000588" table:display="true" table:show-details="true"/>
                <table:data-pilot-member table:name="A00000589" table:display="true" table:show-details="true"/>
                <table:data-pilot-member table:name="A00000590" table:display="true" table:show-details="true"/>
                <table:data-pilot-member table:name="A00000591" table:display="true" table:show-details="true"/>
                <table:data-pilot-member table:name="A00000592" table:display="true" table:show-details="true"/>
                <table:data-pilot-member table:name="A00000593" table:display="true" table:show-details="true"/>
                <table:data-pilot-member table:name="A00000594" table:display="true" table:show-details="true"/>
                <table:data-pilot-member table:name="A00000595" table:display="true" table:show-details="true"/>
                <table:data-pilot-member table:name="A00000596" table:display="true" table:show-details="true"/>
                <table:data-pilot-member table:name="A00000597" table:display="true" table:show-details="true"/>
                <table:data-pilot-member table:name="A00000598" table:display="true" table:show-details="true"/>
                <table:data-pilot-member table:name="A00000599" table:display="true" table:show-details="true"/>
                <table:data-pilot-member table:name="A00000600" table:display="true" table:show-details="true"/>
                <table:data-pilot-member table:name="A00000601" table:display="true" table:show-details="true"/>
                <table:data-pilot-member table:name="A00000602" table:display="true" table:show-details="true"/>
                <table:data-pilot-member table:name="A00000603" table:display="true" table:show-details="true"/>
                <table:data-pilot-member table:name="A00000604" table:display="true" table:show-details="true"/>
                <table:data-pilot-member table:name="A00000605" table:display="true" table:show-details="true"/>
                <table:data-pilot-member table:name="A00000606" table:display="true" table:show-details="true"/>
                <table:data-pilot-member table:name="A00000607" table:display="true" table:show-details="true"/>
                <table:data-pilot-member table:name="A00000608" table:display="true" table:show-details="true"/>
                <table:data-pilot-member table:name="A00000609" table:display="true" table:show-details="true"/>
                <table:data-pilot-member table:name="A00000610" table:display="true" table:show-details="true"/>
                <table:data-pilot-member table:name="A00000611" table:display="true" table:show-details="true"/>
                <table:data-pilot-member table:name="A00000612" table:display="true" table:show-details="true"/>
                <table:data-pilot-member table:name="A00000613" table:display="true" table:show-details="true"/>
                <table:data-pilot-member table:name="A00000614" table:display="true" table:show-details="true"/>
                <table:data-pilot-member table:name="A00000615" table:display="true" table:show-details="true"/>
                <table:data-pilot-member table:name="A00000616" table:display="true" table:show-details="true"/>
                <table:data-pilot-member table:name="A00000617" table:display="true" table:show-details="true"/>
                <table:data-pilot-member table:name="A00000618" table:display="true" table:show-details="true"/>
                <table:data-pilot-member table:name="A00000619" table:display="true" table:show-details="true"/>
                <table:data-pilot-member table:name="A00000620" table:display="true" table:show-details="true"/>
                <table:data-pilot-member table:name="A00000621" table:display="true" table:show-details="true"/>
                <table:data-pilot-member table:name="A00000622" table:display="true" table:show-details="true"/>
                <table:data-pilot-member table:name="A00000623" table:display="true" table:show-details="true"/>
                <table:data-pilot-member table:name="A00000624" table:display="true" table:show-details="true"/>
                <table:data-pilot-member table:name="A00000625" table:display="true" table:show-details="true"/>
                <table:data-pilot-member table:name="A00000626" table:display="true" table:show-details="true"/>
                <table:data-pilot-member table:name="A00000627" table:display="true" table:show-details="true"/>
                <table:data-pilot-member table:name="A00000628" table:display="true" table:show-details="true"/>
                <table:data-pilot-member table:name="A00000629" table:display="true" table:show-details="true"/>
                <table:data-pilot-member table:name="A00000630" table:display="true" table:show-details="true"/>
                <table:data-pilot-member table:name="A00000631" table:display="true" table:show-details="true"/>
                <table:data-pilot-member table:name="A00000632" table:display="true" table:show-details="true"/>
                <table:data-pilot-member table:name="A00000633" table:display="true" table:show-details="true"/>
                <table:data-pilot-member table:name="A00000634" table:display="true" table:show-details="true"/>
                <table:data-pilot-member table:name="A00000635" table:display="true" table:show-details="true"/>
                <table:data-pilot-member table:name="A00000636" table:display="true" table:show-details="true"/>
                <table:data-pilot-member table:name="A00000637" table:display="true" table:show-details="true"/>
                <table:data-pilot-member table:name="A00000638" table:display="true" table:show-details="true"/>
                <table:data-pilot-member table:name="A00000639" table:display="true" table:show-details="true"/>
                <table:data-pilot-member table:name="A00000640" table:display="true" table:show-details="true"/>
                <table:data-pilot-member table:name="A00000641" table:display="true" table:show-details="true"/>
                <table:data-pilot-member table:name="A00000642" table:display="true" table:show-details="true"/>
                <table:data-pilot-member table:name="A00000643" table:display="true" table:show-details="true"/>
                <table:data-pilot-member table:name="A00000644" table:display="true" table:show-details="true"/>
                <table:data-pilot-member table:name="A00000645" table:display="true" table:show-details="true"/>
                <table:data-pilot-member table:name="A00000646" table:display="true" table:show-details="true"/>
                <table:data-pilot-member table:name="A00000647" table:display="true" table:show-details="true"/>
                <table:data-pilot-member table:name="A00000648" table:display="true" table:show-details="true"/>
                <table:data-pilot-member table:name="A00000649" table:display="true" table:show-details="true"/>
                <table:data-pilot-member table:name="A00000650" table:display="true" table:show-details="true"/>
                <table:data-pilot-member table:name="A00000651" table:display="true" table:show-details="true"/>
                <table:data-pilot-member table:name="A00000652" table:display="true" table:show-details="true"/>
                <table:data-pilot-member table:name="A00000653" table:display="true" table:show-details="true"/>
                <table:data-pilot-member table:name="A00000654" table:display="true" table:show-details="true"/>
                <table:data-pilot-member table:name="A00000655" table:display="true" table:show-details="true"/>
                <table:data-pilot-member table:name="A00000656" table:display="true" table:show-details="true"/>
                <table:data-pilot-member table:name="A00000657" table:display="true" table:show-details="true"/>
                <table:data-pilot-member table:name="A00000658" table:display="true" table:show-details="true"/>
                <table:data-pilot-member table:name="A00000659" table:display="true" table:show-details="true"/>
                <table:data-pilot-member table:name="A00000660" table:display="true" table:show-details="true"/>
                <table:data-pilot-member table:name="A00000661" table:display="true" table:show-details="true"/>
                <table:data-pilot-member table:name="A00000662" table:display="true" table:show-details="true"/>
                <table:data-pilot-member table:name="A00000663" table:display="true" table:show-details="true"/>
                <table:data-pilot-member table:name="A00000664" table:display="true" table:show-details="true"/>
                <table:data-pilot-member table:name="A00000665" table:display="true" table:show-details="true"/>
                <table:data-pilot-member table:name="A00000666" table:display="true" table:show-details="true"/>
                <table:data-pilot-member table:name="A00000667" table:display="true" table:show-details="true"/>
                <table:data-pilot-member table:name="A00000668" table:display="true" table:show-details="true"/>
                <table:data-pilot-member table:name="A00000669" table:display="true" table:show-details="true"/>
                <table:data-pilot-member table:name="A00000670" table:display="true" table:show-details="true"/>
                <table:data-pilot-member table:name="A00000671" table:display="true" table:show-details="true"/>
                <table:data-pilot-member table:name="A00000672" table:display="true" table:show-details="true"/>
                <table:data-pilot-member table:name="A00000673" table:display="true" table:show-details="true"/>
                <table:data-pilot-member table:name="A00000674" table:display="true" table:show-details="true"/>
                <table:data-pilot-member table:name="A00000675" table:display="true" table:show-details="true"/>
                <table:data-pilot-member table:name="A00000676" table:display="true" table:show-details="true"/>
                <table:data-pilot-member table:name="A00000677" table:display="true" table:show-details="true"/>
                <table:data-pilot-member table:name="A00000678" table:display="true" table:show-details="true"/>
                <table:data-pilot-member table:name="A00000679" table:display="true" table:show-details="true"/>
                <table:data-pilot-member table:name="A00000680" table:display="true" table:show-details="true"/>
                <table:data-pilot-member table:name="A00000681" table:display="true" table:show-details="true"/>
                <table:data-pilot-member table:name="A00000682" table:display="true" table:show-details="true"/>
                <table:data-pilot-member table:name="A00000683" table:display="true" table:show-details="true"/>
                <table:data-pilot-member table:name="A00000684" table:display="true" table:show-details="true"/>
                <table:data-pilot-member table:name="A00000685" table:display="true" table:show-details="true"/>
                <table:data-pilot-member table:name="A00000686" table:display="true" table:show-details="true"/>
                <table:data-pilot-member table:name="A00000687" table:display="true" table:show-details="true"/>
                <table:data-pilot-member table:name="A00000688" table:display="true" table:show-details="true"/>
                <table:data-pilot-member table:name="A00000689" table:display="true" table:show-details="true"/>
                <table:data-pilot-member table:name="A00000690" table:display="true" table:show-details="true"/>
                <table:data-pilot-member table:name="A00000691" table:display="true" table:show-details="true"/>
                <table:data-pilot-member table:name="A00000692" table:display="true" table:show-details="true"/>
                <table:data-pilot-member table:name="A00000693" table:display="true" table:show-details="true"/>
                <table:data-pilot-member table:name="A00000694" table:display="true" table:show-details="true"/>
                <table:data-pilot-member table:name="A00000695" table:display="true" table:show-details="true"/>
                <table:data-pilot-member table:name="A00000696" table:display="true" table:show-details="true"/>
                <table:data-pilot-member table:name="A00000697" table:display="true" table:show-details="true"/>
                <table:data-pilot-member table:name="A00000698" table:display="true" table:show-details="true"/>
                <table:data-pilot-member table:name="A00000699" table:display="true" table:show-details="true"/>
                <table:data-pilot-member table:name="A00000700" table:display="true" table:show-details="true"/>
                <table:data-pilot-member table:name="A00000701" table:display="true" table:show-details="true"/>
                <table:data-pilot-member table:name="A00000702" table:display="true" table:show-details="true"/>
                <table:data-pilot-member table:name="A00000703" table:display="true" table:show-details="true"/>
                <table:data-pilot-member table:name="A00000704" table:display="true" table:show-details="true"/>
                <table:data-pilot-member table:name="A00000705" table:display="true" table:show-details="true"/>
                <table:data-pilot-member table:name="A00000706" table:display="true" table:show-details="true"/>
                <table:data-pilot-member table:name="A00000707" table:display="true" table:show-details="true"/>
                <table:data-pilot-member table:name="A00000708" table:display="true" table:show-details="true"/>
                <table:data-pilot-member table:name="A00000709" table:display="true" table:show-details="true"/>
                <table:data-pilot-member table:name="A00000710" table:display="true" table:show-details="true"/>
                <table:data-pilot-member table:name="A00000711" table:display="true" table:show-details="true"/>
                <table:data-pilot-member table:name="A00000712" table:display="true" table:show-details="true"/>
                <table:data-pilot-member table:name="A00000713" table:display="true" table:show-details="true"/>
                <table:data-pilot-member table:name="A00000714" table:display="true" table:show-details="true"/>
                <table:data-pilot-member table:name="A00000715" table:display="true" table:show-details="true"/>
                <table:data-pilot-member table:name="A00000716" table:display="true" table:show-details="true"/>
                <table:data-pilot-member table:name="A00000717" table:display="true" table:show-details="true"/>
                <table:data-pilot-member table:name="A00000718" table:display="true" table:show-details="true"/>
                <table:data-pilot-member table:name="A00000719" table:display="true" table:show-details="true"/>
                <table:data-pilot-member table:name="A00000721" table:display="true" table:show-details="true"/>
                <table:data-pilot-member table:name="A00000722" table:display="true" table:show-details="true"/>
                <table:data-pilot-member table:name="A00000723" table:display="true" table:show-details="true"/>
                <table:data-pilot-member table:name="A00000724" table:display="true" table:show-details="true"/>
                <table:data-pilot-member table:name="A00000725" table:display="true" table:show-details="true"/>
                <table:data-pilot-member table:name="A00000726" table:display="true" table:show-details="true"/>
                <table:data-pilot-member table:name="A00000727" table:display="true" table:show-details="true"/>
                <table:data-pilot-member table:name="A00000728" table:display="true" table:show-details="true"/>
                <table:data-pilot-member table:name="A00000729" table:display="true" table:show-details="true"/>
                <table:data-pilot-member table:name="A00000730" table:display="true" table:show-details="true"/>
                <table:data-pilot-member table:name="A00000731" table:display="true" table:show-details="true"/>
                <table:data-pilot-member table:name="A00000732" table:display="true" table:show-details="true"/>
                <table:data-pilot-member table:name="A00000733" table:display="true" table:show-details="true"/>
                <table:data-pilot-member table:name="A00000734" table:display="true" table:show-details="true"/>
                <table:data-pilot-member table:name="A00000735" table:display="true" table:show-details="true"/>
                <table:data-pilot-member table:name="A00000736" table:display="true" table:show-details="true"/>
                <table:data-pilot-member table:name="A00000737" table:display="true" table:show-details="true"/>
                <table:data-pilot-member table:name="A00000738" table:display="true" table:show-details="true"/>
                <table:data-pilot-member table:name="A00000739" table:display="true" table:show-details="true"/>
                <table:data-pilot-member table:name="A00000740" table:display="true" table:show-details="true"/>
                <table:data-pilot-member table:name="A00000741" table:display="true" table:show-details="true"/>
                <table:data-pilot-member table:name="A00000742" table:display="true" table:show-details="true"/>
                <table:data-pilot-member table:name="A00000743" table:display="true" table:show-details="true"/>
                <table:data-pilot-member table:name="A00000744" table:display="true" table:show-details="true"/>
                <table:data-pilot-member table:name="A00000745" table:display="true" table:show-details="true"/>
                <table:data-pilot-member table:name="A00000746" table:display="true" table:show-details="true"/>
                <table:data-pilot-member table:name="A00000747" table:display="true" table:show-details="true"/>
                <table:data-pilot-member table:name="A00000748" table:display="true" table:show-details="true"/>
                <table:data-pilot-member table:name="A00000749" table:display="true" table:show-details="true"/>
                <table:data-pilot-member table:name="A00000750" table:display="true" table:show-details="true"/>
                <table:data-pilot-member table:name="A00000751" table:display="true" table:show-details="true"/>
                <table:data-pilot-member table:name="A00000752" table:display="true" table:show-details="true"/>
                <table:data-pilot-member table:name="A00000753" table:display="true" table:show-details="true"/>
                <table:data-pilot-member table:name="A00000754" table:display="true" table:show-details="true"/>
                <table:data-pilot-member table:name="A00000755" table:display="true" table:show-details="true"/>
                <table:data-pilot-member table:name="A00000756" table:display="true" table:show-details="true"/>
                <table:data-pilot-member table:name="A00000757" table:display="true" table:show-details="true"/>
                <table:data-pilot-member table:name="A00000758" table:display="true" table:show-details="true"/>
                <table:data-pilot-member table:name="A00000759" table:display="true" table:show-details="true"/>
                <table:data-pilot-member table:name="A00000760" table:display="true" table:show-details="true"/>
                <table:data-pilot-member table:name="A00000761" table:display="true" table:show-details="true"/>
                <table:data-pilot-member table:name="A00000762" table:display="true" table:show-details="true"/>
                <table:data-pilot-member table:name="A00000763" table:display="true" table:show-details="true"/>
                <table:data-pilot-member table:name="A00000764" table:display="true" table:show-details="true"/>
                <table:data-pilot-member table:name="A00000765" table:display="true" table:show-details="true"/>
                <table:data-pilot-member table:name="A00000766" table:display="true" table:show-details="true"/>
                <table:data-pilot-member table:name="A00000767" table:display="true" table:show-details="true"/>
                <table:data-pilot-member table:name="A00000768" table:display="true" table:show-details="true"/>
                <table:data-pilot-member table:name="A00000769" table:display="true" table:show-details="true"/>
                <table:data-pilot-member table:name="A00000770" table:display="true" table:show-details="true"/>
                <table:data-pilot-member table:name="A00000771" table:display="true" table:show-details="true"/>
                <table:data-pilot-member table:name="A00000772" table:display="true" table:show-details="true"/>
                <table:data-pilot-member table:name="A00000773" table:display="true" table:show-details="true"/>
                <table:data-pilot-member table:name="A00000774" table:display="true" table:show-details="true"/>
                <table:data-pilot-member table:name="A00000775" table:display="true" table:show-details="true"/>
                <table:data-pilot-member table:name="A00000776" table:display="true" table:show-details="true"/>
                <table:data-pilot-member table:name="A00000777" table:display="true" table:show-details="true"/>
                <table:data-pilot-member table:name="A00000778" table:display="true" table:show-details="true"/>
                <table:data-pilot-member table:name="A00000779" table:display="true" table:show-details="true"/>
                <table:data-pilot-member table:name="A00000780" table:display="true" table:show-details="true"/>
                <table:data-pilot-member table:name="A00000781" table:display="true" table:show-details="true"/>
                <table:data-pilot-member table:name="A00000782" table:display="true" table:show-details="true"/>
                <table:data-pilot-member table:name="A00000783" table:display="true" table:show-details="true"/>
                <table:data-pilot-member table:name="A00000784" table:display="true" table:show-details="true"/>
                <table:data-pilot-member table:name="A00000785" table:display="true" table:show-details="true"/>
                <table:data-pilot-member table:name="A00000786" table:display="true" table:show-details="true"/>
                <table:data-pilot-member table:name="A00000787" table:display="true" table:show-details="true"/>
                <table:data-pilot-member table:name="A00000788" table:display="true" table:show-details="true"/>
                <table:data-pilot-member table:name="A00000789" table:display="true" table:show-details="true"/>
                <table:data-pilot-member table:name="A00000790" table:display="true" table:show-details="true"/>
                <table:data-pilot-member table:name="A00000791" table:display="true" table:show-details="true"/>
                <table:data-pilot-member table:name="A00000792" table:display="true" table:show-details="true"/>
                <table:data-pilot-member table:name="A00000793" table:display="true" table:show-details="true"/>
                <table:data-pilot-member table:name="A00000794" table:display="true" table:show-details="true"/>
                <table:data-pilot-member table:name="A00000795" table:display="true" table:show-details="true"/>
                <table:data-pilot-member table:name="A00000796" table:display="true" table:show-details="true"/>
                <table:data-pilot-member table:name="A00000797" table:display="true" table:show-details="true"/>
                <table:data-pilot-member table:name="A00000798" table:display="true" table:show-details="true"/>
                <table:data-pilot-member table:name="A00000799" table:display="true" table:show-details="true"/>
                <table:data-pilot-member table:name="A00000800" table:display="true" table:show-details="true"/>
                <table:data-pilot-member table:name="A00000801" table:display="true" table:show-details="true"/>
                <table:data-pilot-member table:name="A00000802" table:display="true" table:show-details="true"/>
                <table:data-pilot-member table:name="A00000803" table:display="true" table:show-details="true"/>
                <table:data-pilot-member table:name="A00000804" table:display="true" table:show-details="true"/>
                <table:data-pilot-member table:name="A00000805" table:display="true" table:show-details="true"/>
                <table:data-pilot-member table:name="A00000806" table:display="true" table:show-details="true"/>
                <table:data-pilot-member table:name="A00000807" table:display="true" table:show-details="true"/>
                <table:data-pilot-member table:name="A00000808" table:display="true" table:show-details="true"/>
                <table:data-pilot-member table:name="A00000809" table:display="true" table:show-details="true"/>
                <table:data-pilot-member table:name="A00000810" table:display="true" table:show-details="true"/>
                <table:data-pilot-member table:name="A00000811" table:display="true" table:show-details="true"/>
                <table:data-pilot-member table:name="A00000812" table:display="true" table:show-details="true"/>
                <table:data-pilot-member table:name="A00000813" table:display="true" table:show-details="true"/>
                <table:data-pilot-member table:name="A00000814" table:display="true" table:show-details="true"/>
                <table:data-pilot-member table:name="A00000815" table:display="true" table:show-details="true"/>
                <table:data-pilot-member table:name="A00000816" table:display="true" table:show-details="true"/>
                <table:data-pilot-member table:name="A00000817" table:display="true" table:show-details="true"/>
                <table:data-pilot-member table:name="A00000818" table:display="true" table:show-details="true"/>
                <table:data-pilot-member table:name="A00000819" table:display="true" table:show-details="true"/>
                <table:data-pilot-member table:name="A00000820" table:display="true" table:show-details="true"/>
                <table:data-pilot-member table:name="A00000821" table:display="true" table:show-details="true"/>
                <table:data-pilot-member table:name="A00000822" table:display="true" table:show-details="true"/>
                <table:data-pilot-member table:name="A00000823" table:display="true" table:show-details="true"/>
                <table:data-pilot-member table:name="A00000824" table:display="true" table:show-details="true"/>
                <table:data-pilot-member table:name="A00000825" table:display="true" table:show-details="true"/>
                <table:data-pilot-member table:name="A00000826" table:display="true" table:show-details="true"/>
                <table:data-pilot-member table:name="A00000827" table:display="true" table:show-details="true"/>
                <table:data-pilot-member table:name="A00000828" table:display="true" table:show-details="true"/>
                <table:data-pilot-member table:name="A00000829" table:display="true" table:show-details="true"/>
                <table:data-pilot-member table:name="A00000830" table:display="true" table:show-details="true"/>
                <table:data-pilot-member table:name="A00000831" table:display="true" table:show-details="true"/>
                <table:data-pilot-member table:name="A00000832" table:display="true" table:show-details="true"/>
                <table:data-pilot-member table:name="A00000833" table:display="true" table:show-details="true"/>
                <table:data-pilot-member table:name="A00000834" table:display="true" table:show-details="true"/>
                <table:data-pilot-member table:name="A00000835" table:display="true" table:show-details="true"/>
                <table:data-pilot-member table:name="A00000836" table:display="true" table:show-details="true"/>
                <table:data-pilot-member table:name="A00000837" table:display="true" table:show-details="true"/>
                <table:data-pilot-member table:name="A00000838" table:display="true" table:show-details="true"/>
                <table:data-pilot-member table:name="A00000839" table:display="true" table:show-details="true"/>
                <table:data-pilot-member table:name="A00000840" table:display="true" table:show-details="true"/>
                <table:data-pilot-member table:name="A00000841" table:display="true" table:show-details="true"/>
                <table:data-pilot-member table:name="A00000842" table:display="true" table:show-details="true"/>
                <table:data-pilot-member table:name="A00000843" table:display="true" table:show-details="true"/>
                <table:data-pilot-member table:name="A00000844" table:display="true" table:show-details="true"/>
                <table:data-pilot-member table:name="A00000845" table:display="true" table:show-details="true"/>
                <table:data-pilot-member table:name="A00000846" table:display="true" table:show-details="true"/>
                <table:data-pilot-member table:name="A00000847" table:display="true" table:show-details="true"/>
                <table:data-pilot-member table:name="A00000848" table:display="true" table:show-details="true"/>
                <table:data-pilot-member table:name="A00000849" table:display="true" table:show-details="true"/>
                <table:data-pilot-member table:name="A00000850" table:display="true" table:show-details="true"/>
                <table:data-pilot-member table:name="A00000851" table:display="true" table:show-details="true"/>
                <table:data-pilot-member table:name="A00000852" table:display="true" table:show-details="true"/>
                <table:data-pilot-member table:name="A00000853" table:display="true" table:show-details="true"/>
                <table:data-pilot-member table:name="A00000854" table:display="true" table:show-details="true"/>
                <table:data-pilot-member table:name="A00000855" table:display="true" table:show-details="true"/>
                <table:data-pilot-member table:name="A00000856" table:display="true" table:show-details="true"/>
                <table:data-pilot-member table:name="A00000857" table:display="true" table:show-details="true"/>
                <table:data-pilot-member table:name="A00000858" table:display="true" table:show-details="true"/>
                <table:data-pilot-member table:name="A00000859" table:display="true" table:show-details="true"/>
                <table:data-pilot-member table:name="A00000860" table:display="true" table:show-details="true"/>
                <table:data-pilot-member table:name="A00000861" table:display="true" table:show-details="true"/>
                <table:data-pilot-member table:name="A00000862" table:display="true" table:show-details="true"/>
                <table:data-pilot-member table:name="A00000863" table:display="true" table:show-details="true"/>
                <table:data-pilot-member table:name="A00000864" table:display="true" table:show-details="true"/>
                <table:data-pilot-member table:name="A00000865" table:display="true" table:show-details="true"/>
                <table:data-pilot-member table:name="A00000866" table:display="true" table:show-details="true"/>
                <table:data-pilot-member table:name="A00000867" table:display="true" table:show-details="true"/>
                <table:data-pilot-member table:name="A00000868" table:display="true" table:show-details="true"/>
                <table:data-pilot-member table:name="A00000869" table:display="true" table:show-details="true"/>
                <table:data-pilot-member table:name="A00000870" table:display="true" table:show-details="true"/>
                <table:data-pilot-member table:name="A00000871" table:display="true" table:show-details="true"/>
                <table:data-pilot-member table:name="A00000872" table:display="true" table:show-details="true"/>
                <table:data-pilot-member table:name="A00000873" table:display="true" table:show-details="true"/>
                <table:data-pilot-member table:name="A00000874" table:display="true" table:show-details="true"/>
                <table:data-pilot-member table:name="A0000087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2">0000-00-00</text:date>, <text:time style:data-style-name="N2" text:time-value="23:05:00.37116433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5T13:41:01.219033073</meta:creation-date>
    <dc:date>2024-09-02T23:12:13.830567323</dc:date>
    <meta:editing-duration>PT2H56M7S</meta:editing-duration>
    <meta:editing-cycles>22</meta:editing-cycles>
    <meta:generator>LibreOffice/24.2.5.2$Linux_X86_64 LibreOffice_project/420$Build-2</meta:generator>
    <meta:document-statistic meta:table-count="5" meta:cell-count="6065" meta:object-count="0"/>
  </office:meta>
</office:document-meta>
</file>